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43.46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3.59pt"/>
    </style:style>
    <style:style style:name="co15" style:family="table-column">
      <style:table-column-properties fo:break-before="auto" style:column-width="78.21pt"/>
    </style:style>
    <style:style style:name="co16" style:family="table-column">
      <style:table-column-properties fo:break-before="auto" style:column-width="55.05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9.39pt"/>
    </style:style>
    <style:style style:name="co20" style:family="table-column">
      <style:table-column-properties fo:break-before="auto" style:column-width="39.54pt"/>
    </style:style>
    <style:style style:name="co21" style:family="table-column">
      <style:table-column-properties fo:break-before="auto" style:column-width="59.1pt"/>
    </style:style>
    <style:style style:name="co22" style:family="table-column">
      <style:table-column-properties fo:break-before="auto" style:column-width="66.56pt"/>
    </style:style>
    <style:style style:name="co23" style:family="table-column">
      <style:table-column-properties fo:break-before="auto" style:column-width="75.09pt"/>
    </style:style>
    <style:style style:name="co24" style:family="table-column">
      <style:table-column-properties fo:break-before="auto" style:column-width="50.85pt"/>
    </style:style>
    <style:style style:name="co25" style:family="table-column">
      <style:table-column-properties fo:break-before="auto" style:column-width="47pt"/>
    </style:style>
    <style:style style:name="co26" style:family="table-column">
      <style:table-column-properties fo:break-before="auto" style:column-width="40.65pt"/>
    </style:style>
    <style:style style:name="co27" style:family="table-column">
      <style:table-column-properties fo:break-before="auto" style:column-width="4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2" style:family="table-cell" style:parent-style-name="Default" style:data-style-name="N2"/>
    <style:style style:name="ce13" style:family="table-cell" style:parent-style-name="Default" style:data-style-name="N2"/>
    <style:style style:name="ce14" style:family="table-cell" style:parent-style-name="Default" style:data-style-name="N2"/>
    <style:style style:name="ce15" style:family="table-cell" style:parent-style-name="Default" style:data-style-name="N2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42" style:family="table-cell" style:parent-style-name="Default"/>
    <style:style style:name="ce5" style:family="table-cell" style:parent-style-name="Default" style:data-style-name="N124"/>
    <style:style style:name="ce6" style:family="table-cell" style:parent-style-name="Default" style:data-style-name="N100"/>
    <style:style style:name="ce7" style:family="table-cell" style:parent-style-name="Default" style:data-style-name="N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 style:data-style-name="N124"/>
    <style:style style:name="ce65" style:family="table-cell" style:parent-style-name="Default" style:data-style-name="N100"/>
    <style:style style:name="ce66" style:family="table-cell" style:parent-style-name="Default" style:data-style-name="N2"/>
    <style:style style:name="ce67" style:family="table-cell" style:parent-style-name="Default" style:data-style-name="N2"/>
    <style:style style:name="ce68" style:family="table-cell" style:parent-style-name="Default" style:data-style-name="N2"/>
    <style:style style:name="ce69" style:family="table-cell" style:parent-style-name="Default" style:data-style-name="N2"/>
    <style:style style:name="ce70" style:family="table-cell" style:parent-style-name="Default" style:data-style-name="N2"/>
    <style:style style:name="ce71" style:family="table-cell" style:parent-style-name="Default" style:data-style-name="N2"/>
    <style:style style:name="ce72" style:family="table-cell" style:parent-style-name="Default" style:data-style-name="N2"/>
    <style:style style:name="ce73" style:family="table-cell" style:parent-style-name="Default"/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1"/>
        <table:table-column table:style-name="co5" table:default-cell-style-name="ce62"/>
        <table:table-column table:style-name="co6" table:default-cell-style-name="Default"/>
        <table:table-column table:style-name="co7" table:default-cell-style-name="Default"/>
        <table:table-column table:style-name="co8" table:default-cell-style-name="ce63"/>
        <table:table-column table:style-name="co2" table:default-cell-style-name="ce64"/>
        <table:table-column table:style-name="co9" table:default-cell-style-name="ce65"/>
        <table:table-column table:style-name="co10" table:default-cell-style-name="Default"/>
        <table:table-column table:style-name="co11" table:default-cell-style-name="ce66"/>
        <table:table-column table:style-name="co12" table:default-cell-style-name="ce67"/>
        <table:table-column table:style-name="co13" table:default-cell-style-name="ce68"/>
        <table:table-column table:style-name="co14" table:default-cell-style-name="ce69"/>
        <table:table-column table:style-name="co15" table:default-cell-style-name="ce70"/>
        <table:table-column table:style-name="co15" table:default-cell-style-name="ce71"/>
        <table:table-column table:style-name="co11" table:default-cell-style-name="ce72"/>
        <table:table-column table:style-name="co16" table:default-cell-style-name="Default"/>
        <table:table-column table:style-name="co17" table:default-cell-style-name="ce73"/>
        <table:table-column table:style-name="co17" table:number-columns-repeated="2" table:default-cell-style-name="Default"/>
        <table:table-column table:style-name="co18" table:number-columns-repeated="1002" table:default-cell-style-name="Default"/>
        <table:table-row table:style-name="ro1">
          <table:table-cell table:style-name="ce60"/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version</text:p>
          </table:table-cell>
          <table:table-cell table:style-name="ce60" office:value-type="string" calcext:value-type="string">
            <text:p>lr</text:p>
          </table:table-cell>
          <table:table-cell table:style-name="ce60" office:value-type="string" calcext:value-type="string">
            <text:p>episode_n</text:p>
          </table:table-cell>
          <table:table-cell table:style-name="ce60" office:value-type="string" calcext:value-type="string">
            <text:p>trajectory_n</text:p>
          </table:table-cell>
          <table:table-cell table:style-name="ce60" office:value-type="string" calcext:value-type="string">
            <text:p>trajectory_len</text:p>
          </table:table-cell>
          <table:table-cell table:style-name="ce60" office:value-type="string" calcext:value-type="string">
            <text:p>q_param</text:p>
          </table:table-cell>
          <table:table-cell table:style-name="ce60" office:value-type="string" calcext:value-type="string">
            <text:p>total_elapsed</text:p>
          </table:table-cell>
          <table:table-cell table:style-name="ce60" office:value-type="string" calcext:value-type="string">
            <text:p>finished</text:p>
          </table:table-cell>
          <table:table-cell table:style-name="ce60" office:value-type="string" calcext:value-type="string">
            <text:p>len_ed</text:p>
          </table:table-cell>
          <table:table-cell table:style-name="ce60" office:value-type="string" calcext:value-type="string">
            <text:p>maxed</text:p>
          </table:table-cell>
          <table:table-cell table:style-name="ce60" office:value-type="string" calcext:value-type="string">
            <text:p>min70</text:p>
          </table:table-cell>
          <table:table-cell table:style-name="ce60" office:value-type="string" calcext:value-type="string">
            <text:p>meaned</text:p>
          </table:table-cell>
          <table:table-cell table:style-name="ce60" office:value-type="string" calcext:value-type="string">
            <text:p>mean200_ed</text:p>
          </table:table-cell>
          <table:table-cell table:style-name="ce60" office:value-type="string" calcext:value-type="string">
            <text:p>mean25_ed</text:p>
          </table:table-cell>
          <table:table-cell table:style-name="ce60" office:value-type="string" calcext:value-type="string">
            <text:p>mean50_ed</text:p>
          </table:table-cell>
          <table:table-cell table:style-name="ce60" office:value-type="string" calcext:value-type="string">
            <text:p>std_ed</text:p>
          </table:table-cell>
          <table:table-cell table:style-name="ce60" office:value-type="string" calcext:value-type="string">
            <text:p>layers_cnt</text:p>
          </table:table-cell>
          <table:table-cell table:style-name="ce60" office:value-type="string" calcext:value-type="string">
            <text:p>layers_n1</text:p>
          </table:table-cell>
          <table:table-cell table:style-name="ce60" office:value-type="string" calcext:value-type="string">
            <text:p>layers_n2</text:p>
          </table:table-cell>
          <table:table-cell table:style-name="ce60" office:value-type="string" calcext:value-type="string">
            <text:p>layers_n3</text:p>
          </table:table-cell>
          <table:table-cell table:style-name="ce60" table:number-columns-repeated="100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5777615538" calcext:value-type="float">
            <text:p>65777615538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485.23034" calcext:value-type="float">
            <text:p>3485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1.0357623125875" calcext:value-type="float">
            <text:p>-11.04</text:p>
          </table:table-cell>
          <table:table-cell office:value-type="float" office:value="-39.5266013103881" calcext:value-type="float">
            <text:p>-39.53</text:p>
          </table:table-cell>
          <table:table-cell table:number-columns-repeated="2" office:value-type="float" office:value="-31.0658628113283" calcext:value-type="float">
            <text:p>-31.07</text:p>
          </table:table-cell>
          <table:table-cell office:value-type="float" office:value="-31.2487121657563" calcext:value-type="float">
            <text:p>-31.25</text:p>
          </table:table-cell>
          <table:table-cell office:value-type="float" office:value="-30.6224561079845" calcext:value-type="float">
            <text:p>-30.62</text:p>
          </table:table-cell>
          <table:table-cell office:value-type="float" office:value="3.89614046088161" calcext:value-type="float">
            <text:p>3.9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5797576931" calcext:value-type="float">
            <text:p>6579757693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522.35364" calcext:value-type="float">
            <text:p>3522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.89153465599964" calcext:value-type="float">
            <text:p>5.89</text:p>
          </table:table-cell>
          <table:table-cell office:value-type="float" office:value="-39.6238599599893" calcext:value-type="float">
            <text:p>-39.62</text:p>
          </table:table-cell>
          <table:table-cell table:number-columns-repeated="2" office:value-type="float" office:value="-32.5937767360136" calcext:value-type="float">
            <text:p>-32.59</text:p>
          </table:table-cell>
          <table:table-cell office:value-type="float" office:value="-32.8800722646645" calcext:value-type="float">
            <text:p>-32.88</text:p>
          </table:table-cell>
          <table:table-cell office:value-type="float" office:value="-32.6386717186109" calcext:value-type="float">
            <text:p>-32.64</text:p>
          </table:table-cell>
          <table:table-cell office:value-type="float" office:value="3.71066994970788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5828600011" calcext:value-type="float">
            <text:p>6582860001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544.42871" calcext:value-type="float">
            <text:p>3544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0.7371996550379" calcext:value-type="float">
            <text:p>-20.74</text:p>
          </table:table-cell>
          <table:table-cell office:value-type="float" office:value="-39.4754908573237" calcext:value-type="float">
            <text:p>-39.48</text:p>
          </table:table-cell>
          <table:table-cell table:number-columns-repeated="2" office:value-type="float" office:value="-32.4161225817867" calcext:value-type="float">
            <text:p>-32.42</text:p>
          </table:table-cell>
          <table:table-cell office:value-type="float" office:value="-32.7829449964483" calcext:value-type="float">
            <text:p>-32.78</text:p>
          </table:table-cell>
          <table:table-cell office:value-type="float" office:value="-31.505509896835" calcext:value-type="float">
            <text:p>-31.51</text:p>
          </table:table-cell>
          <table:table-cell office:value-type="float" office:value="3.84627645999477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5871017047" calcext:value-type="float">
            <text:p>65871017047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12.98093" calcext:value-type="float">
            <text:p>3513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.98493685918002" calcext:value-type="float">
            <text:p>-9.98</text:p>
          </table:table-cell>
          <table:table-cell office:value-type="float" office:value="-37.9118671251423" calcext:value-type="float">
            <text:p>-37.91</text:p>
          </table:table-cell>
          <table:table-cell table:number-columns-repeated="2" office:value-type="float" office:value="-30.6626506133349" calcext:value-type="float">
            <text:p>-30.66</text:p>
          </table:table-cell>
          <table:table-cell office:value-type="float" office:value="-29.8875166432114" calcext:value-type="float">
            <text:p>-29.89</text:p>
          </table:table-cell>
          <table:table-cell office:value-type="float" office:value="-30.2605667643126" calcext:value-type="float">
            <text:p>-30.26</text:p>
          </table:table-cell>
          <table:table-cell office:value-type="float" office:value="4.39081839316609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5923437217" calcext:value-type="float">
            <text:p>65923437217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500.173071" calcext:value-type="float">
            <text:p>3500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0.5237916018232" calcext:value-type="float">
            <text:p>-10.52</text:p>
          </table:table-cell>
          <table:table-cell office:value-type="float" office:value="-37.1833767394925" calcext:value-type="float">
            <text:p>-37.18</text:p>
          </table:table-cell>
          <table:table-cell table:number-columns-repeated="2" office:value-type="float" office:value="-29.5965277477644" calcext:value-type="float">
            <text:p>-29.60</text:p>
          </table:table-cell>
          <table:table-cell office:value-type="float" office:value="-28.4245201393248" calcext:value-type="float">
            <text:p>-28.42</text:p>
          </table:table-cell>
          <table:table-cell office:value-type="float" office:value="-29.2214619214325" calcext:value-type="float">
            <text:p>-29.22</text:p>
          </table:table-cell>
          <table:table-cell office:value-type="float" office:value="4.94168561640718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222716867" calcext:value-type="float">
            <text:p>68222716867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171.32879" calcext:value-type="float">
            <text:p>8171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.30728303199471" calcext:value-type="float">
            <text:p>7.31</text:p>
          </table:table-cell>
          <table:table-cell office:value-type="float" office:value="-36.0052901522203" calcext:value-type="float">
            <text:p>-36.01</text:p>
          </table:table-cell>
          <table:table-cell office:value-type="float" office:value="-26.3994073720914" calcext:value-type="float">
            <text:p>-26.40</text:p>
          </table:table-cell>
          <table:table-cell office:value-type="float" office:value="-28.1318035353968" calcext:value-type="float">
            <text:p>-28.13</text:p>
          </table:table-cell>
          <table:table-cell office:value-type="float" office:value="-19.294191724676" calcext:value-type="float">
            <text:p>-19.29</text:p>
          </table:table-cell>
          <table:table-cell office:value-type="float" office:value="-20.5685275940152" calcext:value-type="float">
            <text:p>-20.57</text:p>
          </table:table-cell>
          <table:table-cell office:value-type="float" office:value="6.59992840679734" calcext:value-type="float">
            <text:p>6.6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5987158790" calcext:value-type="float">
            <text:p>65987158790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485.462767" calcext:value-type="float">
            <text:p>3485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2.1675023106071" calcext:value-type="float">
            <text:p>-12.17</text:p>
          </table:table-cell>
          <table:table-cell office:value-type="float" office:value="-39.7430503993516" calcext:value-type="float">
            <text:p>-39.74</text:p>
          </table:table-cell>
          <table:table-cell table:number-columns-repeated="2" office:value-type="float" office:value="-31.3193383024126" calcext:value-type="float">
            <text:p>-31.32</text:p>
          </table:table-cell>
          <table:table-cell office:value-type="float" office:value="-30.5512331237082" calcext:value-type="float">
            <text:p>-30.55</text:p>
          </table:table-cell>
          <table:table-cell office:value-type="float" office:value="-30.4456487025255" calcext:value-type="float">
            <text:p>-30.45</text:p>
          </table:table-cell>
          <table:table-cell office:value-type="float" office:value="4.92825306391069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295179816" calcext:value-type="float">
            <text:p>68295179816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775.148903" calcext:value-type="float">
            <text:p>8775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.8713189958502" calcext:value-type="float">
            <text:p>2.87</text:p>
          </table:table-cell>
          <table:table-cell office:value-type="float" office:value="-30.0306325731323" calcext:value-type="float">
            <text:p>-30.03</text:p>
          </table:table-cell>
          <table:table-cell office:value-type="float" office:value="-24.7720103602008" calcext:value-type="float">
            <text:p>-24.77</text:p>
          </table:table-cell>
          <table:table-cell office:value-type="float" office:value="-28.9077022125833" calcext:value-type="float">
            <text:p>-28.91</text:p>
          </table:table-cell>
          <table:table-cell office:value-type="float" office:value="-13.3854067450508" calcext:value-type="float">
            <text:p>-13.39</text:p>
          </table:table-cell>
          <table:table-cell office:value-type="float" office:value="-14.1196672759417" calcext:value-type="float">
            <text:p>-14.12</text:p>
          </table:table-cell>
          <table:table-cell office:value-type="float" office:value="7.49538708125552" calcext:value-type="float">
            <text:p>7.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376931621" calcext:value-type="float">
            <text:p>6837693162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187.535709" calcext:value-type="float">
            <text:p>9187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.15913101212062" calcext:value-type="float">
            <text:p>8.16</text:p>
          </table:table-cell>
          <table:table-cell office:value-type="float" office:value="-25.2246838623886" calcext:value-type="float">
            <text:p>-25.22</text:p>
          </table:table-cell>
          <table:table-cell office:value-type="float" office:value="-18.9134846958104" calcext:value-type="float">
            <text:p>-18.91</text:p>
          </table:table-cell>
          <table:table-cell office:value-type="float" office:value="-24.4286276534611" calcext:value-type="float">
            <text:p>-24.43</text:p>
          </table:table-cell>
          <table:table-cell office:value-type="float" office:value="-5.18420099169528" calcext:value-type="float">
            <text:p>-5.18</text:p>
          </table:table-cell>
          <table:table-cell office:value-type="float" office:value="-7.10385000272759" calcext:value-type="float">
            <text:p>-7.10</text:p>
          </table:table-cell>
          <table:table-cell office:value-type="float" office:value="7.24434330147192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8472919649" calcext:value-type="float">
            <text:p>68472919649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420.116593" calcext:value-type="float">
            <text:p>10420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3.23623593932982" calcext:value-type="float">
            <text:p>-3.24</text:p>
          </table:table-cell>
          <table:table-cell office:value-type="float" office:value="-32.575951525378" calcext:value-type="float">
            <text:p>-32.58</text:p>
          </table:table-cell>
          <table:table-cell office:value-type="float" office:value="-25.6775076506529" calcext:value-type="float">
            <text:p>-25.68</text:p>
          </table:table-cell>
          <table:table-cell office:value-type="float" office:value="-29.0631031157226" calcext:value-type="float">
            <text:p>-29.06</text:p>
          </table:table-cell>
          <table:table-cell office:value-type="float" office:value="-15.5615066983147" calcext:value-type="float">
            <text:p>-15.56</text:p>
          </table:table-cell>
          <table:table-cell office:value-type="float" office:value="-17.6083291800489" calcext:value-type="float">
            <text:p>-17.61</text:p>
          </table:table-cell>
          <table:table-cell office:value-type="float" office:value="7.35476626736644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577748804" calcext:value-type="float">
            <text:p>68577748804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949.607186" calcext:value-type="float">
            <text:p>9949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.1917993206435" calcext:value-type="float">
            <text:p>15.19</text:p>
          </table:table-cell>
          <table:table-cell office:value-type="float" office:value="-17.5911075591842" calcext:value-type="float">
            <text:p>-17.59</text:p>
          </table:table-cell>
          <table:table-cell office:value-type="float" office:value="-16.6615159508614" calcext:value-type="float">
            <text:p>-16.66</text:p>
          </table:table-cell>
          <table:table-cell office:value-type="float" office:value="-24.542052237767" calcext:value-type="float">
            <text:p>-24.54</text:p>
          </table:table-cell>
          <table:table-cell office:value-type="float" office:value="-1.06110855845469" calcext:value-type="float">
            <text:p>-1.06</text:p>
          </table:table-cell>
          <table:table-cell office:value-type="float" office:value="-0.894791863508357" calcext:value-type="float">
            <text:p>-0.89</text:p>
          </table:table-cell>
          <table:table-cell office:value-type="float" office:value="7.79551647264265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697817383" calcext:value-type="float">
            <text:p>68697817383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9934.880426" calcext:value-type="float">
            <text:p>9934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.5614221880063" calcext:value-type="float">
            <text:p>16.56</text:p>
          </table:table-cell>
          <table:table-cell office:value-type="float" office:value="-27.1726965692392" calcext:value-type="float">
            <text:p>-27.17</text:p>
          </table:table-cell>
          <table:table-cell office:value-type="float" office:value="-19.9857345761498" calcext:value-type="float">
            <text:p>-19.99</text:p>
          </table:table-cell>
          <table:table-cell office:value-type="float" office:value="-27.8762922249599" calcext:value-type="float">
            <text:p>-27.88</text:p>
          </table:table-cell>
          <table:table-cell office:value-type="float" office:value="-2.18167867597338" calcext:value-type="float">
            <text:p>-2.18</text:p>
          </table:table-cell>
          <table:table-cell office:value-type="float" office:value="-5.00129166915292" calcext:value-type="float">
            <text:p>-5.00</text:p>
          </table:table-cell>
          <table:table-cell office:value-type="float" office:value="9.63402980631954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809635760" calcext:value-type="float">
            <text:p>68809635760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9478.382501" calcext:value-type="float">
            <text:p>9478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2.1212747129463" calcext:value-type="float">
            <text:p>32.12</text:p>
          </table:table-cell>
          <table:table-cell office:value-type="float" office:value="-19.9758231466732" calcext:value-type="float">
            <text:p>-19.98</text:p>
          </table:table-cell>
          <table:table-cell office:value-type="float" office:value="-12.629832003856" calcext:value-type="float">
            <text:p>-12.63</text:p>
          </table:table-cell>
          <table:table-cell office:value-type="float" office:value="-19.4837285793521" calcext:value-type="float">
            <text:p>-19.48</text:p>
          </table:table-cell>
          <table:table-cell office:value-type="float" office:value="2.8766839269701" calcext:value-type="float">
            <text:p>2.88</text:p>
          </table:table-cell>
          <table:table-cell office:value-type="float" office:value="1.36043673722217" calcext:value-type="float">
            <text:p>1.36</text:p>
          </table:table-cell>
          <table:table-cell office:value-type="float" office:value="10.0528743523888" calcext:value-type="float">
            <text:p>10.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931869217" calcext:value-type="float">
            <text:p>68931869217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9441.426787" calcext:value-type="float">
            <text:p>9441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.7661611020245" calcext:value-type="float">
            <text:p>15.77</text:p>
          </table:table-cell>
          <table:table-cell office:value-type="float" office:value="-18.2779176657841" calcext:value-type="float">
            <text:p>-18.28</text:p>
          </table:table-cell>
          <table:table-cell office:value-type="float" office:value="-12.7794726355079" calcext:value-type="float">
            <text:p>-12.78</text:p>
          </table:table-cell>
          <table:table-cell office:value-type="float" office:value="-17.7587853057815" calcext:value-type="float">
            <text:p>-17.76</text:p>
          </table:table-cell>
          <table:table-cell office:value-type="float" office:value="-1.12245938904038" calcext:value-type="float">
            <text:p>-1.12</text:p>
          </table:table-cell>
          <table:table-cell office:value-type="float" office:value="-1.70699237209071" calcext:value-type="float">
            <text:p>-1.71</text:p>
          </table:table-cell>
          <table:table-cell office:value-type="float" office:value="8.14822192745844" calcext:value-type="float">
            <text:p>8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5779145087" calcext:value-type="float">
            <text:p>65779145087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619.387898" calcext:value-type="float">
            <text:p>3619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.15010868120573" calcext:value-type="float">
            <text:p>1.15</text:p>
          </table:table-cell>
          <table:table-cell office:value-type="float" office:value="-39.716332415934" calcext:value-type="float">
            <text:p>-39.72</text:p>
          </table:table-cell>
          <table:table-cell table:number-columns-repeated="2" office:value-type="float" office:value="-31.5354294922972" calcext:value-type="float">
            <text:p>-31.54</text:p>
          </table:table-cell>
          <table:table-cell office:value-type="float" office:value="-30.2796267797148" calcext:value-type="float">
            <text:p>-30.28</text:p>
          </table:table-cell>
          <table:table-cell office:value-type="float" office:value="-30.8568843259986" calcext:value-type="float">
            <text:p>-30.86</text:p>
          </table:table-cell>
          <table:table-cell office:value-type="float" office:value="4.5183662569095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5801139728" calcext:value-type="float">
            <text:p>65801139728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531.123682" calcext:value-type="float">
            <text:p>3531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8.5166965942391" calcext:value-type="float">
            <text:p>-18.52</text:p>
          </table:table-cell>
          <table:table-cell office:value-type="float" office:value="-39.3604937840241" calcext:value-type="float">
            <text:p>-39.36</text:p>
          </table:table-cell>
          <table:table-cell table:number-columns-repeated="2" office:value-type="float" office:value="-30.3912965161816" calcext:value-type="float">
            <text:p>-30.39</text:p>
          </table:table-cell>
          <table:table-cell office:value-type="float" office:value="-30.1975786887642" calcext:value-type="float">
            <text:p>-30.20</text:p>
          </table:table-cell>
          <table:table-cell office:value-type="float" office:value="-30.2241583812077" calcext:value-type="float">
            <text:p>-30.22</text:p>
          </table:table-cell>
          <table:table-cell office:value-type="float" office:value="4.90651205360705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5832600528" calcext:value-type="float">
            <text:p>65832600528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520.008592" calcext:value-type="float">
            <text:p>3520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3.3690496701338" calcext:value-type="float">
            <text:p>-13.37</text:p>
          </table:table-cell>
          <table:table-cell office:value-type="float" office:value="-38.6481889901113" calcext:value-type="float">
            <text:p>-38.65</text:p>
          </table:table-cell>
          <table:table-cell table:number-columns-repeated="2" office:value-type="float" office:value="-30.5239948387733" calcext:value-type="float">
            <text:p>-30.52</text:p>
          </table:table-cell>
          <table:table-cell office:value-type="float" office:value="-28.5671368627096" calcext:value-type="float">
            <text:p>-28.57</text:p>
          </table:table-cell>
          <table:table-cell office:value-type="float" office:value="-29.7650998866756" calcext:value-type="float">
            <text:p>-29.77</text:p>
          </table:table-cell>
          <table:table-cell office:value-type="float" office:value="4.93296489102596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5878132468" calcext:value-type="float">
            <text:p>65878132468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497.01749" calcext:value-type="float">
            <text:p>3497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.68033114389867" calcext:value-type="float">
            <text:p>6.68</text:p>
          </table:table-cell>
          <table:table-cell office:value-type="float" office:value="-38.1324687031592" calcext:value-type="float">
            <text:p>-38.13</text:p>
          </table:table-cell>
          <table:table-cell table:number-columns-repeated="2" office:value-type="float" office:value="-29.648910051903" calcext:value-type="float">
            <text:p>-29.65</text:p>
          </table:table-cell>
          <table:table-cell office:value-type="float" office:value="-30.1850211410306" calcext:value-type="float">
            <text:p>-30.19</text:p>
          </table:table-cell>
          <table:table-cell office:value-type="float" office:value="-30.2212247002874" calcext:value-type="float">
            <text:p>-30.22</text:p>
          </table:table-cell>
          <table:table-cell office:value-type="float" office:value="5.07966275385857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5929677891" calcext:value-type="float">
            <text:p>65929677891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501.859453" calcext:value-type="float">
            <text:p>3501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.80834409917985" calcext:value-type="float">
            <text:p>-1.81</text:p>
          </table:table-cell>
          <table:table-cell office:value-type="float" office:value="-35.7562814616965" calcext:value-type="float">
            <text:p>-35.76</text:p>
          </table:table-cell>
          <table:table-cell table:number-columns-repeated="2" office:value-type="float" office:value="-27.1575077352454" calcext:value-type="float">
            <text:p>-27.16</text:p>
          </table:table-cell>
          <table:table-cell office:value-type="float" office:value="-23.4947607162968" calcext:value-type="float">
            <text:p>-23.49</text:p>
          </table:table-cell>
          <table:table-cell office:value-type="float" office:value="-22.9022208318211" calcext:value-type="float">
            <text:p>-22.90</text:p>
          </table:table-cell>
          <table:table-cell office:value-type="float" office:value="6.96260444224093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230281079" calcext:value-type="float">
            <text:p>68230281079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202.653706" calcext:value-type="float">
            <text:p>7202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4.6424745419264" calcext:value-type="float">
            <text:p>44.64</text:p>
          </table:table-cell>
          <table:table-cell office:value-type="float" office:value="-2.74709665577386" calcext:value-type="float">
            <text:p>-2.75</text:p>
          </table:table-cell>
          <table:table-cell office:value-type="float" office:value="1.74834416597026" calcext:value-type="float">
            <text:p>1.75</text:p>
          </table:table-cell>
          <table:table-cell office:value-type="float" office:value="-14.591356213392" calcext:value-type="float">
            <text:p>-14.59</text:p>
          </table:table-cell>
          <table:table-cell office:value-type="float" office:value="20.5799365507513" calcext:value-type="float">
            <text:p>20.58</text:p>
          </table:table-cell>
          <table:table-cell office:value-type="float" office:value="19.8325237509306" calcext:value-type="float">
            <text:p>19.83</text:p>
          </table:table-cell>
          <table:table-cell office:value-type="float" office:value="11.2733278506307" calcext:value-type="float">
            <text:p>11.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5995681445" calcext:value-type="float">
            <text:p>65995681445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305.141835" calcext:value-type="float">
            <text:p>3305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8.3311077799159" calcext:value-type="float">
            <text:p>18.33</text:p>
          </table:table-cell>
          <table:table-cell office:value-type="float" office:value="-31.6689150105929" calcext:value-type="float">
            <text:p>-31.67</text:p>
          </table:table-cell>
          <table:table-cell table:number-columns-repeated="2" office:value-type="float" office:value="-18.7122878847362" calcext:value-type="float">
            <text:p>-18.71</text:p>
          </table:table-cell>
          <table:table-cell office:value-type="float" office:value="-1.30915409692596" calcext:value-type="float">
            <text:p>-1.31</text:p>
          </table:table-cell>
          <table:table-cell office:value-type="float" office:value="-5.12234660414706" calcext:value-type="float">
            <text:p>-5.12</text:p>
          </table:table-cell>
          <table:table-cell office:value-type="float" office:value="10.6827970109352" calcext:value-type="float">
            <text:p>10.6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309226214" calcext:value-type="float">
            <text:p>68309226214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7656.441879" calcext:value-type="float">
            <text:p>7656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4.5143429415712" calcext:value-type="float">
            <text:p>54.51</text:p>
          </table:table-cell>
          <table:table-cell office:value-type="float" office:value="1.89261343911107" calcext:value-type="float">
            <text:p>1.89</text:p>
          </table:table-cell>
          <table:table-cell office:value-type="float" office:value="3.07014078829882" calcext:value-type="float">
            <text:p>3.07</text:p>
          </table:table-cell>
          <table:table-cell office:value-type="float" office:value="-17.8411968741042" calcext:value-type="float">
            <text:p>-17.84</text:p>
          </table:table-cell>
          <table:table-cell office:value-type="float" office:value="28.0711846572393" calcext:value-type="float">
            <text:p>28.07</text:p>
          </table:table-cell>
          <table:table-cell office:value-type="float" office:value="25.7856302898259" calcext:value-type="float">
            <text:p>25.79</text:p>
          </table:table-cell>
          <table:table-cell office:value-type="float" office:value="9.95405073612267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389897433" calcext:value-type="float">
            <text:p>68389897433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8686.445406" calcext:value-type="float">
            <text:p>8686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8.0535822636645" calcext:value-type="float">
            <text:p>58.05</text:p>
          </table:table-cell>
          <table:table-cell office:value-type="float" office:value="9.76866827876199" calcext:value-type="float">
            <text:p>9.77</text:p>
          </table:table-cell>
          <table:table-cell office:value-type="float" office:value="9.43272381531177" calcext:value-type="float">
            <text:p>9.43</text:p>
          </table:table-cell>
          <table:table-cell office:value-type="float" office:value="-11.3007606274059" calcext:value-type="float">
            <text:p>-11.30</text:p>
          </table:table-cell>
          <table:table-cell office:value-type="float" office:value="33.2827087143324" calcext:value-type="float">
            <text:p>33.28</text:p>
          </table:table-cell>
          <table:table-cell office:value-type="float" office:value="37.1450248898844" calcext:value-type="float">
            <text:p>37.15</text:p>
          </table:table-cell>
          <table:table-cell office:value-type="float" office:value="9.58557432874283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485387825" calcext:value-type="float">
            <text:p>68485387825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8277.32831" calcext:value-type="float">
            <text:p>8277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3.7189952120111" calcext:value-type="float">
            <text:p>63.72</text:p>
          </table:table-cell>
          <table:table-cell office:value-type="float" office:value="13.696628569035" calcext:value-type="float">
            <text:p>13.70</text:p>
          </table:table-cell>
          <table:table-cell office:value-type="float" office:value="16.4671399126292" calcext:value-type="float">
            <text:p>16.47</text:p>
          </table:table-cell>
          <table:table-cell office:value-type="float" office:value="-2.57244498478363" calcext:value-type="float">
            <text:p>-2.57</text:p>
          </table:table-cell>
          <table:table-cell office:value-type="float" office:value="32.5081036516098" calcext:value-type="float">
            <text:p>32.51</text:p>
          </table:table-cell>
          <table:table-cell office:value-type="float" office:value="34.5872630944602" calcext:value-type="float">
            <text:p>34.59</text:p>
          </table:table-cell>
          <table:table-cell office:value-type="float" office:value="10.6233512441718" calcext:value-type="float">
            <text:p>10.6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591586714" calcext:value-type="float">
            <text:p>68591586714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7988.942648" calcext:value-type="float">
            <text:p>7988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8.3807930261614" calcext:value-type="float">
            <text:p>68.38</text:p>
          </table:table-cell>
          <table:table-cell office:value-type="float" office:value="24.5077440788703" calcext:value-type="float">
            <text:p>24.51</text:p>
          </table:table-cell>
          <table:table-cell office:value-type="float" office:value="22.2806015735888" calcext:value-type="float">
            <text:p>22.28</text:p>
          </table:table-cell>
          <table:table-cell office:value-type="float" office:value="-1.64869693805539" calcext:value-type="float">
            <text:p>-1.65</text:p>
          </table:table-cell>
          <table:table-cell office:value-type="float" office:value="49.8830063936832" calcext:value-type="float">
            <text:p>49.88</text:p>
          </table:table-cell>
          <table:table-cell office:value-type="float" office:value="49.1600390683253" calcext:value-type="float">
            <text:p>49.16</text:p>
          </table:table-cell>
          <table:table-cell office:value-type="float" office:value="9.31723855170563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711309481" calcext:value-type="float">
            <text:p>68711309481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8078.739081" calcext:value-type="float">
            <text:p>8078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0.937682646422" calcext:value-type="float">
            <text:p>70.94</text:p>
          </table:table-cell>
          <table:table-cell office:value-type="float" office:value="21.5260366663043" calcext:value-type="float">
            <text:p>21.53</text:p>
          </table:table-cell>
          <table:table-cell office:value-type="float" office:value="18.715509672458" calcext:value-type="float">
            <text:p>18.72</text:p>
          </table:table-cell>
          <table:table-cell office:value-type="float" office:value="-11.4455739168186" calcext:value-type="float">
            <text:p>-11.45</text:p>
          </table:table-cell>
          <table:table-cell office:value-type="float" office:value="46.819448130264" calcext:value-type="float">
            <text:p>46.82</text:p>
          </table:table-cell>
          <table:table-cell office:value-type="float" office:value="46.1971333585027" calcext:value-type="float">
            <text:p>46.20</text:p>
          </table:table-cell>
          <table:table-cell office:value-type="float" office:value="9.09471859488578" calcext:value-type="float">
            <text:p>9.0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824269880" calcext:value-type="float">
            <text:p>68824269880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7992.963728" calcext:value-type="float">
            <text:p>7993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2.3954882344881" calcext:value-type="float">
            <text:p>72.40</text:p>
          </table:table-cell>
          <table:table-cell office:value-type="float" office:value="27.6869349654753" calcext:value-type="float">
            <text:p>27.69</text:p>
          </table:table-cell>
          <table:table-cell office:value-type="float" office:value="19.7866407655994" calcext:value-type="float">
            <text:p>19.79</text:p>
          </table:table-cell>
          <table:table-cell office:value-type="float" office:value="-5.43921480733627" calcext:value-type="float">
            <text:p>-5.44</text:p>
          </table:table-cell>
          <table:table-cell office:value-type="float" office:value="49.9410197259578" calcext:value-type="float">
            <text:p>49.94</text:p>
          </table:table-cell>
          <table:table-cell office:value-type="float" office:value="47.8892228427614" calcext:value-type="float">
            <text:p>47.89</text:p>
          </table:table-cell>
          <table:table-cell office:value-type="float" office:value="9.31837356628033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51149675" calcext:value-type="float">
            <text:p>68951149675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7729.784511" calcext:value-type="float">
            <text:p>7729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2.550158932833" calcext:value-type="float">
            <text:p>72.55</text:p>
          </table:table-cell>
          <table:table-cell office:value-type="float" office:value="41.444864431629" calcext:value-type="float">
            <text:p>41.44</text:p>
          </table:table-cell>
          <table:table-cell office:value-type="float" office:value="25.0660142336545" calcext:value-type="float">
            <text:p>25.07</text:p>
          </table:table-cell>
          <table:table-cell office:value-type="float" office:value="-3.38277711521398" calcext:value-type="float">
            <text:p>-3.38</text:p>
          </table:table-cell>
          <table:table-cell office:value-type="float" office:value="58.0509345321784" calcext:value-type="float">
            <text:p>58.05</text:p>
          </table:table-cell>
          <table:table-cell office:value-type="float" office:value="58.5024144693839" calcext:value-type="float">
            <text:p>58.50</text:p>
          </table:table-cell>
          <table:table-cell office:value-type="float" office:value="6.77058355391451" calcext:value-type="float">
            <text:p>6.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5776255695" calcext:value-type="float">
            <text:p>65776255695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640.410423" calcext:value-type="float">
            <text:p>3640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3.53150137575887" calcext:value-type="float">
            <text:p>-3.53</text:p>
          </table:table-cell>
          <table:table-cell office:value-type="float" office:value="-38.5294243235037" calcext:value-type="float">
            <text:p>-38.53</text:p>
          </table:table-cell>
          <table:table-cell table:number-columns-repeated="2" office:value-type="float" office:value="-28.6527351107772" calcext:value-type="float">
            <text:p>-28.65</text:p>
          </table:table-cell>
          <table:table-cell office:value-type="float" office:value="-28.947792900141" calcext:value-type="float">
            <text:p>-28.95</text:p>
          </table:table-cell>
          <table:table-cell office:value-type="float" office:value="-28.1186671462775" calcext:value-type="float">
            <text:p>-28.12</text:p>
          </table:table-cell>
          <table:table-cell office:value-type="float" office:value="4.79465944042151" calcext:value-type="float">
            <text:p>4.7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5795149451" calcext:value-type="float">
            <text:p>6579514945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406.688378" calcext:value-type="float">
            <text:p>3406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2.0110153192753" calcext:value-type="float">
            <text:p>-12.01</text:p>
          </table:table-cell>
          <table:table-cell office:value-type="float" office:value="-37.1570079874434" calcext:value-type="float">
            <text:p>-37.16</text:p>
          </table:table-cell>
          <table:table-cell table:number-columns-repeated="2" office:value-type="float" office:value="-29.2213413762606" calcext:value-type="float">
            <text:p>-29.22</text:p>
          </table:table-cell>
          <table:table-cell office:value-type="float" office:value="-30.8809838171388" calcext:value-type="float">
            <text:p>-30.88</text:p>
          </table:table-cell>
          <table:table-cell office:value-type="float" office:value="-30.0647270234111" calcext:value-type="float">
            <text:p>-30.06</text:p>
          </table:table-cell>
          <table:table-cell office:value-type="float" office:value="5.25692907443034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5824887148" calcext:value-type="float">
            <text:p>65824887148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414.230731" calcext:value-type="float">
            <text:p>3414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5.6493713122995" calcext:value-type="float">
            <text:p>-15.65</text:p>
          </table:table-cell>
          <table:table-cell office:value-type="float" office:value="-38.0528563981137" calcext:value-type="float">
            <text:p>-38.05</text:p>
          </table:table-cell>
          <table:table-cell table:number-columns-repeated="2" office:value-type="float" office:value="-29.3349354861816" calcext:value-type="float">
            <text:p>-29.33</text:p>
          </table:table-cell>
          <table:table-cell office:value-type="float" office:value="-26.7736866717163" calcext:value-type="float">
            <text:p>-26.77</text:p>
          </table:table-cell>
          <table:table-cell office:value-type="float" office:value="-27.1955633429413" calcext:value-type="float">
            <text:p>-27.20</text:p>
          </table:table-cell>
          <table:table-cell office:value-type="float" office:value="5.20313458198158" calcext:value-type="float">
            <text:p>5.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5865452139" calcext:value-type="float">
            <text:p>65865452139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479.177142" calcext:value-type="float">
            <text:p>3479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4.33077861419951" calcext:value-type="float">
            <text:p>-4.33</text:p>
          </table:table-cell>
          <table:table-cell office:value-type="float" office:value="-40.3037658148322" calcext:value-type="float">
            <text:p>-40.30</text:p>
          </table:table-cell>
          <table:table-cell table:number-columns-repeated="2" office:value-type="float" office:value="-28.4176360515875" calcext:value-type="float">
            <text:p>-28.42</text:p>
          </table:table-cell>
          <table:table-cell office:value-type="float" office:value="-24.324178599891" calcext:value-type="float">
            <text:p>-24.32</text:p>
          </table:table-cell>
          <table:table-cell office:value-type="float" office:value="-25.6860604772345" calcext:value-type="float">
            <text:p>-25.69</text:p>
          </table:table-cell>
          <table:table-cell office:value-type="float" office:value="5.94856255438927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5917689885" calcext:value-type="float">
            <text:p>65917689885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397.572035" calcext:value-type="float">
            <text:p>3397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7.67489389728703" calcext:value-type="float">
            <text:p>7.67</text:p>
          </table:table-cell>
          <table:table-cell office:value-type="float" office:value="-36.2290574116039" calcext:value-type="float">
            <text:p>-36.23</text:p>
          </table:table-cell>
          <table:table-cell table:number-columns-repeated="2" office:value-type="float" office:value="-22.6648456658998" calcext:value-type="float">
            <text:p>-22.66</text:p>
          </table:table-cell>
          <table:table-cell office:value-type="float" office:value="-14.8223122549692" calcext:value-type="float">
            <text:p>-14.82</text:p>
          </table:table-cell>
          <table:table-cell office:value-type="float" office:value="-14.2182527054396" calcext:value-type="float">
            <text:p>-14.22</text:p>
          </table:table-cell>
          <table:table-cell office:value-type="float" office:value="11.2601478911682" calcext:value-type="float">
            <text:p>11.2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210417201" calcext:value-type="float">
            <text:p>6821041720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6988.306143" calcext:value-type="float">
            <text:p>6988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3.9178021334714" calcext:value-type="float">
            <text:p>63.92</text:p>
          </table:table-cell>
          <table:table-cell office:value-type="float" office:value="-24.2853292281514" calcext:value-type="float">
            <text:p>-24.29</text:p>
          </table:table-cell>
          <table:table-cell office:value-type="float" office:value="5.95276977477673" calcext:value-type="float">
            <text:p>5.95</text:p>
          </table:table-cell>
          <table:table-cell office:value-type="float" office:value="-1.81937232275157" calcext:value-type="float">
            <text:p>-1.82</text:p>
          </table:table-cell>
          <table:table-cell office:value-type="float" office:value="26.9076848916276" calcext:value-type="float">
            <text:p>26.91</text:p>
          </table:table-cell>
          <table:table-cell office:value-type="float" office:value="19.0766169964743" calcext:value-type="float">
            <text:p>19.08</text:p>
          </table:table-cell>
          <table:table-cell office:value-type="float" office:value="14.8364570583311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5977734402" calcext:value-type="float">
            <text:p>65977734402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143.50367" calcext:value-type="float">
            <text:p>3143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9.8061726457134" calcext:value-type="float">
            <text:p>39.81</text:p>
          </table:table-cell>
          <table:table-cell office:value-type="float" office:value="-18.1870358648657" calcext:value-type="float">
            <text:p>-18.19</text:p>
          </table:table-cell>
          <table:table-cell table:number-columns-repeated="2" office:value-type="float" office:value="-8.86749987247983" calcext:value-type="float">
            <text:p>-8.87</text:p>
          </table:table-cell>
          <table:table-cell office:value-type="float" office:value="22.7228380803157" calcext:value-type="float">
            <text:p>22.72</text:p>
          </table:table-cell>
          <table:table-cell office:value-type="float" office:value="15.8159113760253" calcext:value-type="float">
            <text:p>15.82</text:p>
          </table:table-cell>
          <table:table-cell office:value-type="float" office:value="13.3405181381089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284142202" calcext:value-type="float">
            <text:p>6828414220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7403.777912" calcext:value-type="float">
            <text:p>7403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3.4764277325579" calcext:value-type="float">
            <text:p>53.48</text:p>
          </table:table-cell>
          <table:table-cell office:value-type="float" office:value="-0.598042956997939" calcext:value-type="float">
            <text:p>-0.60</text:p>
          </table:table-cell>
          <table:table-cell office:value-type="float" office:value="1.39592566008998" calcext:value-type="float">
            <text:p>1.40</text:p>
          </table:table-cell>
          <table:table-cell office:value-type="float" office:value="-11.3152145575399" calcext:value-type="float">
            <text:p>-11.32</text:p>
          </table:table-cell>
          <table:table-cell office:value-type="float" office:value="24.7290504964727" calcext:value-type="float">
            <text:p>24.73</text:p>
          </table:table-cell>
          <table:table-cell office:value-type="float" office:value="26.8509191139741" calcext:value-type="float">
            <text:p>26.85</text:p>
          </table:table-cell>
          <table:table-cell office:value-type="float" office:value="10.611601907363" calcext:value-type="float">
            <text:p>10.6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368044233" calcext:value-type="float">
            <text:p>6836804423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7547.734743" calcext:value-type="float">
            <text:p>7547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9.3555287259296" calcext:value-type="float">
            <text:p>59.36</text:p>
          </table:table-cell>
          <table:table-cell office:value-type="float" office:value="-1.13071660631816" calcext:value-type="float">
            <text:p>-1.13</text:p>
          </table:table-cell>
          <table:table-cell office:value-type="float" office:value="14.848190428982" calcext:value-type="float">
            <text:p>14.85</text:p>
          </table:table-cell>
          <table:table-cell office:value-type="float" office:value="2.36743504477412" calcext:value-type="float">
            <text:p>2.37</text:p>
          </table:table-cell>
          <table:table-cell office:value-type="float" office:value="28.0619407998473" calcext:value-type="float">
            <text:p>28.06</text:p>
          </table:table-cell>
          <table:table-cell office:value-type="float" office:value="31.3634799126095" calcext:value-type="float">
            <text:p>31.36</text:p>
          </table:table-cell>
          <table:table-cell office:value-type="float" office:value="11.3498260424926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461606631" calcext:value-type="float">
            <text:p>6846160663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8549.078748" calcext:value-type="float">
            <text:p>8549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8.2970060306436" calcext:value-type="float">
            <text:p>68.30</text:p>
          </table:table-cell>
          <table:table-cell office:value-type="float" office:value="-21.9730712165316" calcext:value-type="float">
            <text:p>-21.97</text:p>
          </table:table-cell>
          <table:table-cell office:value-type="float" office:value="12.5922031911694" calcext:value-type="float">
            <text:p>12.59</text:p>
          </table:table-cell>
          <table:table-cell office:value-type="float" office:value="-3.86118071063007" calcext:value-type="float">
            <text:p>-3.86</text:p>
          </table:table-cell>
          <table:table-cell office:value-type="float" office:value="14.9049955294136" calcext:value-type="float">
            <text:p>14.90</text:p>
          </table:table-cell>
          <table:table-cell office:value-type="float" office:value="11.0885235355129" calcext:value-type="float">
            <text:p>11.09</text:p>
          </table:table-cell>
          <table:table-cell office:value-type="float" office:value="20.3633563757557" calcext:value-type="float">
            <text:p>20.3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8563901984" calcext:value-type="float">
            <text:p>68563901984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8109.844507" calcext:value-type="float">
            <text:p>8109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0.7113134822889" calcext:value-type="float">
            <text:p>70.71</text:p>
          </table:table-cell>
          <table:table-cell office:value-type="float" office:value="1.41229229073721" calcext:value-type="float">
            <text:p>1.41</text:p>
          </table:table-cell>
          <table:table-cell office:value-type="float" office:value="19.4059893021252" calcext:value-type="float">
            <text:p>19.41</text:p>
          </table:table-cell>
          <table:table-cell office:value-type="float" office:value="3.4188646560495" calcext:value-type="float">
            <text:p>3.42</text:p>
          </table:table-cell>
          <table:table-cell office:value-type="float" office:value="25.4610108882308" calcext:value-type="float">
            <text:p>25.46</text:p>
          </table:table-cell>
          <table:table-cell office:value-type="float" office:value="28.1369278388508" calcext:value-type="float">
            <text:p>28.14</text:p>
          </table:table-cell>
          <table:table-cell office:value-type="float" office:value="14.4301795379462" calcext:value-type="float">
            <text:p>14.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682978133" calcext:value-type="float">
            <text:p>6868297813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7416.258458" calcext:value-type="float">
            <text:p>7416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9.1133545896274" calcext:value-type="float">
            <text:p>69.11</text:p>
          </table:table-cell>
          <table:table-cell office:value-type="float" office:value="29.0925155704709" calcext:value-type="float">
            <text:p>29.09</text:p>
          </table:table-cell>
          <table:table-cell office:value-type="float" office:value="31.9907772583651" calcext:value-type="float">
            <text:p>31.99</text:p>
          </table:table-cell>
          <table:table-cell office:value-type="float" office:value="14.8417885514535" calcext:value-type="float">
            <text:p>14.84</text:p>
          </table:table-cell>
          <table:table-cell office:value-type="float" office:value="53.2919601873809" calcext:value-type="float">
            <text:p>53.29</text:p>
          </table:table-cell>
          <table:table-cell office:value-type="float" office:value="51.1040112779955" calcext:value-type="float">
            <text:p>51.10</text:p>
          </table:table-cell>
          <table:table-cell office:value-type="float" office:value="8.30983031517543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796186114" calcext:value-type="float">
            <text:p>68796186114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6806.808478" calcext:value-type="float">
            <text:p>6806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2.7876149784814" calcext:value-type="float">
            <text:p>72.79</text:p>
          </table:table-cell>
          <table:table-cell office:value-type="float" office:value="7.90886439560291" calcext:value-type="float">
            <text:p>7.91</text:p>
          </table:table-cell>
          <table:table-cell office:value-type="float" office:value="33.2375953443151" calcext:value-type="float">
            <text:p>33.24</text:p>
          </table:table-cell>
          <table:table-cell office:value-type="float" office:value="17.0364477978828" calcext:value-type="float">
            <text:p>17.04</text:p>
          </table:table-cell>
          <table:table-cell office:value-type="float" office:value="56.8472495760223" calcext:value-type="float">
            <text:p>56.85</text:p>
          </table:table-cell>
          <table:table-cell office:value-type="float" office:value="53.1691856363844" calcext:value-type="float">
            <text:p>53.17</text:p>
          </table:table-cell>
          <table:table-cell office:value-type="float" office:value="10.2000428098242" calcext:value-type="float">
            <text:p>10.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917656421" calcext:value-type="float">
            <text:p>6891765642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7150.666041" calcext:value-type="float">
            <text:p>7150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2.9702450775831" calcext:value-type="float">
            <text:p>72.97</text:p>
          </table:table-cell>
          <table:table-cell office:value-type="float" office:value="24.5520229834246" calcext:value-type="float">
            <text:p>24.55</text:p>
          </table:table-cell>
          <table:table-cell office:value-type="float" office:value="33.9976886268966" calcext:value-type="float">
            <text:p>34.00</text:p>
          </table:table-cell>
          <table:table-cell office:value-type="float" office:value="14.2115138765023" calcext:value-type="float">
            <text:p>14.21</text:p>
          </table:table-cell>
          <table:table-cell office:value-type="float" office:value="57.9718428829295" calcext:value-type="float">
            <text:p>57.97</text:p>
          </table:table-cell>
          <table:table-cell office:value-type="float" office:value="57.3351618702157" calcext:value-type="float">
            <text:p>57.34</text:p>
          </table:table-cell>
          <table:table-cell office:value-type="float" office:value="6.405664805502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5775238157" calcext:value-type="float">
            <text:p>65775238157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624.185472" calcext:value-type="float">
            <text:p>3624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6.28797156205219" calcext:value-type="float">
            <text:p>-6.29</text:p>
          </table:table-cell>
          <table:table-cell office:value-type="float" office:value="-39.4470660470012" calcext:value-type="float">
            <text:p>-39.45</text:p>
          </table:table-cell>
          <table:table-cell table:number-columns-repeated="2" office:value-type="float" office:value="-31.1773273437337" calcext:value-type="float">
            <text:p>-31.18</text:p>
          </table:table-cell>
          <table:table-cell office:value-type="float" office:value="-31.3251837703093" calcext:value-type="float">
            <text:p>-31.33</text:p>
          </table:table-cell>
          <table:table-cell office:value-type="float" office:value="-31.323146573738" calcext:value-type="float">
            <text:p>-31.32</text:p>
          </table:table-cell>
          <table:table-cell office:value-type="float" office:value="4.33425068790444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5791966319" calcext:value-type="float">
            <text:p>6579196631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611.000477" calcext:value-type="float">
            <text:p>3611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0.2420396013674" calcext:value-type="float">
            <text:p>30.24</text:p>
          </table:table-cell>
          <table:table-cell office:value-type="float" office:value="-37.569593101787" calcext:value-type="float">
            <text:p>-37.57</text:p>
          </table:table-cell>
          <table:table-cell table:number-columns-repeated="2" office:value-type="float" office:value="-30.6735783808947" calcext:value-type="float">
            <text:p>-30.67</text:p>
          </table:table-cell>
          <table:table-cell office:value-type="float" office:value="-30.9401116143994" calcext:value-type="float">
            <text:p>-30.94</text:p>
          </table:table-cell>
          <table:table-cell office:value-type="float" office:value="-30.5487266716998" calcext:value-type="float">
            <text:p>-30.55</text:p>
          </table:table-cell>
          <table:table-cell office:value-type="float" office:value="3.73028061056166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5820281747" calcext:value-type="float">
            <text:p>65820281747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589.240873" calcext:value-type="float">
            <text:p>3589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.46590219549522" calcext:value-type="float">
            <text:p>1.47</text:p>
          </table:table-cell>
          <table:table-cell office:value-type="float" office:value="-39.6366506210876" calcext:value-type="float">
            <text:p>-39.64</text:p>
          </table:table-cell>
          <table:table-cell table:number-columns-repeated="2" office:value-type="float" office:value="-32.4461694692756" calcext:value-type="float">
            <text:p>-32.45</text:p>
          </table:table-cell>
          <table:table-cell office:value-type="float" office:value="-31.5936454128841" calcext:value-type="float">
            <text:p>-31.59</text:p>
          </table:table-cell>
          <table:table-cell office:value-type="float" office:value="-32.0795473415388" calcext:value-type="float">
            <text:p>-32.08</text:p>
          </table:table-cell>
          <table:table-cell office:value-type="float" office:value="3.4567745965166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5859335449" calcext:value-type="float">
            <text:p>6585933544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424.937296" calcext:value-type="float">
            <text:p>3424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1.3581114712441" calcext:value-type="float">
            <text:p>-11.36</text:p>
          </table:table-cell>
          <table:table-cell office:value-type="float" office:value="-40.7242867613345" calcext:value-type="float">
            <text:p>-40.72</text:p>
          </table:table-cell>
          <table:table-cell table:number-columns-repeated="2" office:value-type="float" office:value="-31.1214291085097" calcext:value-type="float">
            <text:p>-31.12</text:p>
          </table:table-cell>
          <table:table-cell office:value-type="float" office:value="-30.6708444692585" calcext:value-type="float">
            <text:p>-30.67</text:p>
          </table:table-cell>
          <table:table-cell office:value-type="float" office:value="-30.7105588945148" calcext:value-type="float">
            <text:p>-30.71</text:p>
          </table:table-cell>
          <table:table-cell office:value-type="float" office:value="4.90863572155209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5912275708" calcext:value-type="float">
            <text:p>65912275708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489.579008" calcext:value-type="float">
            <text:p>3489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.7477138277017" calcext:value-type="float">
            <text:p>16.75</text:p>
          </table:table-cell>
          <table:table-cell office:value-type="float" office:value="-39.6179277158173" calcext:value-type="float">
            <text:p>-39.62</text:p>
          </table:table-cell>
          <table:table-cell table:number-columns-repeated="2" office:value-type="float" office:value="-30.0959819379392" calcext:value-type="float">
            <text:p>-30.10</text:p>
          </table:table-cell>
          <table:table-cell office:value-type="float" office:value="-30.937185037641" calcext:value-type="float">
            <text:p>-30.94</text:p>
          </table:table-cell>
          <table:table-cell office:value-type="float" office:value="-31.6091589408106" calcext:value-type="float">
            <text:p>-31.61</text:p>
          </table:table-cell>
          <table:table-cell office:value-type="float" office:value="4.65007146632294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8199797143" calcext:value-type="float">
            <text:p>68199797143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313.948178" calcext:value-type="float">
            <text:p>8313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0.960981930106461" calcext:value-type="float">
            <text:p>0.96</text:p>
          </table:table-cell>
          <table:table-cell office:value-type="float" office:value="-39.4445117776876" calcext:value-type="float">
            <text:p>-39.44</text:p>
          </table:table-cell>
          <table:table-cell office:value-type="float" office:value="-31.8589585116994" calcext:value-type="float">
            <text:p>-31.86</text:p>
          </table:table-cell>
          <table:table-cell office:value-type="float" office:value="-31.9985431471372" calcext:value-type="float">
            <text:p>-32.00</text:p>
          </table:table-cell>
          <table:table-cell office:value-type="float" office:value="-31.0033048996248" calcext:value-type="float">
            <text:p>-31.00</text:p>
          </table:table-cell>
          <table:table-cell office:value-type="float" office:value="-31.8852825592431" calcext:value-type="float">
            <text:p>-31.89</text:p>
          </table:table-cell>
          <table:table-cell office:value-type="float" office:value="4.22212945499156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5968560182" calcext:value-type="float">
            <text:p>65968560182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084.446039" calcext:value-type="float">
            <text:p>3084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1.9330445340578" calcext:value-type="float">
            <text:p>61.93</text:p>
          </table:table-cell>
          <table:table-cell office:value-type="float" office:value="-21.47283974531" calcext:value-type="float">
            <text:p>-21.47</text:p>
          </table:table-cell>
          <table:table-cell table:number-columns-repeated="2" office:value-type="float" office:value="-7.39210454726197" calcext:value-type="float">
            <text:p>-7.39</text:p>
          </table:table-cell>
          <table:table-cell office:value-type="float" office:value="6.06071472660426" calcext:value-type="float">
            <text:p>6.06</text:p>
          </table:table-cell>
          <table:table-cell office:value-type="float" office:value="17.2786737617591" calcext:value-type="float">
            <text:p>17.28</text:p>
          </table:table-cell>
          <table:table-cell office:value-type="float" office:value="18.9321489496855" calcext:value-type="float">
            <text:p>18.9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272759074" calcext:value-type="float">
            <text:p>6827275907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6848.298478" calcext:value-type="float">
            <text:p>6848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6.6648047994898" calcext:value-type="float">
            <text:p>66.66</text:p>
          </table:table-cell>
          <table:table-cell office:value-type="float" office:value="-13.9671451258248" calcext:value-type="float">
            <text:p>-13.97</text:p>
          </table:table-cell>
          <table:table-cell office:value-type="float" office:value="13.3800670032014" calcext:value-type="float">
            <text:p>13.38</text:p>
          </table:table-cell>
          <table:table-cell office:value-type="float" office:value="3.05804875316183" calcext:value-type="float">
            <text:p>3.06</text:p>
          </table:table-cell>
          <table:table-cell office:value-type="float" office:value="11.817149196107" calcext:value-type="float">
            <text:p>11.82</text:p>
          </table:table-cell>
          <table:table-cell office:value-type="float" office:value="23.7052169643667" calcext:value-type="float">
            <text:p>23.71</text:p>
          </table:table-cell>
          <table:table-cell office:value-type="float" office:value="20.2270132255144" calcext:value-type="float">
            <text:p>20.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358505511" calcext:value-type="float">
            <text:p>6835850551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8062.607958" calcext:value-type="float">
            <text:p>8062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3.8119277580134" calcext:value-type="float">
            <text:p>63.81</text:p>
          </table:table-cell>
          <table:table-cell office:value-type="float" office:value="-43.6939399278311" calcext:value-type="float">
            <text:p>-43.69</text:p>
          </table:table-cell>
          <table:table-cell office:value-type="float" office:value="4.22276894375725" calcext:value-type="float">
            <text:p>4.22</text:p>
          </table:table-cell>
          <table:table-cell office:value-type="float" office:value="2.86853395637027" calcext:value-type="float">
            <text:p>2.87</text:p>
          </table:table-cell>
          <table:table-cell office:value-type="float" office:value="-16.2134991764262" calcext:value-type="float">
            <text:p>-16.21</text:p>
          </table:table-cell>
          <table:table-cell office:value-type="float" office:value="0.664245828611369" calcext:value-type="float">
            <text:p>0.66</text:p>
          </table:table-cell>
          <table:table-cell office:value-type="float" office:value="27.4019213454154" calcext:value-type="float">
            <text:p>27.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448510492" calcext:value-type="float">
            <text:p>68448510492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8740.987881" calcext:value-type="float">
            <text:p>8741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4.3944382059785" calcext:value-type="float">
            <text:p>84.39</text:p>
          </table:table-cell>
          <table:table-cell office:value-type="float" office:value="-16.2619213515259" calcext:value-type="float">
            <text:p>-16.26</text:p>
          </table:table-cell>
          <table:table-cell office:value-type="float" office:value="8.03180677161781" calcext:value-type="float">
            <text:p>8.03</text:p>
          </table:table-cell>
          <table:table-cell office:value-type="float" office:value="-16.5046259375611" calcext:value-type="float">
            <text:p>-16.50</text:p>
          </table:table-cell>
          <table:table-cell office:value-type="float" office:value="26.7913183958937" calcext:value-type="float">
            <text:p>26.79</text:p>
          </table:table-cell>
          <table:table-cell office:value-type="float" office:value="37.850315510229" calcext:value-type="float">
            <text:p>37.85</text:p>
          </table:table-cell>
          <table:table-cell office:value-type="float" office:value="20.6327088727029" calcext:value-type="float">
            <text:p>20.6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550800701" calcext:value-type="float">
            <text:p>6855080070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7795.864937" calcext:value-type="float">
            <text:p>7795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7.6135376835717" calcext:value-type="float">
            <text:p>77.61</text:p>
          </table:table-cell>
          <table:table-cell office:value-type="float" office:value="-34.7761658477134" calcext:value-type="float">
            <text:p>-34.78</text:p>
          </table:table-cell>
          <table:table-cell office:value-type="float" office:value="4.92834104536357" calcext:value-type="float">
            <text:p>4.93</text:p>
          </table:table-cell>
          <table:table-cell office:value-type="float" office:value="-0.128774010554337" calcext:value-type="float">
            <text:p>-0.13</text:p>
          </table:table-cell>
          <table:table-cell office:value-type="float" office:value="18.0102424621783" calcext:value-type="float">
            <text:p>18.01</text:p>
          </table:table-cell>
          <table:table-cell office:value-type="float" office:value="8.45945138276094" calcext:value-type="float">
            <text:p>8.46</text:p>
          </table:table-cell>
          <table:table-cell office:value-type="float" office:value="33.2700376037358" calcext:value-type="float">
            <text:p>33.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666199134" calcext:value-type="float">
            <text:p>6866619913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7970.621362" calcext:value-type="float">
            <text:p>7970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3.8946996797245" calcext:value-type="float">
            <text:p>83.89</text:p>
          </table:table-cell>
          <table:table-cell office:value-type="float" office:value="-16.5428536754269" calcext:value-type="float">
            <text:p>-16.54</text:p>
          </table:table-cell>
          <table:table-cell office:value-type="float" office:value="20.0717238876443" calcext:value-type="float">
            <text:p>20.07</text:p>
          </table:table-cell>
          <table:table-cell office:value-type="float" office:value="-0.646136928919409" calcext:value-type="float">
            <text:p>-0.65</text:p>
          </table:table-cell>
          <table:table-cell office:value-type="float" office:value="42.5180899314351" calcext:value-type="float">
            <text:p>42.52</text:p>
          </table:table-cell>
          <table:table-cell office:value-type="float" office:value="35.8727409116959" calcext:value-type="float">
            <text:p>35.87</text:p>
          </table:table-cell>
          <table:table-cell office:value-type="float" office:value="27.0323406751585" calcext:value-type="float">
            <text:p>27.0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782545639" calcext:value-type="float">
            <text:p>68782545639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209.935123" calcext:value-type="float">
            <text:p>10209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3.23566910074397" calcext:value-type="float">
            <text:p>-3.24</text:p>
          </table:table-cell>
          <table:table-cell office:value-type="float" office:value="-38.4317455060039" calcext:value-type="float">
            <text:p>-38.43</text:p>
          </table:table-cell>
          <table:table-cell office:value-type="float" office:value="-26.2391267088355" calcext:value-type="float">
            <text:p>-26.24</text:p>
          </table:table-cell>
          <table:table-cell office:value-type="float" office:value="-25.7942037365764" calcext:value-type="float">
            <text:p>-25.79</text:p>
          </table:table-cell>
          <table:table-cell office:value-type="float" office:value="-26.28923546833" calcext:value-type="float">
            <text:p>-26.29</text:p>
          </table:table-cell>
          <table:table-cell office:value-type="float" office:value="-27.3864613014537" calcext:value-type="float">
            <text:p>-27.39</text:p>
          </table:table-cell>
          <table:table-cell office:value-type="float" office:value="6.4981951646084" calcext:value-type="float">
            <text:p>6.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899800364" calcext:value-type="float">
            <text:p>6889980036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9909.555611" calcext:value-type="float">
            <text:p>9909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9.3053340107267" calcext:value-type="float">
            <text:p>29.31</text:p>
          </table:table-cell>
          <table:table-cell office:value-type="float" office:value="-38.4045022936825" calcext:value-type="float">
            <text:p>-38.40</text:p>
          </table:table-cell>
          <table:table-cell office:value-type="float" office:value="-22.1483445303909" calcext:value-type="float">
            <text:p>-22.15</text:p>
          </table:table-cell>
          <table:table-cell office:value-type="float" office:value="-22.2491521148796" calcext:value-type="float">
            <text:p>-22.25</text:p>
          </table:table-cell>
          <table:table-cell office:value-type="float" office:value="-25.8642938575281" calcext:value-type="float">
            <text:p>-25.86</text:p>
          </table:table-cell>
          <table:table-cell office:value-type="float" office:value="-23.3548527056085" calcext:value-type="float">
            <text:p>-23.35</text:p>
          </table:table-cell>
          <table:table-cell office:value-type="float" office:value="8.40316561106147" calcext:value-type="float">
            <text:p>8.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5771456929" calcext:value-type="float">
            <text:p>65771456929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623.656214" calcext:value-type="float">
            <text:p>3623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.6272316148564" calcext:value-type="float">
            <text:p>13.63</text:p>
          </table:table-cell>
          <table:table-cell office:value-type="float" office:value="-39.5980188524773" calcext:value-type="float">
            <text:p>-39.60</text:p>
          </table:table-cell>
          <table:table-cell table:number-columns-repeated="2" office:value-type="float" office:value="-30.9279938229485" calcext:value-type="float">
            <text:p>-30.93</text:p>
          </table:table-cell>
          <table:table-cell office:value-type="float" office:value="-32.156485378807" calcext:value-type="float">
            <text:p>-32.16</text:p>
          </table:table-cell>
          <table:table-cell office:value-type="float" office:value="-32.4509672465096" calcext:value-type="float">
            <text:p>-32.45</text:p>
          </table:table-cell>
          <table:table-cell office:value-type="float" office:value="4.00829831299841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5780578155" calcext:value-type="float">
            <text:p>65780578155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595.421299" calcext:value-type="float">
            <text:p>3595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.82734440665686" calcext:value-type="float">
            <text:p>-2.83</text:p>
          </table:table-cell>
          <table:table-cell office:value-type="float" office:value="-39.8288639774683" calcext:value-type="float">
            <text:p>-39.83</text:p>
          </table:table-cell>
          <table:table-cell table:number-columns-repeated="2" office:value-type="float" office:value="-32.7777988439576" calcext:value-type="float">
            <text:p>-32.78</text:p>
          </table:table-cell>
          <table:table-cell office:value-type="float" office:value="-32.1367369424171" calcext:value-type="float">
            <text:p>-32.14</text:p>
          </table:table-cell>
          <table:table-cell office:value-type="float" office:value="-32.5470164376431" calcext:value-type="float">
            <text:p>-32.55</text:p>
          </table:table-cell>
          <table:table-cell office:value-type="float" office:value="3.91596170306499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5804087001" calcext:value-type="float">
            <text:p>65804087001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633.093581" calcext:value-type="float">
            <text:p>3633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1.3500591483899" calcext:value-type="float">
            <text:p>-11.35</text:p>
          </table:table-cell>
          <table:table-cell office:value-type="float" office:value="-39.8935788378351" calcext:value-type="float">
            <text:p>-39.89</text:p>
          </table:table-cell>
          <table:table-cell table:number-columns-repeated="2" office:value-type="float" office:value="-32.1891461087082" calcext:value-type="float">
            <text:p>-32.19</text:p>
          </table:table-cell>
          <table:table-cell office:value-type="float" office:value="-32.7317123662786" calcext:value-type="float">
            <text:p>-32.73</text:p>
          </table:table-cell>
          <table:table-cell office:value-type="float" office:value="-31.8900922829794" calcext:value-type="float">
            <text:p>-31.89</text:p>
          </table:table-cell>
          <table:table-cell office:value-type="float" office:value="4.35348682873388" calcext:value-type="float">
            <text:p>4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5837600965" calcext:value-type="float">
            <text:p>65837600965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25.295502" calcext:value-type="float">
            <text:p>3525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0.707860148910985" calcext:value-type="float">
            <text:p>0.71</text:p>
          </table:table-cell>
          <table:table-cell office:value-type="float" office:value="-40.0287803395234" calcext:value-type="float">
            <text:p>-40.03</text:p>
          </table:table-cell>
          <table:table-cell table:number-columns-repeated="2" office:value-type="float" office:value="-31.8488631206629" calcext:value-type="float">
            <text:p>-31.85</text:p>
          </table:table-cell>
          <table:table-cell office:value-type="float" office:value="-31.0348348168947" calcext:value-type="float">
            <text:p>-31.03</text:p>
          </table:table-cell>
          <table:table-cell office:value-type="float" office:value="-31.9251693436716" calcext:value-type="float">
            <text:p>-31.93</text:p>
          </table:table-cell>
          <table:table-cell office:value-type="float" office:value="4.810116229539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5884142745" calcext:value-type="float">
            <text:p>65884142745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565.775259" calcext:value-type="float">
            <text:p>3565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.07709207723165" calcext:value-type="float">
            <text:p>8.08</text:p>
          </table:table-cell>
          <table:table-cell office:value-type="float" office:value="-39.6167651125472" calcext:value-type="float">
            <text:p>-39.62</text:p>
          </table:table-cell>
          <table:table-cell table:number-columns-repeated="2" office:value-type="float" office:value="-31.3669775630304" calcext:value-type="float">
            <text:p>-31.37</text:p>
          </table:table-cell>
          <table:table-cell office:value-type="float" office:value="-32.4167750454845" calcext:value-type="float">
            <text:p>-32.42</text:p>
          </table:table-cell>
          <table:table-cell office:value-type="float" office:value="-31.0843318988425" calcext:value-type="float">
            <text:p>-31.08</text:p>
          </table:table-cell>
          <table:table-cell office:value-type="float" office:value="4.00517496030732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173334458" calcext:value-type="float">
            <text:p>68173334458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210.936352" calcext:value-type="float">
            <text:p>8210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.2675012538794" calcext:value-type="float">
            <text:p>12.27</text:p>
          </table:table-cell>
          <table:table-cell office:value-type="float" office:value="-39.1812823679576" calcext:value-type="float">
            <text:p>-39.18</text:p>
          </table:table-cell>
          <table:table-cell office:value-type="float" office:value="-31.1713241737743" calcext:value-type="float">
            <text:p>-31.17</text:p>
          </table:table-cell>
          <table:table-cell office:value-type="float" office:value="-30.6800641146665" calcext:value-type="float">
            <text:p>-30.68</text:p>
          </table:table-cell>
          <table:table-cell office:value-type="float" office:value="-31.8356085858016" calcext:value-type="float">
            <text:p>-31.84</text:p>
          </table:table-cell>
          <table:table-cell office:value-type="float" office:value="-31.4859072442752" calcext:value-type="float">
            <text:p>-31.49</text:p>
          </table:table-cell>
          <table:table-cell office:value-type="float" office:value="4.40632666156758" calcext:value-type="float">
            <text:p>4.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5935606500" calcext:value-type="float">
            <text:p>65935606500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532.913548" calcext:value-type="float">
            <text:p>3532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.0583129691232" calcext:value-type="float">
            <text:p>25.06</text:p>
          </table:table-cell>
          <table:table-cell office:value-type="float" office:value="-39.7101615544457" calcext:value-type="float">
            <text:p>-39.71</text:p>
          </table:table-cell>
          <table:table-cell table:number-columns-repeated="2" office:value-type="float" office:value="-30.2107424289947" calcext:value-type="float">
            <text:p>-30.21</text:p>
          </table:table-cell>
          <table:table-cell office:value-type="float" office:value="-32.0714424125768" calcext:value-type="float">
            <text:p>-32.07</text:p>
          </table:table-cell>
          <table:table-cell office:value-type="float" office:value="-31.7193194378887" calcext:value-type="float">
            <text:p>-31.72</text:p>
          </table:table-cell>
          <table:table-cell office:value-type="float" office:value="4.47135097401598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237714701" calcext:value-type="float">
            <text:p>68237714701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508.212741" calcext:value-type="float">
            <text:p>8508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.57609848374508" calcext:value-type="float">
            <text:p>7.58</text:p>
          </table:table-cell>
          <table:table-cell office:value-type="float" office:value="-39.3843938918765" calcext:value-type="float">
            <text:p>-39.38</text:p>
          </table:table-cell>
          <table:table-cell office:value-type="float" office:value="-32.0537371032274" calcext:value-type="float">
            <text:p>-32.05</text:p>
          </table:table-cell>
          <table:table-cell office:value-type="float" office:value="-32.1089017836335" calcext:value-type="float">
            <text:p>-32.11</text:p>
          </table:table-cell>
          <table:table-cell office:value-type="float" office:value="-32.3615289277703" calcext:value-type="float">
            <text:p>-32.36</text:p>
          </table:table-cell>
          <table:table-cell office:value-type="float" office:value="-32.6176047038632" calcext:value-type="float">
            <text:p>-32.62</text:p>
          </table:table-cell>
          <table:table-cell office:value-type="float" office:value="4.02372755700751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8322888172" calcext:value-type="float">
            <text:p>68322888172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284.518112" calcext:value-type="float">
            <text:p>9284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.39330079698845" calcext:value-type="float">
            <text:p>9.39</text:p>
          </table:table-cell>
          <table:table-cell office:value-type="float" office:value="-39.9488467365215" calcext:value-type="float">
            <text:p>-39.95</text:p>
          </table:table-cell>
          <table:table-cell office:value-type="float" office:value="-30.3952610031838" calcext:value-type="float">
            <text:p>-30.40</text:p>
          </table:table-cell>
          <table:table-cell office:value-type="float" office:value="-30.0952114765485" calcext:value-type="float">
            <text:p>-30.10</text:p>
          </table:table-cell>
          <table:table-cell office:value-type="float" office:value="-31.1137658719364" calcext:value-type="float">
            <text:p>-31.11</text:p>
          </table:table-cell>
          <table:table-cell office:value-type="float" office:value="-30.5873658894877" calcext:value-type="float">
            <text:p>-30.59</text:p>
          </table:table-cell>
          <table:table-cell office:value-type="float" office:value="4.23266131649664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8400018771" calcext:value-type="float">
            <text:p>68400018771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566.55773" calcext:value-type="float">
            <text:p>10566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9.93989093639118" calcext:value-type="float">
            <text:p>-9.94</text:p>
          </table:table-cell>
          <table:table-cell office:value-type="float" office:value="-41.3114983344765" calcext:value-type="float">
            <text:p>-41.31</text:p>
          </table:table-cell>
          <table:table-cell office:value-type="float" office:value="-30.4131228837649" calcext:value-type="float">
            <text:p>-30.41</text:p>
          </table:table-cell>
          <table:table-cell office:value-type="float" office:value="-30.3176139030037" calcext:value-type="float">
            <text:p>-30.32</text:p>
          </table:table-cell>
          <table:table-cell office:value-type="float" office:value="-27.6488415636777" calcext:value-type="float">
            <text:p>-27.65</text:p>
          </table:table-cell>
          <table:table-cell office:value-type="float" office:value="-29.8147471950665" calcext:value-type="float">
            <text:p>-29.81</text:p>
          </table:table-cell>
          <table:table-cell office:value-type="float" office:value="6.10527461938964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8497469978" calcext:value-type="float">
            <text:p>68497469978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394.189272" calcext:value-type="float">
            <text:p>10394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.0458723758197" calcext:value-type="float">
            <text:p>25.05</text:p>
          </table:table-cell>
          <table:table-cell office:value-type="float" office:value="-37.824384403886" calcext:value-type="float">
            <text:p>-37.82</text:p>
          </table:table-cell>
          <table:table-cell office:value-type="float" office:value="-28.5645277763989" calcext:value-type="float">
            <text:p>-28.56</text:p>
          </table:table-cell>
          <table:table-cell office:value-type="float" office:value="-28.2257618158526" calcext:value-type="float">
            <text:p>-28.23</text:p>
          </table:table-cell>
          <table:table-cell office:value-type="float" office:value="-30.7794585329147" calcext:value-type="float">
            <text:p>-30.78</text:p>
          </table:table-cell>
          <table:table-cell office:value-type="float" office:value="-28.2619665505679" calcext:value-type="float">
            <text:p>-28.26</text:p>
          </table:table-cell>
          <table:table-cell office:value-type="float" office:value="5.35207337212306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604635776" calcext:value-type="float">
            <text:p>68604635776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10165.192014" calcext:value-type="float">
            <text:p>10165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0.6082000486206" calcext:value-type="float">
            <text:p>20.61</text:p>
          </table:table-cell>
          <table:table-cell office:value-type="float" office:value="-37.8101762203539" calcext:value-type="float">
            <text:p>-37.81</text:p>
          </table:table-cell>
          <table:table-cell office:value-type="float" office:value="-26.65578940983" calcext:value-type="float">
            <text:p>-26.66</text:p>
          </table:table-cell>
          <table:table-cell office:value-type="float" office:value="-26.8244862053367" calcext:value-type="float">
            <text:p>-26.82</text:p>
          </table:table-cell>
          <table:table-cell office:value-type="float" office:value="-24.9924425200142" calcext:value-type="float">
            <text:p>-24.99</text:p>
          </table:table-cell>
          <table:table-cell office:value-type="float" office:value="-27.4299261631081" calcext:value-type="float">
            <text:p>-27.43</text:p>
          </table:table-cell>
          <table:table-cell office:value-type="float" office:value="5.20974272734887" calcext:value-type="float">
            <text:p>5.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724437942" calcext:value-type="float">
            <text:p>68724437942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61.910578" calcext:value-type="float">
            <text:p>10061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.46196793416038" calcext:value-type="float">
            <text:p>2.46</text:p>
          </table:table-cell>
          <table:table-cell office:value-type="float" office:value="-41.8136622329201" calcext:value-type="float">
            <text:p>-41.81</text:p>
          </table:table-cell>
          <table:table-cell office:value-type="float" office:value="-26.4193189238672" calcext:value-type="float">
            <text:p>-26.42</text:p>
          </table:table-cell>
          <table:table-cell office:value-type="float" office:value="-26.452197472216" calcext:value-type="float">
            <text:p>-26.45</text:p>
          </table:table-cell>
          <table:table-cell office:value-type="float" office:value="-23.9811696323778" calcext:value-type="float">
            <text:p>-23.98</text:p>
          </table:table-cell>
          <table:table-cell office:value-type="float" office:value="-27.4367773644405" calcext:value-type="float">
            <text:p>-27.44</text:p>
          </table:table-cell>
          <table:table-cell office:value-type="float" office:value="6.57309077930938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837581774" calcext:value-type="float">
            <text:p>68837581774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6892.309365" calcext:value-type="float">
            <text:p>6892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1.1430307536568" calcext:value-type="float">
            <text:p>81.14</text:p>
          </table:table-cell>
          <table:table-cell office:value-type="float" office:value="27.1884027330207" calcext:value-type="float">
            <text:p>27.19</text:p>
          </table:table-cell>
          <table:table-cell office:value-type="float" office:value="38.1898780607528" calcext:value-type="float">
            <text:p>38.19</text:p>
          </table:table-cell>
          <table:table-cell office:value-type="float" office:value="33.5833316801879" calcext:value-type="float">
            <text:p>33.58</text:p>
          </table:table-cell>
          <table:table-cell office:value-type="float" office:value="52.6019164074675" calcext:value-type="float">
            <text:p>52.60</text:p>
          </table:table-cell>
          <table:table-cell office:value-type="float" office:value="54.4577683559491" calcext:value-type="float">
            <text:p>54.46</text:p>
          </table:table-cell>
          <table:table-cell office:value-type="float" office:value="10.2821732764579" calcext:value-type="float">
            <text:p>10.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5772251499" calcext:value-type="float">
            <text:p>65772251499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563.412664" calcext:value-type="float">
            <text:p>3563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3.50781155238878" calcext:value-type="float">
            <text:p>-3.51</text:p>
          </table:table-cell>
          <table:table-cell office:value-type="float" office:value="-39.5278850014412" calcext:value-type="float">
            <text:p>-39.53</text:p>
          </table:table-cell>
          <table:table-cell table:number-columns-repeated="2" office:value-type="float" office:value="-32.8752465277756" calcext:value-type="float">
            <text:p>-32.88</text:p>
          </table:table-cell>
          <table:table-cell office:value-type="float" office:value="-32.1281551092787" calcext:value-type="float">
            <text:p>-32.13</text:p>
          </table:table-cell>
          <table:table-cell office:value-type="float" office:value="-32.9247598427603" calcext:value-type="float">
            <text:p>-32.92</text:p>
          </table:table-cell>
          <table:table-cell office:value-type="float" office:value="3.69173303799138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5783725084" calcext:value-type="float">
            <text:p>65783725084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504.35288" calcext:value-type="float">
            <text:p>3504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.3159503566152" calcext:value-type="float">
            <text:p>22.32</text:p>
          </table:table-cell>
          <table:table-cell office:value-type="float" office:value="-39.7218889044961" calcext:value-type="float">
            <text:p>-39.72</text:p>
          </table:table-cell>
          <table:table-cell table:number-columns-repeated="2" office:value-type="float" office:value="-28.882927332526" calcext:value-type="float">
            <text:p>-28.88</text:p>
          </table:table-cell>
          <table:table-cell office:value-type="float" office:value="-30.7224408311726" calcext:value-type="float">
            <text:p>-30.72</text:p>
          </table:table-cell>
          <table:table-cell office:value-type="float" office:value="-31.3055046347316" calcext:value-type="float">
            <text:p>-31.31</text:p>
          </table:table-cell>
          <table:table-cell office:value-type="float" office:value="4.9464217597264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5807916216" calcext:value-type="float">
            <text:p>65807916216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559.644232" calcext:value-type="float">
            <text:p>3559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7.93280990410129" calcext:value-type="float">
            <text:p>-7.93</text:p>
          </table:table-cell>
          <table:table-cell office:value-type="float" office:value="-39.3825182479582" calcext:value-type="float">
            <text:p>-39.38</text:p>
          </table:table-cell>
          <table:table-cell table:number-columns-repeated="2" office:value-type="float" office:value="-31.7013940587975" calcext:value-type="float">
            <text:p>-31.70</text:p>
          </table:table-cell>
          <table:table-cell office:value-type="float" office:value="-31.7461528672395" calcext:value-type="float">
            <text:p>-31.75</text:p>
          </table:table-cell>
          <table:table-cell office:value-type="float" office:value="-32.5151436013973" calcext:value-type="float">
            <text:p>-32.52</text:p>
          </table:table-cell>
          <table:table-cell office:value-type="float" office:value="3.96128586697641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5841958926" calcext:value-type="float">
            <text:p>65841958926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90.994743" calcext:value-type="float">
            <text:p>3591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8.289309250538" calcext:value-type="float">
            <text:p>-18.29</text:p>
          </table:table-cell>
          <table:table-cell office:value-type="float" office:value="-40.2561776346699" calcext:value-type="float">
            <text:p>-40.26</text:p>
          </table:table-cell>
          <table:table-cell table:number-columns-repeated="2" office:value-type="float" office:value="-32.4993616019081" calcext:value-type="float">
            <text:p>-32.50</text:p>
          </table:table-cell>
          <table:table-cell office:value-type="float" office:value="-31.9188622855569" calcext:value-type="float">
            <text:p>-31.92</text:p>
          </table:table-cell>
          <table:table-cell office:value-type="float" office:value="-32.3966605928797" calcext:value-type="float">
            <text:p>-32.40</text:p>
          </table:table-cell>
          <table:table-cell office:value-type="float" office:value="3.86271227329212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5891992335" calcext:value-type="float">
            <text:p>65891992335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512.880359" calcext:value-type="float">
            <text:p>3512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.4267678632941" calcext:value-type="float">
            <text:p>26.43</text:p>
          </table:table-cell>
          <table:table-cell office:value-type="float" office:value="-39.9074453053886" calcext:value-type="float">
            <text:p>-39.91</text:p>
          </table:table-cell>
          <table:table-cell table:number-columns-repeated="2" office:value-type="float" office:value="-29.5941586364446" calcext:value-type="float">
            <text:p>-29.59</text:p>
          </table:table-cell>
          <table:table-cell office:value-type="float" office:value="-31.0405021756555" calcext:value-type="float">
            <text:p>-31.04</text:p>
          </table:table-cell>
          <table:table-cell office:value-type="float" office:value="-31.0496782571798" calcext:value-type="float">
            <text:p>-31.05</text:p>
          </table:table-cell>
          <table:table-cell office:value-type="float" office:value="3.51169116055263" calcext:value-type="float">
            <text:p>3.5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8179960160" calcext:value-type="float">
            <text:p>68179960160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244.40254" calcext:value-type="float">
            <text:p>8244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1.4008717573464" calcext:value-type="float">
            <text:p>11.40</text:p>
          </table:table-cell>
          <table:table-cell office:value-type="float" office:value="-40.2883846263455" calcext:value-type="float">
            <text:p>-40.29</text:p>
          </table:table-cell>
          <table:table-cell office:value-type="float" office:value="-31.1511310713331" calcext:value-type="float">
            <text:p>-31.15</text:p>
          </table:table-cell>
          <table:table-cell office:value-type="float" office:value="-30.8009625482078" calcext:value-type="float">
            <text:p>-30.80</text:p>
          </table:table-cell>
          <table:table-cell office:value-type="float" office:value="-32.2241404501123" calcext:value-type="float">
            <text:p>-32.22</text:p>
          </table:table-cell>
          <table:table-cell office:value-type="float" office:value="-32.7236057241063" calcext:value-type="float">
            <text:p>-32.72</text:p>
          </table:table-cell>
          <table:table-cell office:value-type="float" office:value="3.94962750465301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5942869057" calcext:value-type="float">
            <text:p>65942869057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549.226778" calcext:value-type="float">
            <text:p>3549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.3584115848646" calcext:value-type="float">
            <text:p>13.36</text:p>
          </table:table-cell>
          <table:table-cell office:value-type="float" office:value="-39.7305202856678" calcext:value-type="float">
            <text:p>-39.73</text:p>
          </table:table-cell>
          <table:table-cell table:number-columns-repeated="2" office:value-type="float" office:value="-30.2016383712084" calcext:value-type="float">
            <text:p>-30.20</text:p>
          </table:table-cell>
          <table:table-cell office:value-type="float" office:value="-28.7319836706458" calcext:value-type="float">
            <text:p>-28.73</text:p>
          </table:table-cell>
          <table:table-cell office:value-type="float" office:value="-30.4409434243158" calcext:value-type="float">
            <text:p>-30.44</text:p>
          </table:table-cell>
          <table:table-cell office:value-type="float" office:value="5.77300460560101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8244951406" calcext:value-type="float">
            <text:p>6824495140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435.295444" calcext:value-type="float">
            <text:p>8435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.3286057481526" calcext:value-type="float">
            <text:p>10.33</text:p>
          </table:table-cell>
          <table:table-cell office:value-type="float" office:value="-40.710213479207" calcext:value-type="float">
            <text:p>-40.71</text:p>
          </table:table-cell>
          <table:table-cell office:value-type="float" office:value="-31.9312121933741" calcext:value-type="float">
            <text:p>-31.93</text:p>
          </table:table-cell>
          <table:table-cell office:value-type="float" office:value="-31.9410661879209" calcext:value-type="float">
            <text:p>-31.94</text:p>
          </table:table-cell>
          <table:table-cell office:value-type="float" office:value="-31.1838685252022" calcext:value-type="float">
            <text:p>-31.18</text:p>
          </table:table-cell>
          <table:table-cell office:value-type="float" office:value="-31.5168698767903" calcext:value-type="float">
            <text:p>-31.52</text:p>
          </table:table-cell>
          <table:table-cell office:value-type="float" office:value="4.92501126085106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8331114328" calcext:value-type="float">
            <text:p>6833111432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185.521039" calcext:value-type="float">
            <text:p>9185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8.7183238560734" calcext:value-type="float">
            <text:p>28.72</text:p>
          </table:table-cell>
          <table:table-cell office:value-type="float" office:value="-40.3333758576193" calcext:value-type="float">
            <text:p>-40.33</text:p>
          </table:table-cell>
          <table:table-cell office:value-type="float" office:value="-30.6053925826255" calcext:value-type="float">
            <text:p>-30.61</text:p>
          </table:table-cell>
          <table:table-cell office:value-type="float" office:value="-29.4188131193554" calcext:value-type="float">
            <text:p>-29.42</text:p>
          </table:table-cell>
          <table:table-cell office:value-type="float" office:value="-31.2395918468783" calcext:value-type="float">
            <text:p>-31.24</text:p>
          </table:table-cell>
          <table:table-cell office:value-type="float" office:value="-30.6497894101173" calcext:value-type="float">
            <text:p>-30.65</text:p>
          </table:table-cell>
          <table:table-cell office:value-type="float" office:value="4.87195620545614" calcext:value-type="float">
            <text:p>4.8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8413742467" calcext:value-type="float">
            <text:p>68413742467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416.724948" calcext:value-type="float">
            <text:p>10416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.1809858036638" calcext:value-type="float">
            <text:p>13.18</text:p>
          </table:table-cell>
          <table:table-cell office:value-type="float" office:value="-40.4793838346475" calcext:value-type="float">
            <text:p>-40.48</text:p>
          </table:table-cell>
          <table:table-cell office:value-type="float" office:value="-29.728809519113" calcext:value-type="float">
            <text:p>-29.73</text:p>
          </table:table-cell>
          <table:table-cell office:value-type="float" office:value="-29.3986107795281" calcext:value-type="float">
            <text:p>-29.40</text:p>
          </table:table-cell>
          <table:table-cell office:value-type="float" office:value="-30.6761505615234" calcext:value-type="float">
            <text:p>-30.68</text:p>
          </table:table-cell>
          <table:table-cell office:value-type="float" office:value="-30.8068319088866" calcext:value-type="float">
            <text:p>-30.81</text:p>
          </table:table-cell>
          <table:table-cell office:value-type="float" office:value="5.89385808079005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514409868" calcext:value-type="float">
            <text:p>6851440986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7534.220952" calcext:value-type="float">
            <text:p>7534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1.950537806193" calcext:value-type="float">
            <text:p>81.95</text:p>
          </table:table-cell>
          <table:table-cell office:value-type="float" office:value="-19.6713607757756" calcext:value-type="float">
            <text:p>-19.67</text:p>
          </table:table-cell>
          <table:table-cell office:value-type="float" office:value="30.3187840327537" calcext:value-type="float">
            <text:p>30.32</text:p>
          </table:table-cell>
          <table:table-cell office:value-type="float" office:value="25.5570624819349" calcext:value-type="float">
            <text:p>25.56</text:p>
          </table:table-cell>
          <table:table-cell office:value-type="float" office:value="51.1240187696143" calcext:value-type="float">
            <text:p>51.12</text:p>
          </table:table-cell>
          <table:table-cell office:value-type="float" office:value="43.9578773931426" calcext:value-type="float">
            <text:p>43.96</text:p>
          </table:table-cell>
          <table:table-cell office:value-type="float" office:value="17.6019493451762" calcext:value-type="float">
            <text:p>17.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618145219" calcext:value-type="float">
            <text:p>68618145219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10215.809396" calcext:value-type="float">
            <text:p>10215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.20116876507781" calcext:value-type="float">
            <text:p>7.20</text:p>
          </table:table-cell>
          <table:table-cell office:value-type="float" office:value="-40.5413606338328" calcext:value-type="float">
            <text:p>-40.54</text:p>
          </table:table-cell>
          <table:table-cell office:value-type="float" office:value="-29.4794233248218" calcext:value-type="float">
            <text:p>-29.48</text:p>
          </table:table-cell>
          <table:table-cell office:value-type="float" office:value="-29.5241508393056" calcext:value-type="float">
            <text:p>-29.52</text:p>
          </table:table-cell>
          <table:table-cell office:value-type="float" office:value="-25.8693780953005" calcext:value-type="float">
            <text:p>-25.87</text:p>
          </table:table-cell>
          <table:table-cell office:value-type="float" office:value="-27.9830246954868" calcext:value-type="float">
            <text:p>-27.98</text:p>
          </table:table-cell>
          <table:table-cell office:value-type="float" office:value="7.23614345160155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8738856881" calcext:value-type="float">
            <text:p>6873885688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137.66731" calcext:value-type="float">
            <text:p>10137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2.3336610917144" calcext:value-type="float">
            <text:p>22.33</text:p>
          </table:table-cell>
          <table:table-cell office:value-type="float" office:value="-36.7896259556488" calcext:value-type="float">
            <text:p>-36.79</text:p>
          </table:table-cell>
          <table:table-cell office:value-type="float" office:value="-25.5295832140268" calcext:value-type="float">
            <text:p>-25.53</text:p>
          </table:table-cell>
          <table:table-cell office:value-type="float" office:value="-24.5243561871384" calcext:value-type="float">
            <text:p>-24.52</text:p>
          </table:table-cell>
          <table:table-cell office:value-type="float" office:value="-26.7445217392349" calcext:value-type="float">
            <text:p>-26.74</text:p>
          </table:table-cell>
          <table:table-cell office:value-type="float" office:value="-27.7914375024107" calcext:value-type="float">
            <text:p>-27.79</text:p>
          </table:table-cell>
          <table:table-cell office:value-type="float" office:value="5.33715074558379" calcext:value-type="float">
            <text:p>5.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851154596" calcext:value-type="float">
            <text:p>6885115459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10024.995117" calcext:value-type="float">
            <text:p>10025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.01135422278535" calcext:value-type="float">
            <text:p>7.01</text:p>
          </table:table-cell>
          <table:table-cell office:value-type="float" office:value="-44.3534633668049" calcext:value-type="float">
            <text:p>-44.35</text:p>
          </table:table-cell>
          <table:table-cell office:value-type="float" office:value="-23.7998270731372" calcext:value-type="float">
            <text:p>-23.80</text:p>
          </table:table-cell>
          <table:table-cell office:value-type="float" office:value="-23.9526236677226" calcext:value-type="float">
            <text:p>-23.95</text:p>
          </table:table-cell>
          <table:table-cell office:value-type="float" office:value="-24.088210899465" calcext:value-type="float">
            <text:p>-24.09</text:p>
          </table:table-cell>
          <table:table-cell office:value-type="float" office:value="-25.1820813383334" calcext:value-type="float">
            <text:p>-25.18</text:p>
          </table:table-cell>
          <table:table-cell office:value-type="float" office:value="10.3121520547504" calcext:value-type="float">
            <text:p>10.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5773318406" calcext:value-type="float">
            <text:p>65773318406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677.951497" calcext:value-type="float">
            <text:p>3678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.53706398586247" calcext:value-type="float">
            <text:p>-2.54</text:p>
          </table:table-cell>
          <table:table-cell office:value-type="float" office:value="-39.5282876093385" calcext:value-type="float">
            <text:p>-39.53</text:p>
          </table:table-cell>
          <table:table-cell table:number-columns-repeated="2" office:value-type="float" office:value="-32.4586788948584" calcext:value-type="float">
            <text:p>-32.46</text:p>
          </table:table-cell>
          <table:table-cell office:value-type="float" office:value="-30.9202685561136" calcext:value-type="float">
            <text:p>-30.92</text:p>
          </table:table-cell>
          <table:table-cell office:value-type="float" office:value="-32.0521273418896" calcext:value-type="float">
            <text:p>-32.05</text:p>
          </table:table-cell>
          <table:table-cell office:value-type="float" office:value="4.34045218447963" calcext:value-type="float">
            <text:p>4.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5785992767" calcext:value-type="float">
            <text:p>65785992767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580.36425" calcext:value-type="float">
            <text:p>3580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.4580252128405" calcext:value-type="float">
            <text:p>10.46</text:p>
          </table:table-cell>
          <table:table-cell office:value-type="float" office:value="-39.2945594625864" calcext:value-type="float">
            <text:p>-39.29</text:p>
          </table:table-cell>
          <table:table-cell table:number-columns-repeated="2" office:value-type="float" office:value="-31.6551567131765" calcext:value-type="float">
            <text:p>-31.66</text:p>
          </table:table-cell>
          <table:table-cell office:value-type="float" office:value="-31.5168215099611" calcext:value-type="float">
            <text:p>-31.52</text:p>
          </table:table-cell>
          <table:table-cell office:value-type="float" office:value="-31.9139149164636" calcext:value-type="float">
            <text:p>-31.91</text:p>
          </table:table-cell>
          <table:table-cell office:value-type="float" office:value="3.89142336322238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5813250612" calcext:value-type="float">
            <text:p>65813250612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501.009251" calcext:value-type="float">
            <text:p>3501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.1800438592048" calcext:value-type="float">
            <text:p>14.18</text:p>
          </table:table-cell>
          <table:table-cell office:value-type="float" office:value="-39.8119239392146" calcext:value-type="float">
            <text:p>-39.81</text:p>
          </table:table-cell>
          <table:table-cell table:number-columns-repeated="2" office:value-type="float" office:value="-30.9970752447858" calcext:value-type="float">
            <text:p>-31.00</text:p>
          </table:table-cell>
          <table:table-cell office:value-type="float" office:value="-31.9219435992359" calcext:value-type="float">
            <text:p>-31.92</text:p>
          </table:table-cell>
          <table:table-cell office:value-type="float" office:value="-32.2520597827851" calcext:value-type="float">
            <text:p>-32.25</text:p>
          </table:table-cell>
          <table:table-cell office:value-type="float" office:value="3.64794384188068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5847433906" calcext:value-type="float">
            <text:p>65847433906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29.992901" calcext:value-type="float">
            <text:p>3530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.8259141784824" calcext:value-type="float">
            <text:p>12.83</text:p>
          </table:table-cell>
          <table:table-cell office:value-type="float" office:value="-39.7414579196535" calcext:value-type="float">
            <text:p>-39.74</text:p>
          </table:table-cell>
          <table:table-cell table:number-columns-repeated="2" office:value-type="float" office:value="-31.8283888045712" calcext:value-type="float">
            <text:p>-31.83</text:p>
          </table:table-cell>
          <table:table-cell office:value-type="float" office:value="-31.5877915134842" calcext:value-type="float">
            <text:p>-31.59</text:p>
          </table:table-cell>
          <table:table-cell office:value-type="float" office:value="-32.74602248567" calcext:value-type="float">
            <text:p>-32.75</text:p>
          </table:table-cell>
          <table:table-cell office:value-type="float" office:value="3.98553910416227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5899781226" calcext:value-type="float">
            <text:p>65899781226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520.56484" calcext:value-type="float">
            <text:p>3520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.8517036248027" calcext:value-type="float">
            <text:p>25.85</text:p>
          </table:table-cell>
          <table:table-cell office:value-type="float" office:value="-39.3789682593899" calcext:value-type="float">
            <text:p>-39.38</text:p>
          </table:table-cell>
          <table:table-cell table:number-columns-repeated="2" office:value-type="float" office:value="-29.9014442554723" calcext:value-type="float">
            <text:p>-29.90</text:p>
          </table:table-cell>
          <table:table-cell office:value-type="float" office:value="-32.319934478406" calcext:value-type="float">
            <text:p>-32.32</text:p>
          </table:table-cell>
          <table:table-cell office:value-type="float" office:value="-32.5666885823581" calcext:value-type="float">
            <text:p>-32.57</text:p>
          </table:table-cell>
          <table:table-cell office:value-type="float" office:value="3.45745278141949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186458809" calcext:value-type="float">
            <text:p>68186458809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258.837543" calcext:value-type="float">
            <text:p>9258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0.5453363694661" calcext:value-type="float">
            <text:p>-10.55</text:p>
          </table:table-cell>
          <table:table-cell office:value-type="float" office:value="-40.3339327446037" calcext:value-type="float">
            <text:p>-40.33</text:p>
          </table:table-cell>
          <table:table-cell office:value-type="float" office:value="-31.6516358769587" calcext:value-type="float">
            <text:p>-31.65</text:p>
          </table:table-cell>
          <table:table-cell office:value-type="float" office:value="-31.9963324536223" calcext:value-type="float">
            <text:p>-32.00</text:p>
          </table:table-cell>
          <table:table-cell office:value-type="float" office:value="-30.0503734025736" calcext:value-type="float">
            <text:p>-30.05</text:p>
          </table:table-cell>
          <table:table-cell office:value-type="float" office:value="-30.2365079359272" calcext:value-type="float">
            <text:p>-30.24</text:p>
          </table:table-cell>
          <table:table-cell office:value-type="float" office:value="5.75104250257974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5951813936" calcext:value-type="float">
            <text:p>65951813936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386.976377" calcext:value-type="float">
            <text:p>3387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.901497307098" calcext:value-type="float">
            <text:p>14.90</text:p>
          </table:table-cell>
          <table:table-cell office:value-type="float" office:value="-39.6188687591993" calcext:value-type="float">
            <text:p>-39.62</text:p>
          </table:table-cell>
          <table:table-cell table:number-columns-repeated="2" office:value-type="float" office:value="-32.0661466650109" calcext:value-type="float">
            <text:p>-32.07</text:p>
          </table:table-cell>
          <table:table-cell office:value-type="float" office:value="-32.6142067745518" calcext:value-type="float">
            <text:p>-32.61</text:p>
          </table:table-cell>
          <table:table-cell office:value-type="float" office:value="-32.1421056723036" calcext:value-type="float">
            <text:p>-32.14</text:p>
          </table:table-cell>
          <table:table-cell office:value-type="float" office:value="3.6362726668387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252215813" calcext:value-type="float">
            <text:p>6825221581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467.37868" calcext:value-type="float">
            <text:p>8467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.44704221480891" calcext:value-type="float">
            <text:p>7.45</text:p>
          </table:table-cell>
          <table:table-cell office:value-type="float" office:value="-40.6161579273369" calcext:value-type="float">
            <text:p>-40.62</text:p>
          </table:table-cell>
          <table:table-cell office:value-type="float" office:value="-31.5020767353962" calcext:value-type="float">
            <text:p>-31.50</text:p>
          </table:table-cell>
          <table:table-cell office:value-type="float" office:value="-31.2246460050711" calcext:value-type="float">
            <text:p>-31.22</text:p>
          </table:table-cell>
          <table:table-cell office:value-type="float" office:value="-31.5226345682725" calcext:value-type="float">
            <text:p>-31.52</text:p>
          </table:table-cell>
          <table:table-cell office:value-type="float" office:value="-31.249727184533" calcext:value-type="float">
            <text:p>-31.25</text:p>
          </table:table-cell>
          <table:table-cell office:value-type="float" office:value="4.30024833913549" calcext:value-type="float">
            <text:p>4.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8339943706" calcext:value-type="float">
            <text:p>68339943706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131.755301" calcext:value-type="float">
            <text:p>9131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.0083124879636" calcext:value-type="float">
            <text:p>10.01</text:p>
          </table:table-cell>
          <table:table-cell office:value-type="float" office:value="-39.4676822554827" calcext:value-type="float">
            <text:p>-39.47</text:p>
          </table:table-cell>
          <table:table-cell office:value-type="float" office:value="-31.6921345133219" calcext:value-type="float">
            <text:p>-31.69</text:p>
          </table:table-cell>
          <table:table-cell office:value-type="float" office:value="-32.1869161084846" calcext:value-type="float">
            <text:p>-32.19</text:p>
          </table:table-cell>
          <table:table-cell office:value-type="float" office:value="-32.8444806921557" calcext:value-type="float">
            <text:p>-32.84</text:p>
          </table:table-cell>
          <table:table-cell office:value-type="float" office:value="-32.67153250418" calcext:value-type="float">
            <text:p>-32.67</text:p>
          </table:table-cell>
          <table:table-cell office:value-type="float" office:value="4.1265111892857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8424887140" calcext:value-type="float">
            <text:p>68424887140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547.580567" calcext:value-type="float">
            <text:p>10547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.76385690050368" calcext:value-type="float">
            <text:p>8.76</text:p>
          </table:table-cell>
          <table:table-cell office:value-type="float" office:value="-40.7164872651594" calcext:value-type="float">
            <text:p>-40.72</text:p>
          </table:table-cell>
          <table:table-cell office:value-type="float" office:value="-31.598094487225" calcext:value-type="float">
            <text:p>-31.60</text:p>
          </table:table-cell>
          <table:table-cell office:value-type="float" office:value="-31.8688835029523" calcext:value-type="float">
            <text:p>-31.87</text:p>
          </table:table-cell>
          <table:table-cell office:value-type="float" office:value="-29.9442989018804" calcext:value-type="float">
            <text:p>-29.94</text:p>
          </table:table-cell>
          <table:table-cell office:value-type="float" office:value="-29.8536963743447" calcext:value-type="float">
            <text:p>-29.85</text:p>
          </table:table-cell>
          <table:table-cell office:value-type="float" office:value="4.10608439685477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527131832" calcext:value-type="float">
            <text:p>6852713183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426.379783" calcext:value-type="float">
            <text:p>10426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3.7646369708085" calcext:value-type="float">
            <text:p>33.76</text:p>
          </table:table-cell>
          <table:table-cell office:value-type="float" office:value="-40.6414869742795" calcext:value-type="float">
            <text:p>-40.64</text:p>
          </table:table-cell>
          <table:table-cell office:value-type="float" office:value="-28.5613253922098" calcext:value-type="float">
            <text:p>-28.56</text:p>
          </table:table-cell>
          <table:table-cell office:value-type="float" office:value="-27.5002468866666" calcext:value-type="float">
            <text:p>-27.50</text:p>
          </table:table-cell>
          <table:table-cell office:value-type="float" office:value="-32.3975355252129" calcext:value-type="float">
            <text:p>-32.40</text:p>
          </table:table-cell>
          <table:table-cell office:value-type="float" office:value="-31.8961818500573" calcext:value-type="float">
            <text:p>-31.90</text:p>
          </table:table-cell>
          <table:table-cell office:value-type="float" office:value="4.53966348995794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8633985215" calcext:value-type="float">
            <text:p>68633985215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10256.159421" calcext:value-type="float">
            <text:p>10256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8.7685649835501" calcext:value-type="float">
            <text:p>28.77</text:p>
          </table:table-cell>
          <table:table-cell office:value-type="float" office:value="-37.4438242326894" calcext:value-type="float">
            <text:p>-37.44</text:p>
          </table:table-cell>
          <table:table-cell office:value-type="float" office:value="-28.6686169828488" calcext:value-type="float">
            <text:p>-28.67</text:p>
          </table:table-cell>
          <table:table-cell office:value-type="float" office:value="-29.8947491780146" calcext:value-type="float">
            <text:p>-29.89</text:p>
          </table:table-cell>
          <table:table-cell office:value-type="float" office:value="-28.7131112825588" calcext:value-type="float">
            <text:p>-28.71</text:p>
          </table:table-cell>
          <table:table-cell office:value-type="float" office:value="-27.4517078727427" calcext:value-type="float">
            <text:p>-27.45</text:p>
          </table:table-cell>
          <table:table-cell office:value-type="float" office:value="6.2455557748933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751857313" calcext:value-type="float">
            <text:p>6875185731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56.136616" calcext:value-type="float">
            <text:p>10056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.1793897223262" calcext:value-type="float">
            <text:p>16.18</text:p>
          </table:table-cell>
          <table:table-cell office:value-type="float" office:value="-37.6693457880183" calcext:value-type="float">
            <text:p>-37.67</text:p>
          </table:table-cell>
          <table:table-cell office:value-type="float" office:value="-25.2351870345696" calcext:value-type="float">
            <text:p>-25.24</text:p>
          </table:table-cell>
          <table:table-cell office:value-type="float" office:value="-23.6346985181976" calcext:value-type="float">
            <text:p>-23.63</text:p>
          </table:table-cell>
          <table:table-cell office:value-type="float" office:value="-31.2501685977014" calcext:value-type="float">
            <text:p>-31.25</text:p>
          </table:table-cell>
          <table:table-cell office:value-type="float" office:value="-29.2716240582957" calcext:value-type="float">
            <text:p>-29.27</text:p>
          </table:table-cell>
          <table:table-cell office:value-type="float" office:value="5.63812294093371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866188997" calcext:value-type="float">
            <text:p>6886618899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8128.821393" calcext:value-type="float">
            <text:p>8128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9.6232593221216" calcext:value-type="float">
            <text:p>89.62</text:p>
          </table:table-cell>
          <table:table-cell office:value-type="float" office:value="-42.5004392937015" calcext:value-type="float">
            <text:p>-42.50</text:p>
          </table:table-cell>
          <table:table-cell office:value-type="float" office:value="13.1448849939255" calcext:value-type="float">
            <text:p>13.14</text:p>
          </table:table-cell>
          <table:table-cell office:value-type="float" office:value="33.5059928452706" calcext:value-type="float">
            <text:p>33.51</text:p>
          </table:table-cell>
          <table:table-cell office:value-type="float" office:value="-23.9769403847956" calcext:value-type="float">
            <text:p>-23.98</text:p>
          </table:table-cell>
          <table:table-cell office:value-type="float" office:value="-24.574391712046" calcext:value-type="float">
            <text:p>-24.57</text:p>
          </table:table-cell>
          <table:table-cell office:value-type="float" office:value="9.97144548297948" calcext:value-type="float">
            <text:p>9.9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5774252849" calcext:value-type="float">
            <text:p>65774252849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587.621751" calcext:value-type="float">
            <text:p>3587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.9872884850378" calcext:value-type="float">
            <text:p>21.99</text:p>
          </table:table-cell>
          <table:table-cell office:value-type="float" office:value="-39.6118028582715" calcext:value-type="float">
            <text:p>-39.61</text:p>
          </table:table-cell>
          <table:table-cell table:number-columns-repeated="2" office:value-type="float" office:value="-29.0770894603357" calcext:value-type="float">
            <text:p>-29.08</text:p>
          </table:table-cell>
          <table:table-cell office:value-type="float" office:value="-31.8641928323766" calcext:value-type="float">
            <text:p>-31.86</text:p>
          </table:table-cell>
          <table:table-cell office:value-type="float" office:value="-32.6582308995295" calcext:value-type="float">
            <text:p>-32.66</text:p>
          </table:table-cell>
          <table:table-cell office:value-type="float" office:value="3.85701479088555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5788026523" calcext:value-type="float">
            <text:p>6578802652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3581.493491" calcext:value-type="float">
            <text:p>3581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.9785145745607" calcext:value-type="float">
            <text:p>27.98</text:p>
          </table:table-cell>
          <table:table-cell office:value-type="float" office:value="-39.9457232822405" calcext:value-type="float">
            <text:p>-39.95</text:p>
          </table:table-cell>
          <table:table-cell table:number-columns-repeated="2" office:value-type="float" office:value="-30.178460989729" calcext:value-type="float">
            <text:p>-30.18</text:p>
          </table:table-cell>
          <table:table-cell office:value-type="float" office:value="-33.1873418404004" calcext:value-type="float">
            <text:p>-33.19</text:p>
          </table:table-cell>
          <table:table-cell office:value-type="float" office:value="-32.6695087719509" calcext:value-type="float">
            <text:p>-32.67</text:p>
          </table:table-cell>
          <table:table-cell office:value-type="float" office:value="4.21170033273056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5816909985" calcext:value-type="float">
            <text:p>6581690998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3513.834965" calcext:value-type="float">
            <text:p>3513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.32559378906312" calcext:value-type="float">
            <text:p>8.33</text:p>
          </table:table-cell>
          <table:table-cell office:value-type="float" office:value="-39.6107009054606" calcext:value-type="float">
            <text:p>-39.61</text:p>
          </table:table-cell>
          <table:table-cell table:number-columns-repeated="2" office:value-type="float" office:value="-30.0234662314871" calcext:value-type="float">
            <text:p>-30.02</text:p>
          </table:table-cell>
          <table:table-cell office:value-type="float" office:value="-32.5065972567086" calcext:value-type="float">
            <text:p>-32.51</text:p>
          </table:table-cell>
          <table:table-cell office:value-type="float" office:value="-32.7526480457359" calcext:value-type="float">
            <text:p>-32.75</text:p>
          </table:table-cell>
          <table:table-cell office:value-type="float" office:value="3.40415804099418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5853274172" calcext:value-type="float">
            <text:p>65853274172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09.133707" calcext:value-type="float">
            <text:p>3509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.82659991814757" calcext:value-type="float">
            <text:p>9.83</text:p>
          </table:table-cell>
          <table:table-cell office:value-type="float" office:value="-39.8897510566385" calcext:value-type="float">
            <text:p>-39.89</text:p>
          </table:table-cell>
          <table:table-cell table:number-columns-repeated="2" office:value-type="float" office:value="-29.404393648096" calcext:value-type="float">
            <text:p>-29.40</text:p>
          </table:table-cell>
          <table:table-cell office:value-type="float" office:value="-31.7377734934505" calcext:value-type="float">
            <text:p>-31.74</text:p>
          </table:table-cell>
          <table:table-cell office:value-type="float" office:value="-31.634381305978" calcext:value-type="float">
            <text:p>-31.63</text:p>
          </table:table-cell>
          <table:table-cell office:value-type="float" office:value="4.30305458450325" calcext:value-type="float">
            <text:p>4.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5906519852" calcext:value-type="float">
            <text:p>65906519852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413.131422" calcext:value-type="float">
            <text:p>3413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.3426258168672" calcext:value-type="float">
            <text:p>1.34</text:p>
          </table:table-cell>
          <table:table-cell office:value-type="float" office:value="-39.8439893700333" calcext:value-type="float">
            <text:p>-39.84</text:p>
          </table:table-cell>
          <table:table-cell table:number-columns-repeated="2" office:value-type="float" office:value="-32.5137367683906" calcext:value-type="float">
            <text:p>-32.51</text:p>
          </table:table-cell>
          <table:table-cell office:value-type="float" office:value="-31.7982386310261" calcext:value-type="float">
            <text:p>-31.80</text:p>
          </table:table-cell>
          <table:table-cell office:value-type="float" office:value="-31.5287741735174" calcext:value-type="float">
            <text:p>-31.53</text:p>
          </table:table-cell>
          <table:table-cell office:value-type="float" office:value="4.73637422064226" calcext:value-type="float">
            <text:p>4.7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193043230" calcext:value-type="float">
            <text:p>68193043230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179.007462" calcext:value-type="float">
            <text:p>8179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.2390408362044" calcext:value-type="float">
            <text:p>15.24</text:p>
          </table:table-cell>
          <table:table-cell office:value-type="float" office:value="-39.1781806285023" calcext:value-type="float">
            <text:p>-39.18</text:p>
          </table:table-cell>
          <table:table-cell office:value-type="float" office:value="-30.2990002846954" calcext:value-type="float">
            <text:p>-30.30</text:p>
          </table:table-cell>
          <table:table-cell office:value-type="float" office:value="-28.6527121688805" calcext:value-type="float">
            <text:p>-28.65</text:p>
          </table:table-cell>
          <table:table-cell office:value-type="float" office:value="-32.0362117697192" calcext:value-type="float">
            <text:p>-32.04</text:p>
          </table:table-cell>
          <table:table-cell office:value-type="float" office:value="-31.8792304010136" calcext:value-type="float">
            <text:p>-31.88</text:p>
          </table:table-cell>
          <table:table-cell office:value-type="float" office:value="4.2437365989563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5958997023" calcext:value-type="float">
            <text:p>6595899702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411.938611" calcext:value-type="float">
            <text:p>3411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.088948483008" calcext:value-type="float">
            <text:p>11.09</text:p>
          </table:table-cell>
          <table:table-cell office:value-type="float" office:value="-39.8094365959806" calcext:value-type="float">
            <text:p>-39.81</text:p>
          </table:table-cell>
          <table:table-cell table:number-columns-repeated="2" office:value-type="float" office:value="-29.4557857886189" calcext:value-type="float">
            <text:p>-29.46</text:p>
          </table:table-cell>
          <table:table-cell office:value-type="float" office:value="-31.7059438362116" calcext:value-type="float">
            <text:p>-31.71</text:p>
          </table:table-cell>
          <table:table-cell office:value-type="float" office:value="-31.9362547623031" calcext:value-type="float">
            <text:p>-31.94</text:p>
          </table:table-cell>
          <table:table-cell office:value-type="float" office:value="3.74856784731183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260054873" calcext:value-type="float">
            <text:p>68260054873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393.31445" calcext:value-type="float">
            <text:p>8393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1.9656908044554" calcext:value-type="float">
            <text:p>21.97</text:p>
          </table:table-cell>
          <table:table-cell office:value-type="float" office:value="-39.5964516542935" calcext:value-type="float">
            <text:p>-39.60</text:p>
          </table:table-cell>
          <table:table-cell office:value-type="float" office:value="-30.44430975951" calcext:value-type="float">
            <text:p>-30.44</text:p>
          </table:table-cell>
          <table:table-cell office:value-type="float" office:value="-29.131552200321" calcext:value-type="float">
            <text:p>-29.13</text:p>
          </table:table-cell>
          <table:table-cell office:value-type="float" office:value="-32.8401037646495" calcext:value-type="float">
            <text:p>-32.84</text:p>
          </table:table-cell>
          <table:table-cell office:value-type="float" office:value="-31.7489098250448" calcext:value-type="float">
            <text:p>-31.75</text:p>
          </table:table-cell>
          <table:table-cell office:value-type="float" office:value="4.73464980316404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349006120" calcext:value-type="float">
            <text:p>68349006120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340.992555" calcext:value-type="float">
            <text:p>9341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.47625344888628" calcext:value-type="float">
            <text:p>4.48</text:p>
          </table:table-cell>
          <table:table-cell office:value-type="float" office:value="-40.512527831031" calcext:value-type="float">
            <text:p>-40.51</text:p>
          </table:table-cell>
          <table:table-cell office:value-type="float" office:value="-30.9468569859601" calcext:value-type="float">
            <text:p>-30.95</text:p>
          </table:table-cell>
          <table:table-cell office:value-type="float" office:value="-30.6765709844457" calcext:value-type="float">
            <text:p>-30.68</text:p>
          </table:table-cell>
          <table:table-cell office:value-type="float" office:value="-30.4950229793875" calcext:value-type="float">
            <text:p>-30.50</text:p>
          </table:table-cell>
          <table:table-cell office:value-type="float" office:value="-30.8500572910839" calcext:value-type="float">
            <text:p>-30.85</text:p>
          </table:table-cell>
          <table:table-cell office:value-type="float" office:value="4.69668032004086" calcext:value-type="float">
            <text:p>4.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436792050" calcext:value-type="float">
            <text:p>68436792050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473.88724" calcext:value-type="float">
            <text:p>10473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.3544065494136" calcext:value-type="float">
            <text:p>13.35</text:p>
          </table:table-cell>
          <table:table-cell office:value-type="float" office:value="-40.2524373107449" calcext:value-type="float">
            <text:p>-40.25</text:p>
          </table:table-cell>
          <table:table-cell office:value-type="float" office:value="-30.4215120514984" calcext:value-type="float">
            <text:p>-30.42</text:p>
          </table:table-cell>
          <table:table-cell office:value-type="float" office:value="-29.596892172585" calcext:value-type="float">
            <text:p>-29.60</text:p>
          </table:table-cell>
          <table:table-cell office:value-type="float" office:value="-31.8890849775893" calcext:value-type="float">
            <text:p>-31.89</text:p>
          </table:table-cell>
          <table:table-cell office:value-type="float" office:value="-31.8205144300495" calcext:value-type="float">
            <text:p>-31.82</text:p>
          </table:table-cell>
          <table:table-cell office:value-type="float" office:value="4.30998741876837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8537508976" calcext:value-type="float">
            <text:p>68537508976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446.540923" calcext:value-type="float">
            <text:p>10446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.79407264493037" calcext:value-type="float">
            <text:p>8.79</text:p>
          </table:table-cell>
          <table:table-cell office:value-type="float" office:value="-38.444272489173" calcext:value-type="float">
            <text:p>-38.44</text:p>
          </table:table-cell>
          <table:table-cell office:value-type="float" office:value="-31.1708944701549" calcext:value-type="float">
            <text:p>-31.17</text:p>
          </table:table-cell>
          <table:table-cell office:value-type="float" office:value="-32.7048129068751" calcext:value-type="float">
            <text:p>-32.70</text:p>
          </table:table-cell>
          <table:table-cell office:value-type="float" office:value="-29.681793387522" calcext:value-type="float">
            <text:p>-29.68</text:p>
          </table:table-cell>
          <table:table-cell office:value-type="float" office:value="-29.6902152246923" calcext:value-type="float">
            <text:p>-29.69</text:p>
          </table:table-cell>
          <table:table-cell office:value-type="float" office:value="5.66476483042053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650570925" calcext:value-type="float">
            <text:p>68650570925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9303.47185" calcext:value-type="float">
            <text:p>9303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7.6731695010811" calcext:value-type="float">
            <text:p>67.67</text:p>
          </table:table-cell>
          <table:table-cell office:value-type="float" office:value="-37.7028062692724" calcext:value-type="float">
            <text:p>-37.70</text:p>
          </table:table-cell>
          <table:table-cell office:value-type="float" office:value="-6.96075609074137" calcext:value-type="float">
            <text:p>-6.96</text:p>
          </table:table-cell>
          <table:table-cell office:value-type="float" office:value="-0.316827215685311" calcext:value-type="float">
            <text:p>-0.32</text:p>
          </table:table-cell>
          <table:table-cell office:value-type="float" office:value="-28.1830410037561" calcext:value-type="float">
            <text:p>-28.18</text:p>
          </table:table-cell>
          <table:table-cell office:value-type="float" office:value="-28.4065917772388" calcext:value-type="float">
            <text:p>-28.41</text:p>
          </table:table-cell>
          <table:table-cell office:value-type="float" office:value="5.22751828292507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765193204" calcext:value-type="float">
            <text:p>6876519320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123.345275" calcext:value-type="float">
            <text:p>10123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.13219627499571" calcext:value-type="float">
            <text:p>6.13</text:p>
          </table:table-cell>
          <table:table-cell office:value-type="float" office:value="-37.1851699633867" calcext:value-type="float">
            <text:p>-37.19</text:p>
          </table:table-cell>
          <table:table-cell office:value-type="float" office:value="-26.3782862226244" calcext:value-type="float">
            <text:p>-26.38</text:p>
          </table:table-cell>
          <table:table-cell office:value-type="float" office:value="-26.9856001714155" calcext:value-type="float">
            <text:p>-26.99</text:p>
          </table:table-cell>
          <table:table-cell office:value-type="float" office:value="-26.7856640829233" calcext:value-type="float">
            <text:p>-26.79</text:p>
          </table:table-cell>
          <table:table-cell office:value-type="float" office:value="-24.6416601837246" calcext:value-type="float">
            <text:p>-24.64</text:p>
          </table:table-cell>
          <table:table-cell office:value-type="float" office:value="8.45455293586169" calcext:value-type="float">
            <text:p>8.4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8881786991" calcext:value-type="float">
            <text:p>6888178699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9949.211786" calcext:value-type="float">
            <text:p>9949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4.0739884969754" calcext:value-type="float">
            <text:p>24.07</text:p>
          </table:table-cell>
          <table:table-cell office:value-type="float" office:value="-38.0988441161954" calcext:value-type="float">
            <text:p>-38.10</text:p>
          </table:table-cell>
          <table:table-cell office:value-type="float" office:value="-23.7860296196607" calcext:value-type="float">
            <text:p>-23.79</text:p>
          </table:table-cell>
          <table:table-cell office:value-type="float" office:value="-23.2178258054756" calcext:value-type="float">
            <text:p>-23.22</text:p>
          </table:table-cell>
          <table:table-cell office:value-type="float" office:value="-22.9032221266009" calcext:value-type="float">
            <text:p>-22.90</text:p>
          </table:table-cell>
          <table:table-cell office:value-type="float" office:value="-21.7583618693605" calcext:value-type="float">
            <text:p>-21.76</text:p>
          </table:table-cell>
          <table:table-cell office:value-type="float" office:value="10.2420155682638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375224064" calcext:value-type="float">
            <text:p>69375224064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733.748714" calcext:value-type="float">
            <text:p>9733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.0829171166531" calcext:value-type="float">
            <text:p>25.08</text:p>
          </table:table-cell>
          <table:table-cell office:value-type="float" office:value="-32.6929499514548" calcext:value-type="float">
            <text:p>-32.69</text:p>
          </table:table-cell>
          <table:table-cell office:value-type="float" office:value="-24.1689852691058" calcext:value-type="float">
            <text:p>-24.17</text:p>
          </table:table-cell>
          <table:table-cell office:value-type="float" office:value="-26.7577872294917" calcext:value-type="float">
            <text:p>-26.76</text:p>
          </table:table-cell>
          <table:table-cell office:value-type="float" office:value="-17.7204427637463" calcext:value-type="float">
            <text:p>-17.72</text:p>
          </table:table-cell>
          <table:table-cell office:value-type="float" office:value="-18.6681456666817" calcext:value-type="float">
            <text:p>-18.67</text:p>
          </table:table-cell>
          <table:table-cell office:value-type="float" office:value="7.44303397517808" calcext:value-type="float">
            <text:p>7.4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86057007" calcext:value-type="float">
            <text:p>69586057007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10330.093075" calcext:value-type="float">
            <text:p>10330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.11046949520519" calcext:value-type="float">
            <text:p>-4.11</text:p>
          </table:table-cell>
          <table:table-cell office:value-type="float" office:value="-31.6357239320342" calcext:value-type="float">
            <text:p>-31.64</text:p>
          </table:table-cell>
          <table:table-cell office:value-type="float" office:value="-26.9557010569945" calcext:value-type="float">
            <text:p>-26.96</text:p>
          </table:table-cell>
          <table:table-cell office:value-type="float" office:value="-30.0790376868695" calcext:value-type="float">
            <text:p>-30.08</text:p>
          </table:table-cell>
          <table:table-cell office:value-type="float" office:value="-17.5340466342339" calcext:value-type="float">
            <text:p>-17.53</text:p>
          </table:table-cell>
          <table:table-cell office:value-type="float" office:value="-18.4205815191508" calcext:value-type="float">
            <text:p>-18.42</text:p>
          </table:table-cell>
          <table:table-cell office:value-type="float" office:value="5.90948671919716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792012601" calcext:value-type="float">
            <text:p>6979201260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859.983041" calcext:value-type="float">
            <text:p>9860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0.0799987383909" calcext:value-type="float">
            <text:p>20.08</text:p>
          </table:table-cell>
          <table:table-cell office:value-type="float" office:value="-19.7387151457426" calcext:value-type="float">
            <text:p>-19.74</text:p>
          </table:table-cell>
          <table:table-cell office:value-type="float" office:value="-18.7816565260958" calcext:value-type="float">
            <text:p>-18.78</text:p>
          </table:table-cell>
          <table:table-cell office:value-type="float" office:value="-27.7673170577692" calcext:value-type="float">
            <text:p>-27.77</text:p>
          </table:table-cell>
          <table:table-cell office:value-type="float" office:value="5.07751035889832" calcext:value-type="float">
            <text:p>5.08</text:p>
          </table:table-cell>
          <table:table-cell office:value-type="float" office:value="0.436743226621662" calcext:value-type="float">
            <text:p>0.44</text:p>
          </table:table-cell>
          <table:table-cell office:value-type="float" office:value="8.56616432714345" calcext:value-type="float">
            <text:p>8.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019111442" calcext:value-type="float">
            <text:p>70019111442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9774.935604" calcext:value-type="float">
            <text:p>9774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.9560555055966" calcext:value-type="float">
            <text:p>25.96</text:p>
          </table:table-cell>
          <table:table-cell office:value-type="float" office:value="-24.0627952338542" calcext:value-type="float">
            <text:p>-24.06</text:p>
          </table:table-cell>
          <table:table-cell office:value-type="float" office:value="-19.2367957462871" calcext:value-type="float">
            <text:p>-19.24</text:p>
          </table:table-cell>
          <table:table-cell office:value-type="float" office:value="-27.0627329431976" calcext:value-type="float">
            <text:p>-27.06</text:p>
          </table:table-cell>
          <table:table-cell office:value-type="float" office:value="2.09010536007367" calcext:value-type="float">
            <text:p>2.09</text:p>
          </table:table-cell>
          <table:table-cell office:value-type="float" office:value="0.384412266739258" calcext:value-type="float">
            <text:p>0.38</text:p>
          </table:table-cell>
          <table:table-cell office:value-type="float" office:value="9.21921101651721" calcext:value-type="float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276442452" calcext:value-type="float">
            <text:p>70276442452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425.006947" calcext:value-type="float">
            <text:p>9425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.300089455074" calcext:value-type="float">
            <text:p>23.30</text:p>
          </table:table-cell>
          <table:table-cell office:value-type="float" office:value="-15.1630207282272" calcext:value-type="float">
            <text:p>-15.16</text:p>
          </table:table-cell>
          <table:table-cell office:value-type="float" office:value="-15.4559661997707" calcext:value-type="float">
            <text:p>-15.46</text:p>
          </table:table-cell>
          <table:table-cell office:value-type="float" office:value="-24.6030088731534" calcext:value-type="float">
            <text:p>-24.60</text:p>
          </table:table-cell>
          <table:table-cell office:value-type="float" office:value="7.01668506604802" calcext:value-type="float">
            <text:p>7.02</text:p>
          </table:table-cell>
          <table:table-cell office:value-type="float" office:value="5.66193818944475" calcext:value-type="float">
            <text:p>5.66</text:p>
          </table:table-cell>
          <table:table-cell office:value-type="float" office:value="9.52372876246284" calcext:value-type="float">
            <text:p>9.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546699591" calcext:value-type="float">
            <text:p>7054669959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8887.767638" calcext:value-type="float">
            <text:p>8887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3.1511114565281" calcext:value-type="float">
            <text:p>33.15</text:p>
          </table:table-cell>
          <table:table-cell office:value-type="float" office:value="-10.6145104812522" calcext:value-type="float">
            <text:p>-10.61</text:p>
          </table:table-cell>
          <table:table-cell office:value-type="float" office:value="-7.23761521420068" calcext:value-type="float">
            <text:p>-7.24</text:p>
          </table:table-cell>
          <table:table-cell office:value-type="float" office:value="-17.7428666406177" calcext:value-type="float">
            <text:p>-17.74</text:p>
          </table:table-cell>
          <table:table-cell office:value-type="float" office:value="13.3545512834624" calcext:value-type="float">
            <text:p>13.35</text:p>
          </table:table-cell>
          <table:table-cell office:value-type="float" office:value="10.9945924739965" calcext:value-type="float">
            <text:p>10.99</text:p>
          </table:table-cell>
          <table:table-cell office:value-type="float" office:value="9.14015034306258" calcext:value-type="float">
            <text:p>9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822913672" calcext:value-type="float">
            <text:p>70822913672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8289.447131" calcext:value-type="float">
            <text:p>8289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.5619266348684" calcext:value-type="float">
            <text:p>10.56</text:p>
          </table:table-cell>
          <table:table-cell office:value-type="float" office:value="-22.5200048993383" calcext:value-type="float">
            <text:p>-22.52</text:p>
          </table:table-cell>
          <table:table-cell office:value-type="float" office:value="-16.8264740480518" calcext:value-type="float">
            <text:p>-16.83</text:p>
          </table:table-cell>
          <table:table-cell office:value-type="float" office:value="-24.9944399366697" calcext:value-type="float">
            <text:p>-24.99</text:p>
          </table:table-cell>
          <table:table-cell office:value-type="float" office:value="-2.85248793304658" calcext:value-type="float">
            <text:p>-2.85</text:p>
          </table:table-cell>
          <table:table-cell office:value-type="float" office:value="-3.04400772075032" calcext:value-type="float">
            <text:p>-3.04</text:p>
          </table:table-cell>
          <table:table-cell office:value-type="float" office:value="7.5630907904825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113395173" calcext:value-type="float">
            <text:p>71113395173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7114.904076" calcext:value-type="float">
            <text:p>7114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.9970291665749" calcext:value-type="float">
            <text:p>27.00</text:p>
          </table:table-cell>
          <table:table-cell office:value-type="float" office:value="-11.307188674095" calcext:value-type="float">
            <text:p>-11.31</text:p>
          </table:table-cell>
          <table:table-cell office:value-type="float" office:value="-9.0053223241252" calcext:value-type="float">
            <text:p>-9.01</text:p>
          </table:table-cell>
          <table:table-cell office:value-type="float" office:value="-18.0776827427181" calcext:value-type="float">
            <text:p>-18.08</text:p>
          </table:table-cell>
          <table:table-cell office:value-type="float" office:value="10.3380002823803" calcext:value-type="float">
            <text:p>10.34</text:p>
          </table:table-cell>
          <table:table-cell office:value-type="float" office:value="8.18567547762358" calcext:value-type="float">
            <text:p>8.19</text:p>
          </table:table-cell>
          <table:table-cell office:value-type="float" office:value="8.72639025527058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401202181" calcext:value-type="float">
            <text:p>6940120218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044.108817" calcext:value-type="float">
            <text:p>9044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6.7451013640122" calcext:value-type="float">
            <text:p>56.75</text:p>
          </table:table-cell>
          <table:table-cell office:value-type="float" office:value="-5.99968026944441" calcext:value-type="float">
            <text:p>-6.00</text:p>
          </table:table-cell>
          <table:table-cell office:value-type="float" office:value="2.4280135691383" calcext:value-type="float">
            <text:p>2.43</text:p>
          </table:table-cell>
          <table:table-cell office:value-type="float" office:value="-11.3829533000802" calcext:value-type="float">
            <text:p>-11.38</text:p>
          </table:table-cell>
          <table:table-cell office:value-type="float" office:value="15.482943179631" calcext:value-type="float">
            <text:p>15.48</text:p>
          </table:table-cell>
          <table:table-cell office:value-type="float" office:value="16.9344208807595" calcext:value-type="float">
            <text:p>16.93</text:p>
          </table:table-cell>
          <table:table-cell office:value-type="float" office:value="12.4006888432191" calcext:value-type="float">
            <text:p>12.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613542830" calcext:value-type="float">
            <text:p>69613542830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685.216735" calcext:value-type="float">
            <text:p>8685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9.3004300385669" calcext:value-type="float">
            <text:p>59.30</text:p>
          </table:table-cell>
          <table:table-cell office:value-type="float" office:value="-17.7366226646221" calcext:value-type="float">
            <text:p>-17.74</text:p>
          </table:table-cell>
          <table:table-cell office:value-type="float" office:value="8.94085255871348" calcext:value-type="float">
            <text:p>8.94</text:p>
          </table:table-cell>
          <table:table-cell office:value-type="float" office:value="-7.41334158695741" calcext:value-type="float">
            <text:p>-7.41</text:p>
          </table:table-cell>
          <table:table-cell office:value-type="float" office:value="27.5555823136052" calcext:value-type="float">
            <text:p>27.56</text:p>
          </table:table-cell>
          <table:table-cell office:value-type="float" office:value="25.5084306274588" calcext:value-type="float">
            <text:p>25.51</text:p>
          </table:table-cell>
          <table:table-cell office:value-type="float" office:value="15.5031282001534" calcext:value-type="float">
            <text:p>15.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816934170" calcext:value-type="float">
            <text:p>69816934170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8777.296833" calcext:value-type="float">
            <text:p>8777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7.2549539711735" calcext:value-type="float">
            <text:p>57.25</text:p>
          </table:table-cell>
          <table:table-cell office:value-type="float" office:value="5.87267134046739" calcext:value-type="float">
            <text:p>5.87</text:p>
          </table:table-cell>
          <table:table-cell office:value-type="float" office:value="6.75782691353056" calcext:value-type="float">
            <text:p>6.76</text:p>
          </table:table-cell>
          <table:table-cell office:value-type="float" office:value="-15.2494629488861" calcext:value-type="float">
            <text:p>-15.25</text:p>
          </table:table-cell>
          <table:table-cell office:value-type="float" office:value="35.9823464237764" calcext:value-type="float">
            <text:p>35.98</text:p>
          </table:table-cell>
          <table:table-cell office:value-type="float" office:value="34.3067944604677" calcext:value-type="float">
            <text:p>34.31</text:p>
          </table:table-cell>
          <table:table-cell office:value-type="float" office:value="10.5869820681854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49965399" calcext:value-type="float">
            <text:p>70049965399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8424.210323" calcext:value-type="float">
            <text:p>8424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6.6228787270685" calcext:value-type="float">
            <text:p>66.62</text:p>
          </table:table-cell>
          <table:table-cell office:value-type="float" office:value="9.75964979567462" calcext:value-type="float">
            <text:p>9.76</text:p>
          </table:table-cell>
          <table:table-cell office:value-type="float" office:value="9.52632407542596" calcext:value-type="float">
            <text:p>9.53</text:p>
          </table:table-cell>
          <table:table-cell office:value-type="float" office:value="-12.6999680952623" calcext:value-type="float">
            <text:p>-12.70</text:p>
          </table:table-cell>
          <table:table-cell office:value-type="float" office:value="43.3080911169566" calcext:value-type="float">
            <text:p>43.31</text:p>
          </table:table-cell>
          <table:table-cell office:value-type="float" office:value="43.3229966531799" calcext:value-type="float">
            <text:p>43.32</text:p>
          </table:table-cell>
          <table:table-cell office:value-type="float" office:value="9.51019666171391" calcext:value-type="float">
            <text:p>9.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309241614" calcext:value-type="float">
            <text:p>70309241614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7865.30517" calcext:value-type="float">
            <text:p>7865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3.6879615995416" calcext:value-type="float">
            <text:p>73.69</text:p>
          </table:table-cell>
          <table:table-cell office:value-type="float" office:value="13.4350808531309" calcext:value-type="float">
            <text:p>13.44</text:p>
          </table:table-cell>
          <table:table-cell office:value-type="float" office:value="16.5673168223162" calcext:value-type="float">
            <text:p>16.57</text:p>
          </table:table-cell>
          <table:table-cell office:value-type="float" office:value="-8.64678126490033" calcext:value-type="float">
            <text:p>-8.65</text:p>
          </table:table-cell>
          <table:table-cell office:value-type="float" office:value="42.4893385557994" calcext:value-type="float">
            <text:p>42.49</text:p>
          </table:table-cell>
          <table:table-cell office:value-type="float" office:value="44.2024394724644" calcext:value-type="float">
            <text:p>44.20</text:p>
          </table:table-cell>
          <table:table-cell office:value-type="float" office:value="12.1076728286112" calcext:value-type="float">
            <text:p>12.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81076837" calcext:value-type="float">
            <text:p>70581076837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7617.248414" calcext:value-type="float">
            <text:p>7617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6.3037806566252" calcext:value-type="float">
            <text:p>76.30</text:p>
          </table:table-cell>
          <table:table-cell office:value-type="float" office:value="20.6692256689252" calcext:value-type="float">
            <text:p>20.67</text:p>
          </table:table-cell>
          <table:table-cell office:value-type="float" office:value="22.4235356930887" calcext:value-type="float">
            <text:p>22.42</text:p>
          </table:table-cell>
          <table:table-cell office:value-type="float" office:value="-0.370855158022809" calcext:value-type="float">
            <text:p>-0.37</text:p>
          </table:table-cell>
          <table:table-cell office:value-type="float" office:value="45.1888300874133" calcext:value-type="float">
            <text:p>45.19</text:p>
          </table:table-cell>
          <table:table-cell office:value-type="float" office:value="47.9034743647093" calcext:value-type="float">
            <text:p>47.90</text:p>
          </table:table-cell>
          <table:table-cell office:value-type="float" office:value="11.7328623141935" calcext:value-type="float">
            <text:p>11.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858516335" calcext:value-type="float">
            <text:p>70858516335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6576.175989" calcext:value-type="float">
            <text:p>6576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0.4869982194683" calcext:value-type="float">
            <text:p>70.49</text:p>
          </table:table-cell>
          <table:table-cell office:value-type="float" office:value="33.7733331797737" calcext:value-type="float">
            <text:p>33.77</text:p>
          </table:table-cell>
          <table:table-cell office:value-type="float" office:value="30.52921269596" calcext:value-type="float">
            <text:p>30.53</text:p>
          </table:table-cell>
          <table:table-cell office:value-type="float" office:value="11.7652382481887" calcext:value-type="float">
            <text:p>11.77</text:p>
          </table:table-cell>
          <table:table-cell office:value-type="float" office:value="53.5644183245784" calcext:value-type="float">
            <text:p>53.56</text:p>
          </table:table-cell>
          <table:table-cell office:value-type="float" office:value="55.7398459527485" calcext:value-type="float">
            <text:p>55.74</text:p>
          </table:table-cell>
          <table:table-cell office:value-type="float" office:value="7.6763182603987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150766923" calcext:value-type="float">
            <text:p>71150766923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5541.088187" calcext:value-type="float">
            <text:p>5541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7.5058274309068" calcext:value-type="float">
            <text:p>77.51</text:p>
          </table:table-cell>
          <table:table-cell office:value-type="float" office:value="34.6353971586922" calcext:value-type="float">
            <text:p>34.64</text:p>
          </table:table-cell>
          <table:table-cell office:value-type="float" office:value="34.4589723175038" calcext:value-type="float">
            <text:p>34.46</text:p>
          </table:table-cell>
          <table:table-cell office:value-type="float" office:value="12.8825860597287" calcext:value-type="float">
            <text:p>12.88</text:p>
          </table:table-cell>
          <table:table-cell office:value-type="float" office:value="58.5079511879172" calcext:value-type="float">
            <text:p>58.51</text:p>
          </table:table-cell>
          <table:table-cell office:value-type="float" office:value="58.5875375799474" calcext:value-type="float">
            <text:p>58.59</text:p>
          </table:table-cell>
          <table:table-cell office:value-type="float" office:value="6.90767903354413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352131378" calcext:value-type="float">
            <text:p>69352131378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792.846982" calcext:value-type="float">
            <text:p>8792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1.5283787581441" calcext:value-type="float">
            <text:p>61.53</text:p>
          </table:table-cell>
          <table:table-cell office:value-type="float" office:value="-1.39490646728736" calcext:value-type="float">
            <text:p>-1.39</text:p>
          </table:table-cell>
          <table:table-cell office:value-type="float" office:value="7.3988274968928" calcext:value-type="float">
            <text:p>7.40</text:p>
          </table:table-cell>
          <table:table-cell office:value-type="float" office:value="-9.46634275482539" calcext:value-type="float">
            <text:p>-9.47</text:p>
          </table:table-cell>
          <table:table-cell office:value-type="float" office:value="25.4717608901048" calcext:value-type="float">
            <text:p>25.47</text:p>
          </table:table-cell>
          <table:table-cell office:value-type="float" office:value="26.7846290322326" calcext:value-type="float">
            <text:p>26.78</text:p>
          </table:table-cell>
          <table:table-cell office:value-type="float" office:value="14.2087472141441" calcext:value-type="float">
            <text:p>14.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558782924" calcext:value-type="float">
            <text:p>69558782924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8539.910688" calcext:value-type="float">
            <text:p>8539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1.1230353878838" calcext:value-type="float">
            <text:p>61.12</text:p>
          </table:table-cell>
          <table:table-cell office:value-type="float" office:value="-2.9809143851112" calcext:value-type="float">
            <text:p>-2.98</text:p>
          </table:table-cell>
          <table:table-cell office:value-type="float" office:value="13.435293605601" calcext:value-type="float">
            <text:p>13.44</text:p>
          </table:table-cell>
          <table:table-cell office:value-type="float" office:value="-0.771276167906657" calcext:value-type="float">
            <text:p>-0.77</text:p>
          </table:table-cell>
          <table:table-cell office:value-type="float" office:value="16.9370549612723" calcext:value-type="float">
            <text:p>16.94</text:p>
          </table:table-cell>
          <table:table-cell office:value-type="float" office:value="21.498674642155" calcext:value-type="float">
            <text:p>21.50</text:p>
          </table:table-cell>
          <table:table-cell office:value-type="float" office:value="12.1861330110276" calcext:value-type="float">
            <text:p>12.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767820600" calcext:value-type="float">
            <text:p>6976782060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8707.473323" calcext:value-type="float">
            <text:p>8707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2.8101358979844" calcext:value-type="float">
            <text:p>62.81</text:p>
          </table:table-cell>
          <table:table-cell office:value-type="float" office:value="1.44178856385884" calcext:value-type="float">
            <text:p>1.44</text:p>
          </table:table-cell>
          <table:table-cell office:value-type="float" office:value="7.6052192903296" calcext:value-type="float">
            <text:p>7.61</text:p>
          </table:table-cell>
          <table:table-cell office:value-type="float" office:value="-12.0288504930806" calcext:value-type="float">
            <text:p>-12.03</text:p>
          </table:table-cell>
          <table:table-cell office:value-type="float" office:value="33.0686939202787" calcext:value-type="float">
            <text:p>33.07</text:p>
          </table:table-cell>
          <table:table-cell office:value-type="float" office:value="31.6906373716288" calcext:value-type="float">
            <text:p>31.69</text:p>
          </table:table-cell>
          <table:table-cell office:value-type="float" office:value="10.5759892242156" calcext:value-type="float">
            <text:p>10.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988448344" calcext:value-type="float">
            <text:p>69988448344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8178.607671" calcext:value-type="float">
            <text:p>8178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5.1210367444106" calcext:value-type="float">
            <text:p>75.12</text:p>
          </table:table-cell>
          <table:table-cell office:value-type="float" office:value="-11.0112160875812" calcext:value-type="float">
            <text:p>-11.01</text:p>
          </table:table-cell>
          <table:table-cell office:value-type="float" office:value="16.7075176297844" calcext:value-type="float">
            <text:p>16.71</text:p>
          </table:table-cell>
          <table:table-cell office:value-type="float" office:value="8.38032931110078" calcext:value-type="float">
            <text:p>8.38</text:p>
          </table:table-cell>
          <table:table-cell office:value-type="float" office:value="20.8939954407572" calcext:value-type="float">
            <text:p>20.89</text:p>
          </table:table-cell>
          <table:table-cell office:value-type="float" office:value="21.4114844075622" calcext:value-type="float">
            <text:p>21.41</text:p>
          </table:table-cell>
          <table:table-cell office:value-type="float" office:value="23.5730566344671" calcext:value-type="float">
            <text:p>23.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243955302" calcext:value-type="float">
            <text:p>70243955302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7427.454957" calcext:value-type="float">
            <text:p>7427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6.0565607492022" calcext:value-type="float">
            <text:p>76.06</text:p>
          </table:table-cell>
          <table:table-cell office:value-type="float" office:value="19.6662805513267" calcext:value-type="float">
            <text:p>19.67</text:p>
          </table:table-cell>
          <table:table-cell office:value-type="float" office:value="25.3108189212155" calcext:value-type="float">
            <text:p>25.31</text:p>
          </table:table-cell>
          <table:table-cell office:value-type="float" office:value="4.84703046169869" calcext:value-type="float">
            <text:p>4.85</text:p>
          </table:table-cell>
          <table:table-cell office:value-type="float" office:value="46.2187032175678" calcext:value-type="float">
            <text:p>46.22</text:p>
          </table:table-cell>
          <table:table-cell office:value-type="float" office:value="41.8779967770829" calcext:value-type="float">
            <text:p>41.88</text:p>
          </table:table-cell>
          <table:table-cell office:value-type="float" office:value="8.68055265711954" calcext:value-type="float">
            <text:p>8.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511984977" calcext:value-type="float">
            <text:p>70511984977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6988.279839" calcext:value-type="float">
            <text:p>6988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5.8939441522541" calcext:value-type="float">
            <text:p>75.89</text:p>
          </table:table-cell>
          <table:table-cell office:value-type="float" office:value="15.9027039429908" calcext:value-type="float">
            <text:p>15.90</text:p>
          </table:table-cell>
          <table:table-cell office:value-type="float" office:value="34.9152265005894" calcext:value-type="float">
            <text:p>34.92</text:p>
          </table:table-cell>
          <table:table-cell office:value-type="float" office:value="25.9076200577728" calcext:value-type="float">
            <text:p>25.91</text:p>
          </table:table-cell>
          <table:table-cell office:value-type="float" office:value="53.9196140755225" calcext:value-type="float">
            <text:p>53.92</text:p>
          </table:table-cell>
          <table:table-cell office:value-type="float" office:value="49.5497418705185" calcext:value-type="float">
            <text:p>49.55</text:p>
          </table:table-cell>
          <table:table-cell office:value-type="float" office:value="13.2495977075485" calcext:value-type="float">
            <text:p>13.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787338684" calcext:value-type="float">
            <text:p>70787338684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6505.109896" calcext:value-type="float">
            <text:p>6505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8.4617758124116" calcext:value-type="float">
            <text:p>78.46</text:p>
          </table:table-cell>
          <table:table-cell office:value-type="float" office:value="-2.60556287138975" calcext:value-type="float">
            <text:p>-2.61</text:p>
          </table:table-cell>
          <table:table-cell office:value-type="float" office:value="34.8493911160694" calcext:value-type="float">
            <text:p>34.85</text:p>
          </table:table-cell>
          <table:table-cell office:value-type="float" office:value="20.5902846345756" calcext:value-type="float">
            <text:p>20.59</text:p>
          </table:table-cell>
          <table:table-cell office:value-type="float" office:value="32.5691478747832" calcext:value-type="float">
            <text:p>32.57</text:p>
          </table:table-cell>
          <table:table-cell office:value-type="float" office:value="44.1626424572282" calcext:value-type="float">
            <text:p>44.16</text:p>
          </table:table-cell>
          <table:table-cell office:value-type="float" office:value="18.9093703599651" calcext:value-type="float">
            <text:p>18.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076239173" calcext:value-type="float">
            <text:p>71076239173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5603.157811" calcext:value-type="float">
            <text:p>5603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7.3826629510964" calcext:value-type="float">
            <text:p>77.38</text:p>
          </table:table-cell>
          <table:table-cell office:value-type="float" office:value="15.1367371663338" calcext:value-type="float">
            <text:p>15.14</text:p>
          </table:table-cell>
          <table:table-cell office:value-type="float" office:value="41.4123995777819" calcext:value-type="float">
            <text:p>41.41</text:p>
          </table:table-cell>
          <table:table-cell office:value-type="float" office:value="28.5001647089671" calcext:value-type="float">
            <text:p>28.50</text:p>
          </table:table-cell>
          <table:table-cell office:value-type="float" office:value="56.1564448916761" calcext:value-type="float">
            <text:p>56.16</text:p>
          </table:table-cell>
          <table:table-cell office:value-type="float" office:value="55.712784009402" calcext:value-type="float">
            <text:p>55.71</text:p>
          </table:table-cell>
          <table:table-cell office:value-type="float" office:value="11.7284564253804" calcext:value-type="float">
            <text:p>11.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324791207" calcext:value-type="float">
            <text:p>6932479120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614.233496" calcext:value-type="float">
            <text:p>9614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6.4467279799271" calcext:value-type="float">
            <text:p>56.45</text:p>
          </table:table-cell>
          <table:table-cell office:value-type="float" office:value="0.0782445336115211" calcext:value-type="float">
            <text:p>0.08</text:p>
          </table:table-cell>
          <table:table-cell office:value-type="float" office:value="-9.9639431013649" calcext:value-type="float">
            <text:p>-9.96</text:p>
          </table:table-cell>
          <table:table-cell office:value-type="float" office:value="-30.4863938318027" calcext:value-type="float">
            <text:p>-30.49</text:p>
          </table:table-cell>
          <table:table-cell office:value-type="float" office:value="29.2854285455541" calcext:value-type="float">
            <text:p>29.29</text:p>
          </table:table-cell>
          <table:table-cell office:value-type="float" office:value="32.4438933003351" calcext:value-type="float">
            <text:p>32.44</text:p>
          </table:table-cell>
          <table:table-cell office:value-type="float" office:value="10.2431682563805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530605326" calcext:value-type="float">
            <text:p>69530605326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9220.991905" calcext:value-type="float">
            <text:p>9221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9.6149181106464" calcext:value-type="float">
            <text:p>59.61</text:p>
          </table:table-cell>
          <table:table-cell office:value-type="float" office:value="-34.3252992485407" calcext:value-type="float">
            <text:p>-34.33</text:p>
          </table:table-cell>
          <table:table-cell office:value-type="float" office:value="-2.39657606120794" calcext:value-type="float">
            <text:p>-2.40</text:p>
          </table:table-cell>
          <table:table-cell office:value-type="float" office:value="-22.9412905264107" calcext:value-type="float">
            <text:p>-22.94</text:p>
          </table:table-cell>
          <table:table-cell office:value-type="float" office:value="24.3968816880955" calcext:value-type="float">
            <text:p>24.40</text:p>
          </table:table-cell>
          <table:table-cell office:value-type="float" office:value="20.180240251303" calcext:value-type="float">
            <text:p>20.18</text:p>
          </table:table-cell>
          <table:table-cell office:value-type="float" office:value="23.4729489981442" calcext:value-type="float">
            <text:p>23.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743727126" calcext:value-type="float">
            <text:p>69743727126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9214.249263" calcext:value-type="float">
            <text:p>9214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5.5780765453158" calcext:value-type="float">
            <text:p>65.58</text:p>
          </table:table-cell>
          <table:table-cell office:value-type="float" office:value="4.91730181226141" calcext:value-type="float">
            <text:p>4.92</text:p>
          </table:table-cell>
          <table:table-cell office:value-type="float" office:value="-6.0226666096252" calcext:value-type="float">
            <text:p>-6.02</text:p>
          </table:table-cell>
          <table:table-cell office:value-type="float" office:value="-29.4704206806593" calcext:value-type="float">
            <text:p>-29.47</text:p>
          </table:table-cell>
          <table:table-cell office:value-type="float" office:value="44.7534082650482" calcext:value-type="float">
            <text:p>44.75</text:p>
          </table:table-cell>
          <table:table-cell office:value-type="float" office:value="39.736767674539" calcext:value-type="float">
            <text:p>39.74</text:p>
          </table:table-cell>
          <table:table-cell office:value-type="float" office:value="10.1584433463201" calcext:value-type="float">
            <text:p>10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958348013" calcext:value-type="float">
            <text:p>69958348013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8682.023118" calcext:value-type="float">
            <text:p>8682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3.5501937103741" calcext:value-type="float">
            <text:p>73.55</text:p>
          </table:table-cell>
          <table:table-cell office:value-type="float" office:value="-1.64178058637451" calcext:value-type="float">
            <text:p>-1.64</text:p>
          </table:table-cell>
          <table:table-cell office:value-type="float" office:value="2.40530283067257" calcext:value-type="float">
            <text:p>2.41</text:p>
          </table:table-cell>
          <table:table-cell office:value-type="float" office:value="-30.4265287730261" calcext:value-type="float">
            <text:p>-30.43</text:p>
          </table:table-cell>
          <table:table-cell office:value-type="float" office:value="49.6281657771744" calcext:value-type="float">
            <text:p>49.63</text:p>
          </table:table-cell>
          <table:table-cell office:value-type="float" office:value="44.7693248480253" calcext:value-type="float">
            <text:p>44.77</text:p>
          </table:table-cell>
          <table:table-cell office:value-type="float" office:value="15.9538963764215" calcext:value-type="float">
            <text:p>15.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09425527" calcext:value-type="float">
            <text:p>7020942552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7561.764123" calcext:value-type="float">
            <text:p>7561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7.9511402109014" calcext:value-type="float">
            <text:p>67.95</text:p>
          </table:table-cell>
          <table:table-cell office:value-type="float" office:value="6.25043261349464" calcext:value-type="float">
            <text:p>6.25</text:p>
          </table:table-cell>
          <table:table-cell office:value-type="float" office:value="21.3068833040795" calcext:value-type="float">
            <text:p>21.31</text:p>
          </table:table-cell>
          <table:table-cell office:value-type="float" office:value="1.50833244835207" calcext:value-type="float">
            <text:p>1.51</text:p>
          </table:table-cell>
          <table:table-cell office:value-type="float" office:value="39.3735668117229" calcext:value-type="float">
            <text:p>39.37</text:p>
          </table:table-cell>
          <table:table-cell office:value-type="float" office:value="41.3086110584206" calcext:value-type="float">
            <text:p>41.31</text:p>
          </table:table-cell>
          <table:table-cell office:value-type="float" office:value="11.780225065459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477708732" calcext:value-type="float">
            <text:p>70477708732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7616.802451" calcext:value-type="float">
            <text:p>7616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7.9926561997379" calcext:value-type="float">
            <text:p>77.99</text:p>
          </table:table-cell>
          <table:table-cell office:value-type="float" office:value="5.6055505351325" calcext:value-type="float">
            <text:p>5.61</text:p>
          </table:table-cell>
          <table:table-cell office:value-type="float" office:value="21.4458061412992" calcext:value-type="float">
            <text:p>21.45</text:p>
          </table:table-cell>
          <table:table-cell office:value-type="float" office:value="-8.03228661025223" calcext:value-type="float">
            <text:p>-8.03</text:p>
          </table:table-cell>
          <table:table-cell office:value-type="float" office:value="55.3025120742196" calcext:value-type="float">
            <text:p>55.30</text:p>
          </table:table-cell>
          <table:table-cell office:value-type="float" office:value="52.7997961830069" calcext:value-type="float">
            <text:p>52.80</text:p>
          </table:table-cell>
          <table:table-cell office:value-type="float" office:value="16.7346772034392" calcext:value-type="float">
            <text:p>16.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753684771" calcext:value-type="float">
            <text:p>70753684771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8759.606854" calcext:value-type="float">
            <text:p>8759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.83744361357848" calcext:value-type="float">
            <text:p>-1.84</text:p>
          </table:table-cell>
          <table:table-cell office:value-type="float" office:value="-37.6789164723817" calcext:value-type="float">
            <text:p>-37.68</text:p>
          </table:table-cell>
          <table:table-cell office:value-type="float" office:value="-25.4294389776969" calcext:value-type="float">
            <text:p>-25.43</text:p>
          </table:table-cell>
          <table:table-cell office:value-type="float" office:value="-24.9144128379492" calcext:value-type="float">
            <text:p>-24.91</text:p>
          </table:table-cell>
          <table:table-cell office:value-type="float" office:value="-24.8106188584003" calcext:value-type="float">
            <text:p>-24.81</text:p>
          </table:table-cell>
          <table:table-cell office:value-type="float" office:value="-24.4255094141636" calcext:value-type="float">
            <text:p>-24.43</text:p>
          </table:table-cell>
          <table:table-cell office:value-type="float" office:value="8.51044894405183" calcext:value-type="float">
            <text:p>8.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37817017" calcext:value-type="float">
            <text:p>7103781701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5869.773415" calcext:value-type="float">
            <text:p>5869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3.1936043271248" calcext:value-type="float">
            <text:p>83.19</text:p>
          </table:table-cell>
          <table:table-cell office:value-type="float" office:value="-6.262413712866" calcext:value-type="float">
            <text:p>-6.26</text:p>
          </table:table-cell>
          <table:table-cell office:value-type="float" office:value="36.867827155402" calcext:value-type="float">
            <text:p>36.87</text:p>
          </table:table-cell>
          <table:table-cell office:value-type="float" office:value="21.1484379546117" calcext:value-type="float">
            <text:p>21.15</text:p>
          </table:table-cell>
          <table:table-cell office:value-type="float" office:value="50.9895767334839" calcext:value-type="float">
            <text:p>50.99</text:p>
          </table:table-cell>
          <table:table-cell office:value-type="float" office:value="51.793675148333" calcext:value-type="float">
            <text:p>51.79</text:p>
          </table:table-cell>
          <table:table-cell office:value-type="float" office:value="22.1389173335637" calcext:value-type="float">
            <text:p>2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223747732" calcext:value-type="float">
            <text:p>69223747732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980.752896" calcext:value-type="float">
            <text:p>8980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4.9428934471073" calcext:value-type="float">
            <text:p>54.94</text:p>
          </table:table-cell>
          <table:table-cell office:value-type="float" office:value="-18.3694818092191" calcext:value-type="float">
            <text:p>-18.37</text:p>
          </table:table-cell>
          <table:table-cell office:value-type="float" office:value="3.63881137930205" calcext:value-type="float">
            <text:p>3.64</text:p>
          </table:table-cell>
          <table:table-cell office:value-type="float" office:value="-11.4779565758857" calcext:value-type="float">
            <text:p>-11.48</text:p>
          </table:table-cell>
          <table:table-cell office:value-type="float" office:value="11.6971746552833" calcext:value-type="float">
            <text:p>11.70</text:p>
          </table:table-cell>
          <table:table-cell office:value-type="float" office:value="20.3503283304276" calcext:value-type="float">
            <text:p>20.35</text:p>
          </table:table-cell>
          <table:table-cell office:value-type="float" office:value="16.8284184976272" calcext:value-type="float">
            <text:p>16.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425090324" calcext:value-type="float">
            <text:p>69425090324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10652.673578" calcext:value-type="float">
            <text:p>10652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7.40529620460971" calcext:value-type="float">
            <text:p>-7.41</text:p>
          </table:table-cell>
          <table:table-cell office:value-type="float" office:value="-39.7319645036942" calcext:value-type="float">
            <text:p>-39.73</text:p>
          </table:table-cell>
          <table:table-cell office:value-type="float" office:value="-31.9236773067561" calcext:value-type="float">
            <text:p>-31.92</text:p>
          </table:table-cell>
          <table:table-cell office:value-type="float" office:value="-32.4739365669122" calcext:value-type="float">
            <text:p>-32.47</text:p>
          </table:table-cell>
          <table:table-cell office:value-type="float" office:value="-31.4033611319796" calcext:value-type="float">
            <text:p>-31.40</text:p>
          </table:table-cell>
          <table:table-cell office:value-type="float" office:value="-31.7783607095236" calcext:value-type="float">
            <text:p>-31.78</text:p>
          </table:table-cell>
          <table:table-cell office:value-type="float" office:value="4.08568082596247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640119320" calcext:value-type="float">
            <text:p>69640119320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0534.857203" calcext:value-type="float">
            <text:p>10534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0.4341094869377" calcext:value-type="float">
            <text:p>-10.43</text:p>
          </table:table-cell>
          <table:table-cell office:value-type="float" office:value="-39.8094192364968" calcext:value-type="float">
            <text:p>-39.81</text:p>
          </table:table-cell>
          <table:table-cell office:value-type="float" office:value="-32.1019323940544" calcext:value-type="float">
            <text:p>-32.10</text:p>
          </table:table-cell>
          <table:table-cell office:value-type="float" office:value="-32.768070116663" calcext:value-type="float">
            <text:p>-32.77</text:p>
          </table:table-cell>
          <table:table-cell office:value-type="float" office:value="-33.5729657741801" calcext:value-type="float">
            <text:p>-33.57</text:p>
          </table:table-cell>
          <table:table-cell office:value-type="float" office:value="-32.9750900836321" calcext:value-type="float">
            <text:p>-32.98</text:p>
          </table:table-cell>
          <table:table-cell office:value-type="float" office:value="3.9284109574815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841336278" calcext:value-type="float">
            <text:p>69841336278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217.914339" calcext:value-type="float">
            <text:p>10217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3.7661393091357" calcext:value-type="float">
            <text:p>43.77</text:p>
          </table:table-cell>
          <table:table-cell office:value-type="float" office:value="-39.439906551746" calcext:value-type="float">
            <text:p>-39.44</text:p>
          </table:table-cell>
          <table:table-cell office:value-type="float" office:value="-25.5528977686249" calcext:value-type="float">
            <text:p>-25.55</text:p>
          </table:table-cell>
          <table:table-cell office:value-type="float" office:value="-20.426460879171" calcext:value-type="float">
            <text:p>-20.43</text:p>
          </table:table-cell>
          <table:table-cell office:value-type="float" office:value="-31.0112036870988" calcext:value-type="float">
            <text:p>-31.01</text:p>
          </table:table-cell>
          <table:table-cell office:value-type="float" office:value="-30.5869535613314" calcext:value-type="float">
            <text:p>-30.59</text:p>
          </table:table-cell>
          <table:table-cell office:value-type="float" office:value="4.47417719764135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82322609" calcext:value-type="float">
            <text:p>70082322609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8161.877102" calcext:value-type="float">
            <text:p>8161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7.342017864675" calcext:value-type="float">
            <text:p>77.34</text:p>
          </table:table-cell>
          <table:table-cell office:value-type="float" office:value="-18.957849157567" calcext:value-type="float">
            <text:p>-18.96</text:p>
          </table:table-cell>
          <table:table-cell office:value-type="float" office:value="11.6304302674609" calcext:value-type="float">
            <text:p>11.63</text:p>
          </table:table-cell>
          <table:table-cell office:value-type="float" office:value="-21.3954085466761" calcext:value-type="float">
            <text:p>-21.40</text:p>
          </table:table-cell>
          <table:table-cell office:value-type="float" office:value="18.0269767144968" calcext:value-type="float">
            <text:p>18.03</text:p>
          </table:table-cell>
          <table:table-cell office:value-type="float" office:value="25.618710526493" calcext:value-type="float">
            <text:p>25.62</text:p>
          </table:table-cell>
          <table:table-cell office:value-type="float" office:value="22.259899429427" calcext:value-type="float">
            <text:p>22.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342538404" calcext:value-type="float">
            <text:p>70342538404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10272.74605" calcext:value-type="float">
            <text:p>10272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.3955451068241" calcext:value-type="float">
            <text:p>17.40</text:p>
          </table:table-cell>
          <table:table-cell office:value-type="float" office:value="-40.3211422402671" calcext:value-type="float">
            <text:p>-40.32</text:p>
          </table:table-cell>
          <table:table-cell office:value-type="float" office:value="-27.6624639562201" calcext:value-type="float">
            <text:p>-27.66</text:p>
          </table:table-cell>
          <table:table-cell office:value-type="float" office:value="-26.9958522636775" calcext:value-type="float">
            <text:p>-27.00</text:p>
          </table:table-cell>
          <table:table-cell office:value-type="float" office:value="-24.9082999364991" calcext:value-type="float">
            <text:p>-24.91</text:p>
          </table:table-cell>
          <table:table-cell office:value-type="float" office:value="-25.9405901173546" calcext:value-type="float">
            <text:p>-25.94</text:p>
          </table:table-cell>
          <table:table-cell office:value-type="float" office:value="5.80564592731654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615871151" calcext:value-type="float">
            <text:p>70615871151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9673.920873" calcext:value-type="float">
            <text:p>9673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.89067035432272" calcext:value-type="float">
            <text:p>-4.89</text:p>
          </table:table-cell>
          <table:table-cell office:value-type="float" office:value="-37.7385832261971" calcext:value-type="float">
            <text:p>-37.74</text:p>
          </table:table-cell>
          <table:table-cell office:value-type="float" office:value="-25.8567566462668" calcext:value-type="float">
            <text:p>-25.86</text:p>
          </table:table-cell>
          <table:table-cell office:value-type="float" office:value="-27.096322254125" calcext:value-type="float">
            <text:p>-27.10</text:p>
          </table:table-cell>
          <table:table-cell office:value-type="float" office:value="-24.0458109929541" calcext:value-type="float">
            <text:p>-24.05</text:p>
          </table:table-cell>
          <table:table-cell office:value-type="float" office:value="-23.864979640931" calcext:value-type="float">
            <text:p>-23.86</text:p>
          </table:table-cell>
          <table:table-cell office:value-type="float" office:value="6.48064275264752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894107880" calcext:value-type="float">
            <text:p>70894107880</text:p>
          </table:table-cell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8179.823488" calcext:value-type="float">
            <text:p>8179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7.8917612482371" calcext:value-type="float">
            <text:p>37.89</text:p>
          </table:table-cell>
          <table:table-cell office:value-type="float" office:value="-36.1295294972278" calcext:value-type="float">
            <text:p>-36.13</text:p>
          </table:table-cell>
          <table:table-cell office:value-type="float" office:value="-24.2492639370746" calcext:value-type="float">
            <text:p>-24.25</text:p>
          </table:table-cell>
          <table:table-cell office:value-type="float" office:value="-25.8032622039278" calcext:value-type="float">
            <text:p>-25.80</text:p>
          </table:table-cell>
          <table:table-cell office:value-type="float" office:value="-19.0218502451361" calcext:value-type="float">
            <text:p>-19.02</text:p>
          </table:table-cell>
          <table:table-cell office:value-type="float" office:value="-21.5449071630311" calcext:value-type="float">
            <text:p>-21.54</text:p>
          </table:table-cell>
          <table:table-cell office:value-type="float" office:value="7.7109199457863" calcext:value-type="float">
            <text:p>7.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9249049532" calcext:value-type="float">
            <text:p>69249049532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0528.843806" calcext:value-type="float">
            <text:p>10528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.03745784236826" calcext:value-type="float">
            <text:p>6.04</text:p>
          </table:table-cell>
          <table:table-cell office:value-type="float" office:value="-40.1128225581949" calcext:value-type="float">
            <text:p>-40.11</text:p>
          </table:table-cell>
          <table:table-cell office:value-type="float" office:value="-32.3772663606853" calcext:value-type="float">
            <text:p>-32.38</text:p>
          </table:table-cell>
          <table:table-cell office:value-type="float" office:value="-33.280875008422" calcext:value-type="float">
            <text:p>-33.28</text:p>
          </table:table-cell>
          <table:table-cell office:value-type="float" office:value="-31.389800457459" calcext:value-type="float">
            <text:p>-31.39</text:p>
          </table:table-cell>
          <table:table-cell office:value-type="float" office:value="-31.6312810782443" calcext:value-type="float">
            <text:p>-31.63</text:p>
          </table:table-cell>
          <table:table-cell office:value-type="float" office:value="4.2786576861209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450435341" calcext:value-type="float">
            <text:p>69450435341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10489.382847" calcext:value-type="float">
            <text:p>10489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.03529125835849" calcext:value-type="float">
            <text:p>3.04</text:p>
          </table:table-cell>
          <table:table-cell office:value-type="float" office:value="-40.0355459172871" calcext:value-type="float">
            <text:p>-40.04</text:p>
          </table:table-cell>
          <table:table-cell office:value-type="float" office:value="-31.2016340361195" calcext:value-type="float">
            <text:p>-31.20</text:p>
          </table:table-cell>
          <table:table-cell office:value-type="float" office:value="-30.8386917168618" calcext:value-type="float">
            <text:p>-30.84</text:p>
          </table:table-cell>
          <table:table-cell office:value-type="float" office:value="-31.8572841075021" calcext:value-type="float">
            <text:p>-31.86</text:p>
          </table:table-cell>
          <table:table-cell office:value-type="float" office:value="-31.5811527750554" calcext:value-type="float">
            <text:p>-31.58</text:p>
          </table:table-cell>
          <table:table-cell office:value-type="float" office:value="4.16266272941599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665154646" calcext:value-type="float">
            <text:p>69665154646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0469.757387" calcext:value-type="float">
            <text:p>10469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5.0476288522419" calcext:value-type="float">
            <text:p>-15.05</text:p>
          </table:table-cell>
          <table:table-cell office:value-type="float" office:value="-39.8000769750296" calcext:value-type="float">
            <text:p>-39.80</text:p>
          </table:table-cell>
          <table:table-cell office:value-type="float" office:value="-31.1783038100508" calcext:value-type="float">
            <text:p>-31.18</text:p>
          </table:table-cell>
          <table:table-cell office:value-type="float" office:value="-32.5447144212536" calcext:value-type="float">
            <text:p>-32.54</text:p>
          </table:table-cell>
          <table:table-cell office:value-type="float" office:value="-28.4529576223631" calcext:value-type="float">
            <text:p>-28.45</text:p>
          </table:table-cell>
          <table:table-cell office:value-type="float" office:value="-29.4814206746282" calcext:value-type="float">
            <text:p>-29.48</text:p>
          </table:table-cell>
          <table:table-cell office:value-type="float" office:value="5.06332338977257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868328767" calcext:value-type="float">
            <text:p>69868328767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415.289095" calcext:value-type="float">
            <text:p>10415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1.4582799260933" calcext:value-type="float">
            <text:p>21.46</text:p>
          </table:table-cell>
          <table:table-cell office:value-type="float" office:value="-40.6592418125533" calcext:value-type="float">
            <text:p>-40.66</text:p>
          </table:table-cell>
          <table:table-cell office:value-type="float" office:value="-31.4281565367633" calcext:value-type="float">
            <text:p>-31.43</text:p>
          </table:table-cell>
          <table:table-cell office:value-type="float" office:value="-31.649005650657" calcext:value-type="float">
            <text:p>-31.65</text:p>
          </table:table-cell>
          <table:table-cell office:value-type="float" office:value="-32.0296221270495" calcext:value-type="float">
            <text:p>-32.03</text:p>
          </table:table-cell>
          <table:table-cell office:value-type="float" office:value="-31.8479560212318" calcext:value-type="float">
            <text:p>-31.85</text:p>
          </table:table-cell>
          <table:table-cell office:value-type="float" office:value="4.26293144544933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114298733" calcext:value-type="float">
            <text:p>70114298733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981.291753" calcext:value-type="float">
            <text:p>9981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.34681314110955" calcext:value-type="float">
            <text:p>-4.35</text:p>
          </table:table-cell>
          <table:table-cell office:value-type="float" office:value="-40.4046974232378" calcext:value-type="float">
            <text:p>-40.40</text:p>
          </table:table-cell>
          <table:table-cell office:value-type="float" office:value="-29.6136556336522" calcext:value-type="float">
            <text:p>-29.61</text:p>
          </table:table-cell>
          <table:table-cell office:value-type="float" office:value="-30.4865014699516" calcext:value-type="float">
            <text:p>-30.49</text:p>
          </table:table-cell>
          <table:table-cell office:value-type="float" office:value="-30.4417402398221" calcext:value-type="float">
            <text:p>-30.44</text:p>
          </table:table-cell>
          <table:table-cell office:value-type="float" office:value="-28.8564509378654" calcext:value-type="float">
            <text:p>-28.86</text:p>
          </table:table-cell>
          <table:table-cell office:value-type="float" office:value="5.01122157860367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375171835" calcext:value-type="float">
            <text:p>7037517183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8210.901963" calcext:value-type="float">
            <text:p>8210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0.3824747509154" calcext:value-type="float">
            <text:p>70.38</text:p>
          </table:table-cell>
          <table:table-cell office:value-type="float" office:value="-37.6813403459097" calcext:value-type="float">
            <text:p>-37.68</text:p>
          </table:table-cell>
          <table:table-cell office:value-type="float" office:value="6.63865199261944" calcext:value-type="float">
            <text:p>6.64</text:p>
          </table:table-cell>
          <table:table-cell office:value-type="float" office:value="31.7788151745784" calcext:value-type="float">
            <text:p>31.78</text:p>
          </table:table-cell>
          <table:table-cell office:value-type="float" office:value="-29.6472972655119" calcext:value-type="float">
            <text:p>-29.65</text:p>
          </table:table-cell>
          <table:table-cell office:value-type="float" office:value="-31.0675964419052" calcext:value-type="float">
            <text:p>-31.07</text:p>
          </table:table-cell>
          <table:table-cell office:value-type="float" office:value="4.5206247794035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650509862" calcext:value-type="float">
            <text:p>70650509862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9667.28275" calcext:value-type="float">
            <text:p>9667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1.3184692129325" calcext:value-type="float">
            <text:p>11.32</text:p>
          </table:table-cell>
          <table:table-cell office:value-type="float" office:value="-41.0305191126108" calcext:value-type="float">
            <text:p>-41.03</text:p>
          </table:table-cell>
          <table:table-cell office:value-type="float" office:value="-26.5601560775525" calcext:value-type="float">
            <text:p>-26.56</text:p>
          </table:table-cell>
          <table:table-cell office:value-type="float" office:value="-26.5094560233768" calcext:value-type="float">
            <text:p>-26.51</text:p>
          </table:table-cell>
          <table:table-cell office:value-type="float" office:value="-26.6162733042764" calcext:value-type="float">
            <text:p>-26.62</text:p>
          </table:table-cell>
          <table:table-cell office:value-type="float" office:value="-27.0435993011739" calcext:value-type="float">
            <text:p>-27.04</text:p>
          </table:table-cell>
          <table:table-cell office:value-type="float" office:value="5.87797556810745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931428079" calcext:value-type="float">
            <text:p>70931428079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6302.759434" calcext:value-type="float">
            <text:p>6302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8.2144407418385" calcext:value-type="float">
            <text:p>78.21</text:p>
          </table:table-cell>
          <table:table-cell office:value-type="float" office:value="-6.57106506924261" calcext:value-type="float">
            <text:p>-6.57</text:p>
          </table:table-cell>
          <table:table-cell office:value-type="float" office:value="25.6570744793941" calcext:value-type="float">
            <text:p>25.66</text:p>
          </table:table-cell>
          <table:table-cell office:value-type="float" office:value="6.48765713941324" calcext:value-type="float">
            <text:p>6.49</text:p>
          </table:table-cell>
          <table:table-cell office:value-type="float" office:value="29.5903533698763" calcext:value-type="float">
            <text:p>29.59</text:p>
          </table:table-cell>
          <table:table-cell office:value-type="float" office:value="41.0207773322541" calcext:value-type="float">
            <text:p>41.02</text:p>
          </table:table-cell>
          <table:table-cell office:value-type="float" office:value="20.7562743706122" calcext:value-type="float">
            <text:p>20.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75037579" calcext:value-type="float">
            <text:p>69275037579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0470.241896" calcext:value-type="float">
            <text:p>10470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.1364678603736" calcext:value-type="float">
            <text:p>23.14</text:p>
          </table:table-cell>
          <table:table-cell office:value-type="float" office:value="-39.0388040466577" calcext:value-type="float">
            <text:p>-39.04</text:p>
          </table:table-cell>
          <table:table-cell office:value-type="float" office:value="-29.8952276376794" calcext:value-type="float">
            <text:p>-29.90</text:p>
          </table:table-cell>
          <table:table-cell office:value-type="float" office:value="-27.8637563307876" calcext:value-type="float">
            <text:p>-27.86</text:p>
          </table:table-cell>
          <table:table-cell office:value-type="float" office:value="-32.1895211842964" calcext:value-type="float">
            <text:p>-32.19</text:p>
          </table:table-cell>
          <table:table-cell office:value-type="float" office:value="-32.2717663921241" calcext:value-type="float">
            <text:p>-32.27</text:p>
          </table:table-cell>
          <table:table-cell office:value-type="float" office:value="4.49779829861626" calcext:value-type="float">
            <text:p>4.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476527414" calcext:value-type="float">
            <text:p>69476527414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10442.065961" calcext:value-type="float">
            <text:p>10442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7.671507361069" calcext:value-type="float">
            <text:p>27.67</text:p>
          </table:table-cell>
          <table:table-cell office:value-type="float" office:value="-37.5727373854664" calcext:value-type="float">
            <text:p>-37.57</text:p>
          </table:table-cell>
          <table:table-cell office:value-type="float" office:value="-29.3136226608956" calcext:value-type="float">
            <text:p>-29.31</text:p>
          </table:table-cell>
          <table:table-cell office:value-type="float" office:value="-27.1306627532582" calcext:value-type="float">
            <text:p>-27.13</text:p>
          </table:table-cell>
          <table:table-cell office:value-type="float" office:value="-33.7399525513837" calcext:value-type="float">
            <text:p>-33.74</text:p>
          </table:table-cell>
          <table:table-cell office:value-type="float" office:value="-32.2820501588744" calcext:value-type="float">
            <text:p>-32.28</text:p>
          </table:table-cell>
          <table:table-cell office:value-type="float" office:value="3.77526331332963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690332971" calcext:value-type="float">
            <text:p>69690332971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0455.117638" calcext:value-type="float">
            <text:p>10455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6.73348636761805" calcext:value-type="float">
            <text:p>-6.73</text:p>
          </table:table-cell>
          <table:table-cell office:value-type="float" office:value="-39.4502376630559" calcext:value-type="float">
            <text:p>-39.45</text:p>
          </table:table-cell>
          <table:table-cell office:value-type="float" office:value="-31.5271169942879" calcext:value-type="float">
            <text:p>-31.53</text:p>
          </table:table-cell>
          <table:table-cell office:value-type="float" office:value="-32.5805949418484" calcext:value-type="float">
            <text:p>-32.58</text:p>
          </table:table-cell>
          <table:table-cell office:value-type="float" office:value="-31.8305254272864" calcext:value-type="float">
            <text:p>-31.83</text:p>
          </table:table-cell>
          <table:table-cell office:value-type="float" office:value="-31.121357638768" calcext:value-type="float">
            <text:p>-31.12</text:p>
          </table:table-cell>
          <table:table-cell office:value-type="float" office:value="4.44353133924526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9898457107" calcext:value-type="float">
            <text:p>69898457107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158.415456" calcext:value-type="float">
            <text:p>10158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.8829976407171" calcext:value-type="float">
            <text:p>23.88</text:p>
          </table:table-cell>
          <table:table-cell office:value-type="float" office:value="-39.1710169277272" calcext:value-type="float">
            <text:p>-39.17</text:p>
          </table:table-cell>
          <table:table-cell office:value-type="float" office:value="-28.3801510249807" calcext:value-type="float">
            <text:p>-28.38</text:p>
          </table:table-cell>
          <table:table-cell office:value-type="float" office:value="-26.1545310919181" calcext:value-type="float">
            <text:p>-26.15</text:p>
          </table:table-cell>
          <table:table-cell office:value-type="float" office:value="-32.760705651631" calcext:value-type="float">
            <text:p>-32.76</text:p>
          </table:table-cell>
          <table:table-cell office:value-type="float" office:value="-32.824264227091" calcext:value-type="float">
            <text:p>-32.82</text:p>
          </table:table-cell>
          <table:table-cell office:value-type="float" office:value="4.40747860278393" calcext:value-type="float">
            <text:p>4.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145850828" calcext:value-type="float">
            <text:p>70145850828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814.575693" calcext:value-type="float">
            <text:p>9814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2.7713195128526" calcext:value-type="float">
            <text:p>22.77</text:p>
          </table:table-cell>
          <table:table-cell office:value-type="float" office:value="-40.0889390608632" calcext:value-type="float">
            <text:p>-40.09</text:p>
          </table:table-cell>
          <table:table-cell office:value-type="float" office:value="-28.09446697293" calcext:value-type="float">
            <text:p>-28.09</text:p>
          </table:table-cell>
          <table:table-cell office:value-type="float" office:value="-26.6328760875386" calcext:value-type="float">
            <text:p>-26.63</text:p>
          </table:table-cell>
          <table:table-cell office:value-type="float" office:value="-28.7880299900059" calcext:value-type="float">
            <text:p>-28.79</text:p>
          </table:table-cell>
          <table:table-cell office:value-type="float" office:value="-29.5921217618383" calcext:value-type="float">
            <text:p>-29.59</text:p>
          </table:table-cell>
          <table:table-cell office:value-type="float" office:value="4.08121016946116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410068197" calcext:value-type="float">
            <text:p>70410068197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9117.359857" calcext:value-type="float">
            <text:p>9117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4.2044452680241" calcext:value-type="float">
            <text:p>84.20</text:p>
          </table:table-cell>
          <table:table-cell office:value-type="float" office:value="-40.9604046334718" calcext:value-type="float">
            <text:p>-40.96</text:p>
          </table:table-cell>
          <table:table-cell office:value-type="float" office:value="-14.1923560237413" calcext:value-type="float">
            <text:p>-14.19</text:p>
          </table:table-cell>
          <table:table-cell office:value-type="float" office:value="-0.907042760415062" calcext:value-type="float">
            <text:p>-0.91</text:p>
          </table:table-cell>
          <table:table-cell office:value-type="float" office:value="-26.6621667893615" calcext:value-type="float">
            <text:p>-26.66</text:p>
          </table:table-cell>
          <table:table-cell office:value-type="float" office:value="-26.7778624266939" calcext:value-type="float">
            <text:p>-26.78</text:p>
          </table:table-cell>
          <table:table-cell office:value-type="float" office:value="6.79799458860996" calcext:value-type="float">
            <text:p>6.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685315090" calcext:value-type="float">
            <text:p>70685315090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9512.927013" calcext:value-type="float">
            <text:p>9512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0.239720250162848" calcext:value-type="float">
            <text:p>-0.24</text:p>
          </table:table-cell>
          <table:table-cell office:value-type="float" office:value="-38.4507844938111" calcext:value-type="float">
            <text:p>-38.45</text:p>
          </table:table-cell>
          <table:table-cell office:value-type="float" office:value="-27.1048650337429" calcext:value-type="float">
            <text:p>-27.10</text:p>
          </table:table-cell>
          <table:table-cell office:value-type="float" office:value="-28.1551087274931" calcext:value-type="float">
            <text:p>-28.16</text:p>
          </table:table-cell>
          <table:table-cell office:value-type="float" office:value="-23.7932604103504" calcext:value-type="float">
            <text:p>-23.79</text:p>
          </table:table-cell>
          <table:table-cell office:value-type="float" office:value="-24.8799002735716" calcext:value-type="float">
            <text:p>-24.88</text:p>
          </table:table-cell>
          <table:table-cell office:value-type="float" office:value="7.79717697281744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965724627" calcext:value-type="float">
            <text:p>70965724627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7681.185984" calcext:value-type="float">
            <text:p>7681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.0909717999932" calcext:value-type="float">
            <text:p>3.09</text:p>
          </table:table-cell>
          <table:table-cell office:value-type="float" office:value="-37.5882339745561" calcext:value-type="float">
            <text:p>-37.59</text:p>
          </table:table-cell>
          <table:table-cell office:value-type="float" office:value="-24.1569808156126" calcext:value-type="float">
            <text:p>-24.16</text:p>
          </table:table-cell>
          <table:table-cell office:value-type="float" office:value="-24.3756148518152" calcext:value-type="float">
            <text:p>-24.38</text:p>
          </table:table-cell>
          <table:table-cell office:value-type="float" office:value="-20.7513313706851" calcext:value-type="float">
            <text:p>-20.75</text:p>
          </table:table-cell>
          <table:table-cell office:value-type="float" office:value="-23.0744122354339" calcext:value-type="float">
            <text:p>-23.07</text:p>
          </table:table-cell>
          <table:table-cell office:value-type="float" office:value="7.613912565379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300126984" calcext:value-type="float">
            <text:p>6930012698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0360.441664" calcext:value-type="float">
            <text:p>10360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3.2311474973124" calcext:value-type="float">
            <text:p>33.23</text:p>
          </table:table-cell>
          <table:table-cell office:value-type="float" office:value="-40.0728592879977" calcext:value-type="float">
            <text:p>-40.07</text:p>
          </table:table-cell>
          <table:table-cell office:value-type="float" office:value="-30.0709542547302" calcext:value-type="float">
            <text:p>-30.07</text:p>
          </table:table-cell>
          <table:table-cell office:value-type="float" office:value="-28.3927146394394" calcext:value-type="float">
            <text:p>-28.39</text:p>
          </table:table-cell>
          <table:table-cell office:value-type="float" office:value="-32.8335648468475" calcext:value-type="float">
            <text:p>-32.83</text:p>
          </table:table-cell>
          <table:table-cell office:value-type="float" office:value="-32.3778782628196" calcext:value-type="float">
            <text:p>-32.38</text:p>
          </table:table-cell>
          <table:table-cell office:value-type="float" office:value="3.60000650300066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503508397" calcext:value-type="float">
            <text:p>69503508397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25" calcext:value-type="float">
            <text:p>0.825</text:p>
          </table:table-cell>
          <table:table-cell office:value-type="float" office:value="10556.108516" calcext:value-type="float">
            <text:p>10556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5.5862578533317" calcext:value-type="float">
            <text:p>-15.59</text:p>
          </table:table-cell>
          <table:table-cell office:value-type="float" office:value="-40.2994930587346" calcext:value-type="float">
            <text:p>-40.30</text:p>
          </table:table-cell>
          <table:table-cell office:value-type="float" office:value="-31.907845028462" calcext:value-type="float">
            <text:p>-31.91</text:p>
          </table:table-cell>
          <table:table-cell office:value-type="float" office:value="-31.9876028496721" calcext:value-type="float">
            <text:p>-31.99</text:p>
          </table:table-cell>
          <table:table-cell office:value-type="float" office:value="-31.8479747875118" calcext:value-type="float">
            <text:p>-31.85</text:p>
          </table:table-cell>
          <table:table-cell office:value-type="float" office:value="-32.2258861780857" calcext:value-type="float">
            <text:p>-32.23</text:p>
          </table:table-cell>
          <table:table-cell office:value-type="float" office:value="3.76435969598554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716433676" calcext:value-type="float">
            <text:p>69716433676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0436.281482" calcext:value-type="float">
            <text:p>10436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.2804614919256" calcext:value-type="float">
            <text:p>12.28</text:p>
          </table:table-cell>
          <table:table-cell office:value-type="float" office:value="-40.1351317224809" calcext:value-type="float">
            <text:p>-40.14</text:p>
          </table:table-cell>
          <table:table-cell office:value-type="float" office:value="-29.475598546151" calcext:value-type="float">
            <text:p>-29.48</text:p>
          </table:table-cell>
          <table:table-cell office:value-type="float" office:value="-28.0027807679374" calcext:value-type="float">
            <text:p>-28.00</text:p>
          </table:table-cell>
          <table:table-cell office:value-type="float" office:value="-29.5958507313119" calcext:value-type="float">
            <text:p>-29.60</text:p>
          </table:table-cell>
          <table:table-cell office:value-type="float" office:value="-30.436418036618" calcext:value-type="float">
            <text:p>-30.44</text:p>
          </table:table-cell>
          <table:table-cell office:value-type="float" office:value="4.17243813161404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928454128" calcext:value-type="float">
            <text:p>69928454128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10250.362685" calcext:value-type="float">
            <text:p>10250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.13676889419473" calcext:value-type="float">
            <text:p>4.14</text:p>
          </table:table-cell>
          <table:table-cell office:value-type="float" office:value="-39.616157356177" calcext:value-type="float">
            <text:p>-39.62</text:p>
          </table:table-cell>
          <table:table-cell office:value-type="float" office:value="-31.6421122336337" calcext:value-type="float">
            <text:p>-31.64</text:p>
          </table:table-cell>
          <table:table-cell office:value-type="float" office:value="-31.8593657396267" calcext:value-type="float">
            <text:p>-31.86</text:p>
          </table:table-cell>
          <table:table-cell office:value-type="float" office:value="-32.3323636106801" calcext:value-type="float">
            <text:p>-32.33</text:p>
          </table:table-cell>
          <table:table-cell office:value-type="float" office:value="-31.5348536952396" calcext:value-type="float">
            <text:p>-31.53</text:p>
          </table:table-cell>
          <table:table-cell office:value-type="float" office:value="4.54645861325605" calcext:value-type="float">
            <text:p>4.5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176771030" calcext:value-type="float">
            <text:p>70176771030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831.993474" calcext:value-type="float">
            <text:p>9832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.9959888355464" calcext:value-type="float">
            <text:p>11.00</text:p>
          </table:table-cell>
          <table:table-cell office:value-type="float" office:value="-39.3145002255947" calcext:value-type="float">
            <text:p>-39.31</text:p>
          </table:table-cell>
          <table:table-cell office:value-type="float" office:value="-30.0081582660517" calcext:value-type="float">
            <text:p>-30.01</text:p>
          </table:table-cell>
          <table:table-cell office:value-type="float" office:value="-31.1068978401561" calcext:value-type="float">
            <text:p>-31.11</text:p>
          </table:table-cell>
          <table:table-cell office:value-type="float" office:value="-26.4915232935198" calcext:value-type="float">
            <text:p>-26.49</text:p>
          </table:table-cell>
          <table:table-cell office:value-type="float" office:value="-28.5205840067039" calcext:value-type="float">
            <text:p>-28.52</text:p>
          </table:table-cell>
          <table:table-cell office:value-type="float" office:value="6.16003087983091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443610704" calcext:value-type="float">
            <text:p>7044361070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25" calcext:value-type="float">
            <text:p>0.925</text:p>
          </table:table-cell>
          <table:table-cell office:value-type="float" office:value="9726.59446" calcext:value-type="float">
            <text:p>9726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.875456322738" calcext:value-type="float">
            <text:p>14.88</text:p>
          </table:table-cell>
          <table:table-cell office:value-type="float" office:value="-39.3198746868105" calcext:value-type="float">
            <text:p>-39.32</text:p>
          </table:table-cell>
          <table:table-cell office:value-type="float" office:value="-25.6027883101032" calcext:value-type="float">
            <text:p>-25.60</text:p>
          </table:table-cell>
          <table:table-cell office:value-type="float" office:value="-24.4533311682751" calcext:value-type="float">
            <text:p>-24.45</text:p>
          </table:table-cell>
          <table:table-cell office:value-type="float" office:value="-25.2857050699782" calcext:value-type="float">
            <text:p>-25.29</text:p>
          </table:table-cell>
          <table:table-cell office:value-type="float" office:value="-25.3980346208867" calcext:value-type="float">
            <text:p>-25.40</text:p>
          </table:table-cell>
          <table:table-cell office:value-type="float" office:value="5.61496779994182" calcext:value-type="float">
            <text:p>5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720468754" calcext:value-type="float">
            <text:p>7072046875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8665.701207" calcext:value-type="float">
            <text:p>8665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5.1439296879996" calcext:value-type="float">
            <text:p>85.14</text:p>
          </table:table-cell>
          <table:table-cell office:value-type="float" office:value="-46.9630373482167" calcext:value-type="float">
            <text:p>-46.96</text:p>
          </table:table-cell>
          <table:table-cell office:value-type="float" office:value="-4.56684522610589" calcext:value-type="float">
            <text:p>-4.57</text:p>
          </table:table-cell>
          <table:table-cell office:value-type="float" office:value="-19.3621501196719" calcext:value-type="float">
            <text:p>-19.36</text:p>
          </table:table-cell>
          <table:table-cell office:value-type="float" office:value="-29.8665012387839" calcext:value-type="float">
            <text:p>-29.87</text:p>
          </table:table-cell>
          <table:table-cell office:value-type="float" office:value="-24.7874878428984" calcext:value-type="float">
            <text:p>-24.79</text:p>
          </table:table-cell>
          <table:table-cell office:value-type="float" office:value="15.651088552509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000558507" calcext:value-type="float">
            <text:p>71000558507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7896.759211" calcext:value-type="float">
            <text:p>7896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2.518917020645" calcext:value-type="float">
            <text:p>32.52</text:p>
          </table:table-cell>
          <table:table-cell office:value-type="float" office:value="-41.0947178886872" calcext:value-type="float">
            <text:p>-41.09</text:p>
          </table:table-cell>
          <table:table-cell office:value-type="float" office:value="-31.6025801727994" calcext:value-type="float">
            <text:p>-31.60</text:p>
          </table:table-cell>
          <table:table-cell office:value-type="float" office:value="-40.6253508264289" calcext:value-type="float">
            <text:p>-40.63</text:p>
          </table:table-cell>
          <table:table-cell office:value-type="float" office:value="-24.0381314194827" calcext:value-type="float">
            <text:p>-24.04</text:p>
          </table:table-cell>
          <table:table-cell office:value-type="float" office:value="-23.7725765070692" calcext:value-type="float">
            <text:p>-23.77</text:p>
          </table:table-cell>
          <table:table-cell office:value-type="float" office:value="7.14513024566828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calcext:conditional-formats>
          <calcext:conditional-format calcext:target-range-address="data_2.D2:data_2.D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E2:data_2.E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H2:data_2.H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I2:data_2.I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M2:data_2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O2:data_2.O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P2:data_2.P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Q2:data_2.Q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R2:data_2.R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T8:data_2.T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N2:data_2.N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_2.L2:data_2.L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9" table:default-cell-style-name="ce74"/>
        <table:table-column table:style-name="co20" table:default-cell-style-name="ce77"/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24" table:default-cell-style-name="ce80"/>
        <table:table-column table:style-name="co25" table:default-cell-style-name="ce82"/>
        <table:table-column table:style-name="co26" table:default-cell-style-name="ce84"/>
        <table:table-column table:style-name="co27" table:default-cell-style-name="ce87"/>
        <table:table-column table:style-name="co18" table:number-columns-repeated="1014" table:default-cell-style-name="Default"/>
        <table:table-row table:style-name="ro1">
          <table:table-cell/>
          <table:table-cell table:style-name="ce76" office:value-type="string" calcext:value-type="string">
            <text:p>lr</text:p>
          </table:table-cell>
          <table:table-cell table:style-name="ce76" office:value-type="string" calcext:value-type="string">
            <text:p>episode_n</text:p>
          </table:table-cell>
          <table:table-cell table:style-name="ce76" office:value-type="string" calcext:value-type="string">
            <text:p>trajectory_n</text:p>
          </table:table-cell>
          <table:table-cell table:style-name="ce76" office:value-type="string" calcext:value-type="string">
            <text:p>trajectory_len</text:p>
          </table:table-cell>
          <table:table-cell table:style-name="ce76" office:value-type="string" calcext:value-type="string">
            <text:p>layers_n1</text:p>
          </table:table-cell>
          <table:table-cell table:style-name="ce76" office:value-type="string" calcext:value-type="string">
            <text:p>q_param</text:p>
          </table:table-cell>
          <table:table-cell table:style-name="ce76" office:value-type="string" calcext:value-type="string">
            <text:p>meaned</text:p>
          </table:table-cell>
          <table:table-cell table:style-name="ce76" office:value-type="string" calcext:value-type="string">
            <text:p>maxed</text:p>
          </table:table-cell>
          <table:table-cell table:style-name="ce86" office:value-type="string" calcext:value-type="string">
            <text:p>std_e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51.813076" calcext:value-type="float">
            <text:p>51.81</text:p>
          </table:table-cell>
          <table:table-cell office:value-type="float" office:value="79.20257" calcext:value-type="float">
            <text:p>79.20</text:p>
          </table:table-cell>
          <table:table-cell office:value-type="float" office:value="7.443827" calcext:value-type="float">
            <text:p>7.44</text:p>
          </table:table-cell>
          <table:table-cell table:number-columns-repeated="1014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8" office:value-type="float" office:value="0.15" calcext:value-type="float">
            <text:p>0.15</text:p>
          </table:table-cell>
          <table:table-cell table:style-name="ce76" office:value-type="float" office:value="400" calcext:value-type="float">
            <text:p>400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office:value-type="float" office:value="1000" calcext:value-type="float">
            <text:p>1000</text:p>
          </table:table-cell>
          <table:table-cell table:style-name="ce76" office:value-type="float" office:value="200" calcext:value-type="float">
            <text:p>200</text:p>
          </table:table-cell>
          <table:table-cell table:style-name="ce81" office:value-type="float" office:value="0.975" calcext:value-type="float">
            <text:p>0.975</text:p>
          </table:table-cell>
          <table:table-cell table:style-name="ce83" office:value-type="float" office:value="51.008727" calcext:value-type="float">
            <text:p>51.01</text:p>
          </table:table-cell>
          <table:table-cell table:style-name="ce85" office:value-type="float" office:value="78.915701" calcext:value-type="float">
            <text:p>78.92</text:p>
          </table:table-cell>
          <table:table-cell table:style-name="ce88" office:value-type="float" office:value="6.571542" calcext:value-type="float">
            <text:p>6.57</text:p>
          </table:table-cell>
          <table:table-cell table:style-name="ce60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48.107366" calcext:value-type="float">
            <text:p>48.11</text:p>
          </table:table-cell>
          <table:table-cell office:value-type="float" office:value="79.029629" calcext:value-type="float">
            <text:p>79.03</text:p>
          </table:table-cell>
          <table:table-cell office:value-type="float" office:value="5.479761" calcext:value-type="float">
            <text:p>5.4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47.691673" calcext:value-type="float">
            <text:p>47.69</text:p>
          </table:table-cell>
          <table:table-cell office:value-type="float" office:value="77.376719" calcext:value-type="float">
            <text:p>77.38</text:p>
          </table:table-cell>
          <table:table-cell office:value-type="float" office:value="5.520585" calcext:value-type="float">
            <text:p>5.52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47.192096" calcext:value-type="float">
            <text:p>47.19</text:p>
          </table:table-cell>
          <table:table-cell office:value-type="float" office:value="79.136772" calcext:value-type="float">
            <text:p>79.14</text:p>
          </table:table-cell>
          <table:table-cell office:value-type="float" office:value="7.337331" calcext:value-type="float">
            <text:p>7.3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47.112632" calcext:value-type="float">
            <text:p>47.11</text:p>
          </table:table-cell>
          <table:table-cell office:value-type="float" office:value="75.086075" calcext:value-type="float">
            <text:p>75.09</text:p>
          </table:table-cell>
          <table:table-cell office:value-type="float" office:value="5.337523" calcext:value-type="float">
            <text:p>5.3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46.797835" calcext:value-type="float">
            <text:p>46.80</text:p>
          </table:table-cell>
          <table:table-cell office:value-type="float" office:value="77.503489" calcext:value-type="float">
            <text:p>77.50</text:p>
          </table:table-cell>
          <table:table-cell office:value-type="float" office:value="8.388949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46.585191" calcext:value-type="float">
            <text:p>46.59</text:p>
          </table:table-cell>
          <table:table-cell office:value-type="float" office:value="74.957905" calcext:value-type="float">
            <text:p>74.96</text:p>
          </table:table-cell>
          <table:table-cell office:value-type="float" office:value="7.655884" calcext:value-type="float">
            <text:p>7.6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45.845964" calcext:value-type="float">
            <text:p>45.85</text:p>
          </table:table-cell>
          <table:table-cell office:value-type="float" office:value="77.188026" calcext:value-type="float">
            <text:p>77.19</text:p>
          </table:table-cell>
          <table:table-cell office:value-type="float" office:value="5.923603" calcext:value-type="float">
            <text:p>5.9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44.375139" calcext:value-type="float">
            <text:p>44.38</text:p>
          </table:table-cell>
          <table:table-cell office:value-type="float" office:value="77.385949" calcext:value-type="float">
            <text:p>77.39</text:p>
          </table:table-cell>
          <table:table-cell office:value-type="float" office:value="7.546818" calcext:value-type="float">
            <text:p>7.5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44.315393" calcext:value-type="float">
            <text:p>44.32</text:p>
          </table:table-cell>
          <table:table-cell office:value-type="float" office:value="71.947714" calcext:value-type="float">
            <text:p>71.95</text:p>
          </table:table-cell>
          <table:table-cell office:value-type="float" office:value="5.563455" calcext:value-type="float">
            <text:p>5.5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41.595958" calcext:value-type="float">
            <text:p>41.60</text:p>
          </table:table-cell>
          <table:table-cell office:value-type="float" office:value="76.781242" calcext:value-type="float">
            <text:p>76.78</text:p>
          </table:table-cell>
          <table:table-cell office:value-type="float" office:value="14.659143" calcext:value-type="float">
            <text:p>14.6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37.19398" calcext:value-type="float">
            <text:p>37.19</text:p>
          </table:table-cell>
          <table:table-cell office:value-type="float" office:value="75.998308" calcext:value-type="float">
            <text:p>76.00</text:p>
          </table:table-cell>
          <table:table-cell office:value-type="float" office:value="4.18274" calcext:value-type="float">
            <text:p>4.1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26.347967" calcext:value-type="float">
            <text:p>26.35</text:p>
          </table:table-cell>
          <table:table-cell office:value-type="float" office:value="76.963819" calcext:value-type="float">
            <text:p>76.96</text:p>
          </table:table-cell>
          <table:table-cell office:value-type="float" office:value="17.951482" calcext:value-type="float">
            <text:p>17.9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-13.962192" calcext:value-type="float">
            <text:p>-13.96</text:p>
          </table:table-cell>
          <table:table-cell office:value-type="float" office:value="7.744707" calcext:value-type="float">
            <text:p>7.74</text:p>
          </table:table-cell>
          <table:table-cell office:value-type="float" office:value="14.529349" calcext:value-type="float">
            <text:p>14.5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-20.573852" calcext:value-type="float">
            <text:p>-20.57</text:p>
          </table:table-cell>
          <table:table-cell office:value-type="float" office:value="0.234754" calcext:value-type="float">
            <text:p>0.23</text:p>
          </table:table-cell>
          <table:table-cell office:value-type="float" office:value="16.360852" calcext:value-type="float">
            <text:p>16.3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-22.391005" calcext:value-type="float">
            <text:p>-22.39</text:p>
          </table:table-cell>
          <table:table-cell office:value-type="float" office:value="-2.209317" calcext:value-type="float">
            <text:p>-2.21</text:p>
          </table:table-cell>
          <table:table-cell office:value-type="float" office:value="3.885031" calcext:value-type="float">
            <text:p>3.8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-22.945275" calcext:value-type="float">
            <text:p>-22.95</text:p>
          </table:table-cell>
          <table:table-cell office:value-type="float" office:value="2.783608" calcext:value-type="float">
            <text:p>2.78</text:p>
          </table:table-cell>
          <table:table-cell office:value-type="float" office:value="4.30344" calcext:value-type="float">
            <text:p>4.3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-25.225068" calcext:value-type="float">
            <text:p>-25.23</text:p>
          </table:table-cell>
          <table:table-cell office:value-type="float" office:value="-9.736354" calcext:value-type="float">
            <text:p>-9.74</text:p>
          </table:table-cell>
          <table:table-cell office:value-type="float" office:value="3.33717" calcext:value-type="float">
            <text:p>3.3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-26.445455" calcext:value-type="float">
            <text:p>-26.45</text:p>
          </table:table-cell>
          <table:table-cell office:value-type="float" office:value="62.072111" calcext:value-type="float">
            <text:p>62.07</text:p>
          </table:table-cell>
          <table:table-cell office:value-type="float" office:value="21.903339" calcext:value-type="float">
            <text:p>21.9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-27.918948" calcext:value-type="float">
            <text:p>-27.92</text:p>
          </table:table-cell>
          <table:table-cell office:value-type="float" office:value="12.856054" calcext:value-type="float">
            <text:p>12.86</text:p>
          </table:table-cell>
          <table:table-cell office:value-type="float" office:value="5.093059" calcext:value-type="float">
            <text:p>5.09</text:p>
          </table:table-cell>
          <table:table-cell table:number-columns-repeated="1014"/>
        </table:table-row>
        <calcext:conditional-formats>
          <calcext:conditional-format calcext:target-range-address="Sheet2.B2:Sheet2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G2:Sheet2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H2:Sheet2.H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I2:Sheet2.I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J2:Sheet2.J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_2.A1:data_2.V177" table:display-filter-buttons="true">
          <table:filter>
            <table:filter-and>
              <table:filter-condition table:field-number="4" table:value="400" table:operator="="/>
            </table:filter-and>
          </table:filter>
          <table:sort>
            <table:sort-by table:field-number="19" table:data-type="automatic"/>
            <table:sort-by table:field-number="3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5:00:08.23693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2-14T15:00:18.681215615</dc:date>
    <meta:editing-duration>PT2H3M26S</meta:editing-duration>
    <meta:editing-cycles>6</meta:editing-cycles>
    <meta:document-statistic meta:table-count="2" meta:cell-count="3760" meta:object-count="0"/>
  </office:meta>
</office:document-meta>
</file>